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21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paragraph" style:name="a12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1">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graphic" style:name="a1329">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4">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7">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presentation" style:name="a1221">
      <style:graphic-properties draw:fill="none" draw:stroke="solid" svg:stroke-width="0.01389in" svg:stroke-color="#000000" svg:stroke-opacity="100%"/>
    </style:style>
    <style:style style:family="drawing-page" style:name="a1119">
      <style:drawing-page-properties draw:fill="gradient" draw:fill-gradient-name="a111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440">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9">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paragraph" style:name="a1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126">
      <style:graphic-properties draw:fill="none" draw:stroke="solid" svg:stroke-width="0.01389in" svg:stroke-color="#000000" svg:stroke-opacity="100%"/>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32">
      <style:drawing-page-properties draw:fill="gradient" draw:fill-gradient-name="a12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3">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6">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1">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paragraph" style:name="a123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draw:fill="none" draw:stroke="solid" svg:stroke-width="0.01389in" svg:stroke-color="#000000" svg:stroke-opacity="100%"/>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1">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5">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presentation" style:name="a1456">
      <style:graphic-properties draw:fill="none" draw:stroke="solid" svg:stroke-width="0.01389in" svg:stroke-color="#000000" svg:stroke-opacity="100%"/>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5">
      <style:drawing-page-properties draw:fill="gradient" draw:fill-gradient-name="a113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4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3e5e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5">
      <style:drawing-page-properties draw:fill="gradient" draw:fill-gradient-name="a135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6">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5">
      <style:drawing-page-properties draw:fill="gradient" draw:fill-gradient-name="a146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6">
      <style:text-properties fo:text-transform="uppercase" fo:color="#ffffff" style:text-line-through-type="none" style:text-line-through-style="none" style:text-line-through-width="auto" style:text-line-through-color="font-color" style:text-position="0% 100%" fo:font-family="Century Gothic"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14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3e5e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3e5e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51">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6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graphic" style:name="a1268">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481">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0">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489">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169">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presentation" style:name="a1275">
      <style:graphic-properties draw:fill="none" draw:stroke="solid" svg:stroke-width="0.01389in" svg:stroke-color="#000000" svg:stroke-opacity="100%"/>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490">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resentation" style:name="a1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9">
      <style:graphic-properties draw:fill="none" draw:stroke="solid" svg:stroke-width="0.01389in" svg:stroke-color="#000000" svg:stroke-opacity="100%"/>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6">
      <style:drawing-page-properties draw:fill="gradient" draw:fill-gradient-name="a12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7">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resentation" style:name="a12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4">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7%" fo:text-align="center"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2">
      <style:drawing-page-properties draw:fill="gradient" draw:fill-gradient-name="a11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3">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6">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presentation" style:name="a1404">
      <style:graphic-properties draw:fill="none" draw:stroke="solid" svg:stroke-width="0.01389in" svg:stroke-color="#000000" svg:stroke-opacity="100%"/>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3">
      <style:drawing-page-properties draw:fill="gradient" draw:fill-gradient-name="a141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4">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9">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420">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5in" fo:padding-bottom="0.05in" fo:padding-left="0.1in" fo:padding-right="0.1in" draw:textarea-vertical-align="middle" draw:textarea-horizontal-align="center" draw:fill="solid" draw:fill-color="#38540a" draw:opacity="100%" draw:stroke="solid" svg:stroke-width="0.01736in" svg:stroke-color="#2b3b05" svg:stroke-opacity="100%" svg:stroke-linecap="round" draw:auto-grow-width="false" draw:auto-grow-height="false"/>
      <style:paragraph-properties style:font-independent-line-spacing="true" style:writing-mode="lr-tb"/>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52">
      <text:list-level-style-bullet text:level="1" text:bullet-char="q">
        <style:list-level-properties text:space-before="0in" text:min-label-width="0.375in"/>
        <style:text-properties fo:color="#ffffff" fo:font-family="Wingdings" style:font-pitch="variable" fo:font-size="80%"/>
      </text:list-level-style-bullet>
      <text:list-level-style-bullet text:level="2" text:bullet-char="q">
        <style:list-level-properties text:space-before="0.8125in" text:min-label-width="0.375in"/>
        <style:text-properties fo:color="#ffffff" fo:font-family="Wingdings" style:font-pitch="variable" fo:font-size="80%"/>
      </text:list-level-style-bullet>
      <text:list-level-style-bullet text:level="3" text:bullet-char="q">
        <style:list-level-properties text:space-before="1.3125in" text:min-label-width="0.375in"/>
        <style:text-properties fo:color="#ffffff" fo:font-family="Wingdings" style:font-pitch="variable" fo:font-size="80%"/>
      </text:list-level-style-bullet>
      <text:list-level-style-bullet text:level="4" text:bullet-char="q">
        <style:list-level-properties text:space-before="1.6875in" text:min-label-width="0.375in"/>
        <style:text-properties fo:color="#ffffff" fo:font-family="Wingdings" style:font-pitch="variable" fo:font-size="80%"/>
      </text:list-level-style-bullet>
      <text:list-level-style-bullet text:level="5" text:bullet-char="q">
        <style:list-level-properties text:space-before="2.1875in" text:min-label-width="0.375in"/>
        <style:text-properties fo:color="#ffffff" fo:font-family="Wingdings" style:font-pitch="variable" fo:font-size="80%"/>
      </text:list-level-style-bullet>
      <text:list-level-style-bullet text:level="6" text:bullet-char="q">
        <style:list-level-properties text:space-before="2.75in" text:min-label-width="0.375in"/>
        <style:text-properties fo:color="#ffffff" fo:font-family="Wingdings" style:font-pitch="variable" fo:font-size="80%"/>
      </text:list-level-style-bullet>
      <text:list-level-style-bullet text:level="7" text:bullet-char="q">
        <style:list-level-properties text:space-before="3.25in" text:min-label-width="0.375in"/>
        <style:text-properties fo:color="#ffffff" fo:font-family="Wingdings" style:font-pitch="variable" fo:font-size="80%"/>
      </text:list-level-style-bullet>
      <text:list-level-style-bullet text:level="8" text:bullet-char="q">
        <style:list-level-properties text:space-before="3.75in" text:min-label-width="0.375in"/>
        <style:text-properties fo:color="#ffffff" fo:font-family="Wingdings" style:font-pitch="variable" fo:font-size="80%"/>
      </text:list-level-style-bullet>
      <text:list-level-style-bullet text:level="9" text:bullet-char="q">
        <style:list-level-properties text:space-before="4.25in" text:min-label-width="0.375in"/>
        <style:text-properties fo:color="#ffffff" fo:font-family="Wingdings" style:font-pitch="variable" fo:font-size="80%"/>
      </text:list-level-style-bullet>
    </text:list-style>
    <text:list-style style:name="a1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71">
      <text:list-level-style-number text:level="1" style:num-format="1" style:num-suffix=")">
        <style:list-level-properties text:space-before="0in" text:min-label-width="0.375in"/>
        <style:text-properties fo:color="#ffffff" fo:font-family="Wingdings 3" style:font-family-generic="roman" style:font-pitch="variable" fo:font-size="80%"/>
      </text:list-level-style-number>
      <text:list-level-style-number text:level="2" style:num-format="1" style:num-suffix=")">
        <style:list-level-properties text:space-before="0.8125in" text:min-label-width="0.375in"/>
        <style:text-properties fo:color="#ffffff" fo:font-family="Wingdings 3" style:font-family-generic="roman" style:font-pitch="variable" fo:font-size="80%"/>
      </text:list-level-style-number>
      <text:list-level-style-number text:level="3" style:num-format="1" style:num-suffix=")">
        <style:list-level-properties text:space-before="1.3125in" text:min-label-width="0.375in"/>
        <style:text-properties fo:color="#ffffff" fo:font-family="Wingdings 3" style:font-family-generic="roman" style:font-pitch="variable" fo:font-size="80%"/>
      </text:list-level-style-number>
      <text:list-level-style-number text:level="4" style:num-format="1" style:num-suffix=")">
        <style:list-level-properties text:space-before="1.6875in" text:min-label-width="0.375in"/>
        <style:text-properties fo:color="#ffffff" fo:font-family="Wingdings 3" style:font-family-generic="roman" style:font-pitch="variable" fo:font-size="80%"/>
      </text:list-level-style-number>
      <text:list-level-style-number text:level="5" style:num-format="1" style:num-suffix=")">
        <style:list-level-properties text:space-before="2.1875in" text:min-label-width="0.375in"/>
        <style:text-properties fo:color="#ffffff" fo:font-family="Wingdings 3" style:font-family-generic="roman" style:font-pitch="variable" fo:font-size="80%"/>
      </text:list-level-style-number>
      <text:list-level-style-number text:level="6" style:num-format="1" style:num-suffix=")">
        <style:list-level-properties text:space-before="2.75in" text:min-label-width="0.375in"/>
        <style:text-properties fo:color="#ffffff" fo:font-family="Wingdings 3" style:font-family-generic="roman" style:font-pitch="variable" fo:font-size="80%"/>
      </text:list-level-style-number>
      <text:list-level-style-number text:level="7" style:num-format="1" style:num-suffix=")">
        <style:list-level-properties text:space-before="3.25in" text:min-label-width="0.375in"/>
        <style:text-properties fo:color="#ffffff" fo:font-family="Wingdings 3" style:font-family-generic="roman" style:font-pitch="variable" fo:font-size="80%"/>
      </text:list-level-style-number>
      <text:list-level-style-number text:level="8" style:num-format="1" style:num-suffix=")">
        <style:list-level-properties text:space-before="3.75in" text:min-label-width="0.375in"/>
        <style:text-properties fo:color="#ffffff" fo:font-family="Wingdings 3" style:font-family-generic="roman" style:font-pitch="variable" fo:font-size="80%"/>
      </text:list-level-style-number>
      <text:list-level-style-number text:level="9" style:num-format="1" style:num-suffix=")">
        <style:list-level-properties text:space-before="4.25in" text:min-label-width="0.375in"/>
        <style:text-properties fo:color="#ffffff" fo:font-family="Wingdings 3" style:font-family-generic="roman" style:font-pitch="variable" fo:font-size="80%"/>
      </text:list-level-style-number>
    </text:list-style>
    <text:list-style style:name="a1204">
      <text:list-level-style-bullet text:level="1" text:bullet-char="q">
        <style:list-level-properties text:space-before="0in" text:min-label-width="0.375in"/>
        <style:text-properties fo:color="#ffffff" fo:font-family="Wingdings" style:font-pitch="variable" fo:font-size="80%"/>
      </text:list-level-style-bullet>
      <text:list-level-style-bullet text:level="2" text:bullet-char="q">
        <style:list-level-properties text:space-before="0.8125in" text:min-label-width="0.375in"/>
        <style:text-properties fo:color="#ffffff" fo:font-family="Wingdings" style:font-pitch="variable" fo:font-size="80%"/>
      </text:list-level-style-bullet>
      <text:list-level-style-bullet text:level="3" text:bullet-char="q">
        <style:list-level-properties text:space-before="1.3125in" text:min-label-width="0.375in"/>
        <style:text-properties fo:color="#ffffff" fo:font-family="Wingdings" style:font-pitch="variable" fo:font-size="80%"/>
      </text:list-level-style-bullet>
      <text:list-level-style-bullet text:level="4" text:bullet-char="q">
        <style:list-level-properties text:space-before="1.6875in" text:min-label-width="0.375in"/>
        <style:text-properties fo:color="#ffffff" fo:font-family="Wingdings" style:font-pitch="variable" fo:font-size="80%"/>
      </text:list-level-style-bullet>
      <text:list-level-style-bullet text:level="5" text:bullet-char="q">
        <style:list-level-properties text:space-before="2.1875in" text:min-label-width="0.375in"/>
        <style:text-properties fo:color="#ffffff" fo:font-family="Wingdings" style:font-pitch="variable" fo:font-size="80%"/>
      </text:list-level-style-bullet>
      <text:list-level-style-bullet text:level="6" text:bullet-char="q">
        <style:list-level-properties text:space-before="2.75in" text:min-label-width="0.375in"/>
        <style:text-properties fo:color="#ffffff" fo:font-family="Wingdings" style:font-pitch="variable" fo:font-size="80%"/>
      </text:list-level-style-bullet>
      <text:list-level-style-bullet text:level="7" text:bullet-char="q">
        <style:list-level-properties text:space-before="3.25in" text:min-label-width="0.375in"/>
        <style:text-properties fo:color="#ffffff" fo:font-family="Wingdings" style:font-pitch="variable" fo:font-size="80%"/>
      </text:list-level-style-bullet>
      <text:list-level-style-bullet text:level="8" text:bullet-char="q">
        <style:list-level-properties text:space-before="3.75in" text:min-label-width="0.375in"/>
        <style:text-properties fo:color="#ffffff" fo:font-family="Wingdings" style:font-pitch="variable" fo:font-size="80%"/>
      </text:list-level-style-bullet>
      <text:list-level-style-bullet text:level="9" text:bullet-char="q">
        <style:list-level-properties text:space-before="4.25in" text:min-label-width="0.375in"/>
        <style:text-properties fo:color="#ffffff" fo:font-family="Wingdings" style:font-pitch="variable" fo:font-size="80%"/>
      </text:list-level-style-bullet>
    </text:list-style>
    <text:list-style style:name="a1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74">
      <text:list-level-style-number text:level="1" style:num-format="1" style:num-suffix=")">
        <style:list-level-properties text:space-before="0in" text:min-label-width="0.375in"/>
        <style:text-properties fo:color="#ffffff" fo:font-family="Wingdings 3" style:font-family-generic="roman" style:font-pitch="variable" fo:font-size="80%"/>
      </text:list-level-style-number>
      <text:list-level-style-number text:level="2" style:num-format="1" style:num-suffix=")">
        <style:list-level-properties text:space-before="0.8125in" text:min-label-width="0.375in"/>
        <style:text-properties fo:color="#ffffff" fo:font-family="Wingdings 3" style:font-family-generic="roman" style:font-pitch="variable" fo:font-size="80%"/>
      </text:list-level-style-number>
      <text:list-level-style-number text:level="3" style:num-format="1" style:num-suffix=")">
        <style:list-level-properties text:space-before="1.3125in" text:min-label-width="0.375in"/>
        <style:text-properties fo:color="#ffffff" fo:font-family="Wingdings 3" style:font-family-generic="roman" style:font-pitch="variable" fo:font-size="80%"/>
      </text:list-level-style-number>
      <text:list-level-style-number text:level="4" style:num-format="1" style:num-suffix=")">
        <style:list-level-properties text:space-before="1.6875in" text:min-label-width="0.375in"/>
        <style:text-properties fo:color="#ffffff" fo:font-family="Wingdings 3" style:font-family-generic="roman" style:font-pitch="variable" fo:font-size="80%"/>
      </text:list-level-style-number>
      <text:list-level-style-number text:level="5" style:num-format="1" style:num-suffix=")">
        <style:list-level-properties text:space-before="2.1875in" text:min-label-width="0.375in"/>
        <style:text-properties fo:color="#ffffff" fo:font-family="Wingdings 3" style:font-family-generic="roman" style:font-pitch="variable" fo:font-size="80%"/>
      </text:list-level-style-number>
      <text:list-level-style-number text:level="6" style:num-format="1" style:num-suffix=")">
        <style:list-level-properties text:space-before="2.75in" text:min-label-width="0.375in"/>
        <style:text-properties fo:color="#ffffff" fo:font-family="Wingdings 3" style:font-family-generic="roman" style:font-pitch="variable" fo:font-size="80%"/>
      </text:list-level-style-number>
      <text:list-level-style-number text:level="7" style:num-format="1" style:num-suffix=")">
        <style:list-level-properties text:space-before="3.25in" text:min-label-width="0.375in"/>
        <style:text-properties fo:color="#ffffff" fo:font-family="Wingdings 3" style:font-family-generic="roman" style:font-pitch="variable" fo:font-size="80%"/>
      </text:list-level-style-number>
      <text:list-level-style-number text:level="8" style:num-format="1" style:num-suffix=")">
        <style:list-level-properties text:space-before="3.75in" text:min-label-width="0.375in"/>
        <style:text-properties fo:color="#ffffff" fo:font-family="Wingdings 3" style:font-family-generic="roman" style:font-pitch="variable" fo:font-size="80%"/>
      </text:list-level-style-number>
      <text:list-level-style-number text:level="9" style:num-format="1" style:num-suffix=")">
        <style:list-level-properties text:space-before="4.25in" text:min-label-width="0.375in"/>
        <style:text-properties fo:color="#ffffff" fo:font-family="Wingdings 3" style:font-family-generic="roman" style:font-pitch="variable" fo:font-size="80%"/>
      </text:list-level-style-number>
    </text:list-style>
    <text:list-style style:name="a1480">
      <text:list-level-style-number text:level="1" style:num-format="1" style:num-suffix=")">
        <style:list-level-properties text:space-before="0in" text:min-label-width="0.375in"/>
        <style:text-properties fo:color="#ffffff" fo:font-family="Wingdings 3" style:font-family-generic="roman" style:font-pitch="variable" fo:font-size="80%"/>
      </text:list-level-style-number>
      <text:list-level-style-number text:level="2" style:num-format="1" style:num-suffix=")">
        <style:list-level-properties text:space-before="0.8125in" text:min-label-width="0.375in"/>
        <style:text-properties fo:color="#ffffff" fo:font-family="Wingdings 3" style:font-family-generic="roman" style:font-pitch="variable" fo:font-size="80%"/>
      </text:list-level-style-number>
      <text:list-level-style-number text:level="3" style:num-format="1" style:num-suffix=")">
        <style:list-level-properties text:space-before="1.3125in" text:min-label-width="0.375in"/>
        <style:text-properties fo:color="#ffffff" fo:font-family="Wingdings 3" style:font-family-generic="roman" style:font-pitch="variable" fo:font-size="80%"/>
      </text:list-level-style-number>
      <text:list-level-style-number text:level="4" style:num-format="1" style:num-suffix=")">
        <style:list-level-properties text:space-before="1.6875in" text:min-label-width="0.375in"/>
        <style:text-properties fo:color="#ffffff" fo:font-family="Wingdings 3" style:font-family-generic="roman" style:font-pitch="variable" fo:font-size="80%"/>
      </text:list-level-style-number>
      <text:list-level-style-number text:level="5" style:num-format="1" style:num-suffix=")">
        <style:list-level-properties text:space-before="2.1875in" text:min-label-width="0.375in"/>
        <style:text-properties fo:color="#ffffff" fo:font-family="Wingdings 3" style:font-family-generic="roman" style:font-pitch="variable" fo:font-size="80%"/>
      </text:list-level-style-number>
      <text:list-level-style-number text:level="6" style:num-format="1" style:num-suffix=")">
        <style:list-level-properties text:space-before="2.75in" text:min-label-width="0.375in"/>
        <style:text-properties fo:color="#ffffff" fo:font-family="Wingdings 3" style:font-family-generic="roman" style:font-pitch="variable" fo:font-size="80%"/>
      </text:list-level-style-number>
      <text:list-level-style-number text:level="7" style:num-format="1" style:num-suffix=")">
        <style:list-level-properties text:space-before="3.25in" text:min-label-width="0.375in"/>
        <style:text-properties fo:color="#ffffff" fo:font-family="Wingdings 3" style:font-family-generic="roman" style:font-pitch="variable" fo:font-size="80%"/>
      </text:list-level-style-number>
      <text:list-level-style-number text:level="8" style:num-format="1" style:num-suffix=")">
        <style:list-level-properties text:space-before="3.75in" text:min-label-width="0.375in"/>
        <style:text-properties fo:color="#ffffff" fo:font-family="Wingdings 3" style:font-family-generic="roman" style:font-pitch="variable" fo:font-size="80%"/>
      </text:list-level-style-number>
      <text:list-level-style-number text:level="9" style:num-format="1" style:num-suffix=")">
        <style:list-level-properties text:space-before="4.25in" text:min-label-width="0.375in"/>
        <style:text-properties fo:color="#ffffff" fo:font-family="Wingdings 3" style:font-family-generic="roman" style:font-pitch="variable" fo:font-size="80%"/>
      </text:list-level-style-number>
    </text:list-style>
    <text:list-style style:name="a1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77">
      <text:list-level-style-number text:level="1" style:num-format="1" style:num-suffix=")">
        <style:list-level-properties text:space-before="0in" text:min-label-width="0.375in"/>
        <style:text-properties fo:color="#ffffff" fo:font-family="Wingdings 3" style:font-family-generic="roman" style:font-pitch="variable" fo:font-size="80%"/>
      </text:list-level-style-number>
      <text:list-level-style-number text:level="2" style:num-format="1" style:num-suffix=")">
        <style:list-level-properties text:space-before="0.8125in" text:min-label-width="0.375in"/>
        <style:text-properties fo:color="#ffffff" fo:font-family="Wingdings 3" style:font-family-generic="roman" style:font-pitch="variable" fo:font-size="80%"/>
      </text:list-level-style-number>
      <text:list-level-style-number text:level="3" style:num-format="1" style:num-suffix=")">
        <style:list-level-properties text:space-before="1.3125in" text:min-label-width="0.375in"/>
        <style:text-properties fo:color="#ffffff" fo:font-family="Wingdings 3" style:font-family-generic="roman" style:font-pitch="variable" fo:font-size="80%"/>
      </text:list-level-style-number>
      <text:list-level-style-number text:level="4" style:num-format="1" style:num-suffix=")">
        <style:list-level-properties text:space-before="1.6875in" text:min-label-width="0.375in"/>
        <style:text-properties fo:color="#ffffff" fo:font-family="Wingdings 3" style:font-family-generic="roman" style:font-pitch="variable" fo:font-size="80%"/>
      </text:list-level-style-number>
      <text:list-level-style-number text:level="5" style:num-format="1" style:num-suffix=")">
        <style:list-level-properties text:space-before="2.1875in" text:min-label-width="0.375in"/>
        <style:text-properties fo:color="#ffffff" fo:font-family="Wingdings 3" style:font-family-generic="roman" style:font-pitch="variable" fo:font-size="80%"/>
      </text:list-level-style-number>
      <text:list-level-style-number text:level="6" style:num-format="1" style:num-suffix=")">
        <style:list-level-properties text:space-before="2.75in" text:min-label-width="0.375in"/>
        <style:text-properties fo:color="#ffffff" fo:font-family="Wingdings 3" style:font-family-generic="roman" style:font-pitch="variable" fo:font-size="80%"/>
      </text:list-level-style-number>
      <text:list-level-style-number text:level="7" style:num-format="1" style:num-suffix=")">
        <style:list-level-properties text:space-before="3.25in" text:min-label-width="0.375in"/>
        <style:text-properties fo:color="#ffffff" fo:font-family="Wingdings 3" style:font-family-generic="roman" style:font-pitch="variable" fo:font-size="80%"/>
      </text:list-level-style-number>
      <text:list-level-style-number text:level="8" style:num-format="1" style:num-suffix=")">
        <style:list-level-properties text:space-before="3.75in" text:min-label-width="0.375in"/>
        <style:text-properties fo:color="#ffffff" fo:font-family="Wingdings 3" style:font-family-generic="roman" style:font-pitch="variable" fo:font-size="80%"/>
      </text:list-level-style-number>
      <text:list-level-style-number text:level="9" style:num-format="1" style:num-suffix=")">
        <style:list-level-properties text:space-before="4.25in" text:min-label-width="0.375in"/>
        <style:text-properties fo:color="#ffffff" fo:font-family="Wingdings 3" style:font-family-generic="roman" style:font-pitch="variable" fo:font-size="80%"/>
      </text:list-level-style-number>
    </text:list-style>
    <text:list-style style:name="a1484">
      <text:list-level-style-number text:level="1" style:num-format="1" style:num-suffix=")">
        <style:list-level-properties text:space-before="0in" text:min-label-width="0.375in"/>
        <style:text-properties fo:color="#ffffff" fo:font-family="Wingdings 3" style:font-family-generic="roman" style:font-pitch="variable" fo:font-size="80%"/>
      </text:list-level-style-number>
      <text:list-level-style-number text:level="2" style:num-format="1" style:num-suffix=")">
        <style:list-level-properties text:space-before="0.8125in" text:min-label-width="0.375in"/>
        <style:text-properties fo:color="#ffffff" fo:font-family="Wingdings 3" style:font-family-generic="roman" style:font-pitch="variable" fo:font-size="80%"/>
      </text:list-level-style-number>
      <text:list-level-style-number text:level="3" style:num-format="1" style:num-suffix=")">
        <style:list-level-properties text:space-before="1.3125in" text:min-label-width="0.375in"/>
        <style:text-properties fo:color="#ffffff" fo:font-family="Wingdings 3" style:font-family-generic="roman" style:font-pitch="variable" fo:font-size="80%"/>
      </text:list-level-style-number>
      <text:list-level-style-number text:level="4" style:num-format="1" style:num-suffix=")">
        <style:list-level-properties text:space-before="1.6875in" text:min-label-width="0.375in"/>
        <style:text-properties fo:color="#ffffff" fo:font-family="Wingdings 3" style:font-family-generic="roman" style:font-pitch="variable" fo:font-size="80%"/>
      </text:list-level-style-number>
      <text:list-level-style-number text:level="5" style:num-format="1" style:num-suffix=")">
        <style:list-level-properties text:space-before="2.1875in" text:min-label-width="0.375in"/>
        <style:text-properties fo:color="#ffffff" fo:font-family="Wingdings 3" style:font-family-generic="roman" style:font-pitch="variable" fo:font-size="80%"/>
      </text:list-level-style-number>
      <text:list-level-style-number text:level="6" style:num-format="1" style:num-suffix=")">
        <style:list-level-properties text:space-before="2.75in" text:min-label-width="0.375in"/>
        <style:text-properties fo:color="#ffffff" fo:font-family="Wingdings 3" style:font-family-generic="roman" style:font-pitch="variable" fo:font-size="80%"/>
      </text:list-level-style-number>
      <text:list-level-style-number text:level="7" style:num-format="1" style:num-suffix=")">
        <style:list-level-properties text:space-before="3.25in" text:min-label-width="0.375in"/>
        <style:text-properties fo:color="#ffffff" fo:font-family="Wingdings 3" style:font-family-generic="roman" style:font-pitch="variable" fo:font-size="80%"/>
      </text:list-level-style-number>
      <text:list-level-style-number text:level="8" style:num-format="1" style:num-suffix=")">
        <style:list-level-properties text:space-before="3.75in" text:min-label-width="0.375in"/>
        <style:text-properties fo:color="#ffffff" fo:font-family="Wingdings 3" style:font-family-generic="roman" style:font-pitch="variable" fo:font-size="80%"/>
      </text:list-level-style-number>
      <text:list-level-style-number text:level="9" style:num-format="1" style:num-suffix=")">
        <style:list-level-properties text:space-before="4.25in" text:min-label-width="0.375in"/>
        <style:text-properties fo:color="#ffffff" fo:font-family="Wingdings 3" style:font-family-generic="roman" style:font-pitch="variable" fo:font-size="80%"/>
      </text:list-level-style-number>
    </text:list-style>
    <text:list-style style:name="a1492">
      <text:list-level-style-number text:level="1" style:num-format="1" style:num-suffix=")">
        <style:list-level-properties text:space-before="0in" text:min-label-width="0.375in"/>
        <style:text-properties fo:color="#ffffff" fo:font-family="Wingdings 3" style:font-family-generic="roman" style:font-pitch="variable" fo:font-size="80%"/>
      </text:list-level-style-number>
      <text:list-level-style-number text:level="2" style:num-format="1" style:num-suffix=")">
        <style:list-level-properties text:space-before="0.8125in" text:min-label-width="0.375in"/>
        <style:text-properties fo:color="#ffffff" fo:font-family="Wingdings 3" style:font-family-generic="roman" style:font-pitch="variable" fo:font-size="80%"/>
      </text:list-level-style-number>
      <text:list-level-style-number text:level="3" style:num-format="1" style:num-suffix=")">
        <style:list-level-properties text:space-before="1.3125in" text:min-label-width="0.375in"/>
        <style:text-properties fo:color="#ffffff" fo:font-family="Wingdings 3" style:font-family-generic="roman" style:font-pitch="variable" fo:font-size="80%"/>
      </text:list-level-style-number>
      <text:list-level-style-number text:level="4" style:num-format="1" style:num-suffix=")">
        <style:list-level-properties text:space-before="1.6875in" text:min-label-width="0.375in"/>
        <style:text-properties fo:color="#ffffff" fo:font-family="Wingdings 3" style:font-family-generic="roman" style:font-pitch="variable" fo:font-size="80%"/>
      </text:list-level-style-number>
      <text:list-level-style-number text:level="5" style:num-format="1" style:num-suffix=")">
        <style:list-level-properties text:space-before="2.1875in" text:min-label-width="0.375in"/>
        <style:text-properties fo:color="#ffffff" fo:font-family="Wingdings 3" style:font-family-generic="roman" style:font-pitch="variable" fo:font-size="80%"/>
      </text:list-level-style-number>
      <text:list-level-style-number text:level="6" style:num-format="1" style:num-suffix=")">
        <style:list-level-properties text:space-before="2.75in" text:min-label-width="0.375in"/>
        <style:text-properties fo:color="#ffffff" fo:font-family="Wingdings 3" style:font-family-generic="roman" style:font-pitch="variable" fo:font-size="80%"/>
      </text:list-level-style-number>
      <text:list-level-style-number text:level="7" style:num-format="1" style:num-suffix=")">
        <style:list-level-properties text:space-before="3.25in" text:min-label-width="0.375in"/>
        <style:text-properties fo:color="#ffffff" fo:font-family="Wingdings 3" style:font-family-generic="roman" style:font-pitch="variable" fo:font-size="80%"/>
      </text:list-level-style-number>
      <text:list-level-style-number text:level="8" style:num-format="1" style:num-suffix=")">
        <style:list-level-properties text:space-before="3.75in" text:min-label-width="0.375in"/>
        <style:text-properties fo:color="#ffffff" fo:font-family="Wingdings 3" style:font-family-generic="roman" style:font-pitch="variable" fo:font-size="80%"/>
      </text:list-level-style-number>
      <text:list-level-style-number text:level="9" style:num-format="1" style:num-suffix=")">
        <style:list-level-properties text:space-before="4.25in" text:min-label-width="0.375in"/>
        <style:text-properties fo:color="#ffffff" fo:font-family="Wingdings 3" style:font-family-generic="roman" style:font-pitch="variable" fo:font-size="80%"/>
      </text:list-level-style-number>
    </text:list-style>
    <text:list-style style:name="a1488">
      <text:list-level-style-number text:level="1" style:num-format="1" style:num-suffix=")">
        <style:list-level-properties text:space-before="0in" text:min-label-width="0.375in"/>
        <style:text-properties fo:color="#ffffff" fo:font-family="Wingdings 3" style:font-family-generic="roman" style:font-pitch="variable" fo:font-size="80%"/>
      </text:list-level-style-number>
      <text:list-level-style-number text:level="2" style:num-format="1" style:num-suffix=")">
        <style:list-level-properties text:space-before="0.8125in" text:min-label-width="0.375in"/>
        <style:text-properties fo:color="#ffffff" fo:font-family="Wingdings 3" style:font-family-generic="roman" style:font-pitch="variable" fo:font-size="80%"/>
      </text:list-level-style-number>
      <text:list-level-style-number text:level="3" style:num-format="1" style:num-suffix=")">
        <style:list-level-properties text:space-before="1.3125in" text:min-label-width="0.375in"/>
        <style:text-properties fo:color="#ffffff" fo:font-family="Wingdings 3" style:font-family-generic="roman" style:font-pitch="variable" fo:font-size="80%"/>
      </text:list-level-style-number>
      <text:list-level-style-number text:level="4" style:num-format="1" style:num-suffix=")">
        <style:list-level-properties text:space-before="1.6875in" text:min-label-width="0.375in"/>
        <style:text-properties fo:color="#ffffff" fo:font-family="Wingdings 3" style:font-family-generic="roman" style:font-pitch="variable" fo:font-size="80%"/>
      </text:list-level-style-number>
      <text:list-level-style-number text:level="5" style:num-format="1" style:num-suffix=")">
        <style:list-level-properties text:space-before="2.1875in" text:min-label-width="0.375in"/>
        <style:text-properties fo:color="#ffffff" fo:font-family="Wingdings 3" style:font-family-generic="roman" style:font-pitch="variable" fo:font-size="80%"/>
      </text:list-level-style-number>
      <text:list-level-style-number text:level="6" style:num-format="1" style:num-suffix=")">
        <style:list-level-properties text:space-before="2.75in" text:min-label-width="0.375in"/>
        <style:text-properties fo:color="#ffffff" fo:font-family="Wingdings 3" style:font-family-generic="roman" style:font-pitch="variable" fo:font-size="80%"/>
      </text:list-level-style-number>
      <text:list-level-style-number text:level="7" style:num-format="1" style:num-suffix=")">
        <style:list-level-properties text:space-before="3.25in" text:min-label-width="0.375in"/>
        <style:text-properties fo:color="#ffffff" fo:font-family="Wingdings 3" style:font-family-generic="roman" style:font-pitch="variable" fo:font-size="80%"/>
      </text:list-level-style-number>
      <text:list-level-style-number text:level="8" style:num-format="1" style:num-suffix=")">
        <style:list-level-properties text:space-before="3.75in" text:min-label-width="0.375in"/>
        <style:text-properties fo:color="#ffffff" fo:font-family="Wingdings 3" style:font-family-generic="roman" style:font-pitch="variable" fo:font-size="80%"/>
      </text:list-level-style-number>
      <text:list-level-style-number text:level="9" style:num-format="1" style:num-suffix=")">
        <style:list-level-properties text:space-before="4.25in" text:min-label-width="0.375in"/>
        <style:text-properties fo:color="#ffffff" fo:font-family="Wingdings 3" style:font-family-generic="roman" style:font-pitch="variable" fo:font-size="80%"/>
      </text:list-level-style-number>
    </text:list-style>
    <text:list-style style:name="a1495">
      <text:list-level-style-number text:level="1" style:num-format="1" style:num-suffix=")">
        <style:list-level-properties text:space-before="0in" text:min-label-width="0.375in"/>
        <style:text-properties fo:color="#ffffff" fo:font-family="Wingdings 3" style:font-family-generic="roman" style:font-pitch="variable" fo:font-size="80%"/>
      </text:list-level-style-number>
      <text:list-level-style-number text:level="2" style:num-format="1" style:num-suffix=")">
        <style:list-level-properties text:space-before="0.8125in" text:min-label-width="0.375in"/>
        <style:text-properties fo:color="#ffffff" fo:font-family="Wingdings 3" style:font-family-generic="roman" style:font-pitch="variable" fo:font-size="80%"/>
      </text:list-level-style-number>
      <text:list-level-style-number text:level="3" style:num-format="1" style:num-suffix=")">
        <style:list-level-properties text:space-before="1.3125in" text:min-label-width="0.375in"/>
        <style:text-properties fo:color="#ffffff" fo:font-family="Wingdings 3" style:font-family-generic="roman" style:font-pitch="variable" fo:font-size="80%"/>
      </text:list-level-style-number>
      <text:list-level-style-number text:level="4" style:num-format="1" style:num-suffix=")">
        <style:list-level-properties text:space-before="1.6875in" text:min-label-width="0.375in"/>
        <style:text-properties fo:color="#ffffff" fo:font-family="Wingdings 3" style:font-family-generic="roman" style:font-pitch="variable" fo:font-size="80%"/>
      </text:list-level-style-number>
      <text:list-level-style-number text:level="5" style:num-format="1" style:num-suffix=")">
        <style:list-level-properties text:space-before="2.1875in" text:min-label-width="0.375in"/>
        <style:text-properties fo:color="#ffffff" fo:font-family="Wingdings 3" style:font-family-generic="roman" style:font-pitch="variable" fo:font-size="80%"/>
      </text:list-level-style-number>
      <text:list-level-style-number text:level="6" style:num-format="1" style:num-suffix=")">
        <style:list-level-properties text:space-before="2.75in" text:min-label-width="0.375in"/>
        <style:text-properties fo:color="#ffffff" fo:font-family="Wingdings 3" style:font-family-generic="roman" style:font-pitch="variable" fo:font-size="80%"/>
      </text:list-level-style-number>
      <text:list-level-style-number text:level="7" style:num-format="1" style:num-suffix=")">
        <style:list-level-properties text:space-before="3.25in" text:min-label-width="0.375in"/>
        <style:text-properties fo:color="#ffffff" fo:font-family="Wingdings 3" style:font-family-generic="roman" style:font-pitch="variable" fo:font-size="80%"/>
      </text:list-level-style-number>
      <text:list-level-style-number text:level="8" style:num-format="1" style:num-suffix=")">
        <style:list-level-properties text:space-before="3.75in" text:min-label-width="0.375in"/>
        <style:text-properties fo:color="#ffffff" fo:font-family="Wingdings 3" style:font-family-generic="roman" style:font-pitch="variable" fo:font-size="80%"/>
      </text:list-level-style-number>
      <text:list-level-style-number text:level="9" style:num-format="1" style:num-suffix=")">
        <style:list-level-properties text:space-before="4.25in" text:min-label-width="0.375in"/>
        <style:text-properties fo:color="#ffffff" fo:font-family="Wingdings 3" style:font-family-generic="roman" style:font-pitch="variable" fo:font-size="80%"/>
      </text:list-level-style-number>
    </text:list-style>
    <text:list-style style:name="a1304">
      <text:list-level-style-bullet text:level="1" text:bullet-char="q">
        <style:list-level-properties text:space-before="0in" text:min-label-width="0.375in"/>
        <style:text-properties fo:color="#ffffff" fo:font-family="Wingdings" style:font-pitch="variable" fo:font-size="80%"/>
      </text:list-level-style-bullet>
      <text:list-level-style-bullet text:level="2" text:bullet-char="q">
        <style:list-level-properties text:space-before="0.8125in" text:min-label-width="0.375in"/>
        <style:text-properties fo:color="#ffffff" fo:font-family="Wingdings" style:font-pitch="variable" fo:font-size="80%"/>
      </text:list-level-style-bullet>
      <text:list-level-style-bullet text:level="3" text:bullet-char="q">
        <style:list-level-properties text:space-before="1.3125in" text:min-label-width="0.375in"/>
        <style:text-properties fo:color="#ffffff" fo:font-family="Wingdings" style:font-pitch="variable" fo:font-size="80%"/>
      </text:list-level-style-bullet>
      <text:list-level-style-bullet text:level="4" text:bullet-char="q">
        <style:list-level-properties text:space-before="1.6875in" text:min-label-width="0.375in"/>
        <style:text-properties fo:color="#ffffff" fo:font-family="Wingdings" style:font-pitch="variable" fo:font-size="80%"/>
      </text:list-level-style-bullet>
      <text:list-level-style-bullet text:level="5" text:bullet-char="q">
        <style:list-level-properties text:space-before="2.1875in" text:min-label-width="0.375in"/>
        <style:text-properties fo:color="#ffffff" fo:font-family="Wingdings" style:font-pitch="variable" fo:font-size="80%"/>
      </text:list-level-style-bullet>
      <text:list-level-style-bullet text:level="6" text:bullet-char="q">
        <style:list-level-properties text:space-before="2.75in" text:min-label-width="0.375in"/>
        <style:text-properties fo:color="#ffffff" fo:font-family="Wingdings" style:font-pitch="variable" fo:font-size="80%"/>
      </text:list-level-style-bullet>
      <text:list-level-style-bullet text:level="7" text:bullet-char="q">
        <style:list-level-properties text:space-before="3.25in" text:min-label-width="0.375in"/>
        <style:text-properties fo:color="#ffffff" fo:font-family="Wingdings" style:font-pitch="variable" fo:font-size="80%"/>
      </text:list-level-style-bullet>
      <text:list-level-style-bullet text:level="8" text:bullet-char="q">
        <style:list-level-properties text:space-before="3.75in" text:min-label-width="0.375in"/>
        <style:text-properties fo:color="#ffffff" fo:font-family="Wingdings" style:font-pitch="variable" fo:font-size="80%"/>
      </text:list-level-style-bullet>
      <text:list-level-style-bullet text:level="9" text:bullet-char="q">
        <style:list-level-properties text:space-before="4.25in" text:min-label-width="0.375in"/>
        <style:text-properties fo:color="#ffffff" fo:font-family="Wingdings" style:font-pitch="variable" fo:font-size="80%"/>
      </text:list-level-style-bullet>
    </text:list-style>
  </office:automatic-styles>
  <office:body>
    <office:presentation>
      <draw:page draw:name="Slide5" draw:style-name="a1119" draw:master-page-name="Master1-Layout2-obj-Title-and-Content" presentation:presentation-page-layout-name="Master1-PPL2" draw:id="Slide-260">
        <draw:frame draw:id="id214" presentation:style-name="a1122" draw:name="Title 1" svg:x="0.57845in" svg:y="0.50175in" svg:width="10.36494in" svg:height="2.45108in" presentation:class="title" presentation:placeholder="false">
          <draw:text-box>
            <text:p text:style-name="a1121" text:class-names="" text:cond-style-name=""><text:span text:style-name="a1120" text:class-names="">Remote Sensing</text:span></text:p>
          </draw:text-box>
          <svg:title/>
          <svg:desc/>
        </draw:frame>
        <draw:frame draw:id="id215" draw:style-name="a1125" draw:name="TextBox 3" svg:x="10.29245in" svg:y="6.72642in" svg:width="2.69657in" svg:height="0.40391in">
          <draw:text-box>
            <text:p text:style-name="a1124" text:class-names="" text:cond-style-name=""><text:span text:style-name="a1123" text:class-names="">By Satish Waghmare</text:span></text:p>
          </draw:text-box>
          <svg:title/>
          <svg:desc/>
        </draw:frame>
        <presentation:notes draw:style-name="a1133">
          <draw:page-thumbnail draw:page-number="1" svg:x="0.75in" svg:y="1.25in" svg:width="6in" svg:height="3.375in" presentation:class="page" draw:id="id216" presentation:style-name="a1126" draw:name="Slide Image Placeholder 1">
            <svg:title/>
            <svg:desc/>
          </draw:page-thumbnail>
          <draw:frame draw:id="id217" presentation:style-name="a1129" draw:name="Notes Placeholder 2" svg:x="0.75in" svg:y="4.8125in" svg:width="6in" svg:height="3.9375in" presentation:class="notes" presentation:placeholder="false">
            <draw:text-box>
              <text:p text:style-name="a1128" text:class-names="" text:cond-style-name=""><text:span text:style-name="a1127" text:class-names="">Hi, my name is Satish and my topic is on Remote sensing using the Arduino.<text:s text:c="1"/></text:span></text:p>
            </draw:text-box>
            <svg:title/>
            <svg:desc/>
          </draw:frame>
          <draw:frame draw:id="id218" draw:style-name="a1132" draw:name="Slide Number Placeholder 3" svg:x="4.24826in" svg:y="9.49826in" svg:width="3.25in" svg:height="0.50174in">
            <draw:text-box>
              <text:p text:style-name="a1131" text:class-names="" text:cond-style-name=""><text:span text:style-name="a1130" text:class-names=""><text:page-number style:num-format="1" text:fixed="false"/></text:span></text:p>
            </draw:text-box>
            <svg:title/>
            <svg:desc/>
          </draw:frame>
        </presentation:notes>
      </draw:page>
      <draw:page draw:name="Slide2" draw:style-name="a1135" draw:master-page-name="Master1-Layout11-cust-Title-and-Caption" presentation:presentation-page-layout-name="Master1-PPL11" draw:id="Slide-257">
        <draw:frame draw:id="id219" presentation:style-name="a1138" draw:name="Title 43" svg:x="0.64449in" svg:y="0.10377in" svg:width="12.43098in" svg:height="3.13207in" presentation:class="title" presentation:placeholder="false">
          <draw:text-box>
            <text:p text:style-name="a1137" text:class-names="" text:cond-style-name=""><text:span text:style-name="a1136" text:class-names="">Project Goal:<text:line-break/><text:line-break/></text:span></text:p>
          </draw:text-box>
          <svg:title/>
          <svg:desc/>
        </draw:frame>
        <draw:frame draw:id="id220" presentation:style-name="a1148" draw:name="Subtitle 2" svg:x="0.74826in" svg:y="4.51in" svg:width="9.33507in" svg:height="2.05556in" presentation:class="outline" presentation:placeholder="false">
          <draw:text-box>
            <text:list text:style-name="a1141">
              <text:list-item>
                <text:p text:style-name="a1140" text:class-names="" text:cond-style-name=""><text:span text:style-name="a1139" text:class-names=""/></text:p>
              </text:list-item>
            </text:list>
            <text:list text:style-name="a1144">
              <text:list-item>
                <text:p text:style-name="a1143" text:class-names="" text:cond-style-name=""><text:span text:style-name="a1142" text:class-names=""/></text:p>
              </text:list-item>
            </text:list>
            <text:list text:style-name="a1147">
              <text:list-item>
                <text:p text:style-name="a1146" text:class-names="" text:cond-style-name=""><text:span text:style-name="a1145" text:class-names=""/></text:p>
              </text:list-item>
            </text:list>
          </draw:text-box>
          <svg:title/>
          <svg:desc/>
        </draw:frame>
        <draw:g draw:name="Group 46" draw:id="id221">
          <svg:title/>
          <svg:desc/>
          <draw:custom-shape svg:x="4.96418in" svg:y="4.09838in" svg:width="0.6735in" svg:height="0.16064in" draw:id="id222" draw:style-name="a1151" draw:name="Arrow: Right 35">
            <svg:title/>
            <svg:desc/>
            <text:p text:style-name="a1150" text:class-names="" text:cond-style-name=""><text:span text:style-name="a1149"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10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5.34895in" svg:y="2.08296in" svg:width="1.98851in" svg:height="0.71253in" draw:id="id223" draw:style-name="a1154" draw:name="Rectangle 36">
            <svg:title/>
            <svg:desc/>
            <text:p text:style-name="a1153" text:class-names="" text:cond-style-name=""><text:span text:style-name="a1152" text:class-names="">Switch</text:span></text:p>
            <draw:enhanced-geometry xmlns:dr3d="urn:oasis:names:tc:opendocument:xmlns:dr3d:1.0" draw:type="non-primitive" svg:viewBox="0 0 21600 21600" draw:enhanced-path="M 0 0 L 21600 0 21600 21600 0 21600 Z N"/>
          </draw:custom-shape>
          <draw:custom-shape svg:x="2.44505in" svg:y="5.24851in" svg:width="2.49739in" svg:height="0.63256in" draw:id="id224" draw:style-name="a1157" draw:name="Rectangle 37">
            <svg:title/>
            <svg:desc/>
            <text:p text:style-name="a1156" text:class-names="" text:cond-style-name=""><text:span text:style-name="a1155" text:class-names="">Light</text:span></text:p>
            <draw:enhanced-geometry xmlns:dr3d="urn:oasis:names:tc:opendocument:xmlns:dr3d:1.0" draw:type="non-primitive" svg:viewBox="0 0 21600 21600" draw:enhanced-path="M 0 0 L 21600 0 21600 21600 0 21600 Z N"/>
          </draw:custom-shape>
          <draw:custom-shape svg:x="4.96401in" svg:y="5.4485in" svg:width="0.67385in" svg:height="0.23714in" draw:id="id225" draw:style-name="a1160" draw:name="Arrow: Right 38">
            <svg:title/>
            <svg:desc/>
            <text:p text:style-name="a1159" text:class-names="" text:cond-style-name=""><text:span text:style-name="a1158"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7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8.1806in" svg:y="3.66615in" svg:width="2.81132in" svg:height="0.63109in" draw:id="id226" draw:style-name="a1163" draw:name="Rectangle 39">
            <svg:title/>
            <svg:desc/>
            <text:p text:style-name="a1162" text:class-names="" text:cond-style-name=""><text:span text:style-name="a1161" text:class-names="">LCD</text:span></text:p>
            <draw:enhanced-geometry xmlns:dr3d="urn:oasis:names:tc:opendocument:xmlns:dr3d:1.0" draw:type="non-primitive" svg:viewBox="0 0 21600 21600" draw:enhanced-path="M 0 0 L 21600 0 21600 21600 0 21600 Z N"/>
          </draw:custom-shape>
          <draw:custom-shape svg:x="8.17973in" svg:y="5.46914in" svg:width="2.81219in" svg:height="0.68816in" draw:id="id227" draw:style-name="a1166" draw:name="Rectangle 40">
            <svg:title/>
            <svg:desc/>
            <text:p text:style-name="a1165" text:class-names="" text:cond-style-name=""><text:span text:style-name="a1164" text:class-names="">Bluetooth Connection</text:span></text:p>
            <draw:enhanced-geometry xmlns:dr3d="urn:oasis:names:tc:opendocument:xmlns:dr3d:1.0" draw:type="non-primitive" svg:viewBox="0 0 21600 21600" draw:enhanced-path="M 0 0 L 21600 0 21600 21600 0 21600 Z N"/>
          </draw:custom-shape>
          <draw:custom-shape svg:width="1.11529in" svg:height="2.1633in" draw:id="id228" draw:style-name="a1169" draw:transform="translate(-0.55764in -1.08165in) rotate(-4.71239) translate(7.8458in 4.88319in)" draw:name="Arrow: Left-Right-Up 41">
            <svg:title/>
            <svg:desc/>
            <text:p text:style-name="a1168" text:class-names="" text:cond-style-name=""><text:span text:style-name="a1167" text:class-names=""/></text:p>
            <draw:enhanced-geometry xmlns:dr3d="urn:oasis:names:tc:opendocument:xmlns:dr3d:1.0" draw:path-stretchpoint-x="21600" draw:path-stretchpoint-y="21600" draw:type="non-primitive" svg:viewBox="0 0 21600 21600" draw:enhanced-path="M ?f7 ?f28 L ?f19 ?f27 ?f19 ?f29 ?f24 ?f29 ?f24 ?f19 ?f22 ?f19 ?f17 ?f7 ?f23 ?f19 ?f25 ?f19 ?f25 ?f29 ?f26 ?f29 ?f26 ?f27 ?f11 ?f28 ?f26 ?f12 ?f26 ?f30 ?f19 ?f30 ?f19 ?f12 Z N" draw:text-areas="?f20 ?f29 ?f31 ?f30" draw:glue-points="?f7 ?f28 ?f17 ?f30 ?f11 ?f28" draw:glue-point-leaving-directions="-270, -180, -90" draw:modifiers="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4 / 2"/>
              <draw:equation draw:name="f16" draw:formula="min(?f14, ?f13)"/>
              <draw:equation draw:name="f17" draw:formula="?f7 + ?f15"/>
              <draw:equation draw:name="f18" draw:formula="?f16 * ?f8"/>
              <draw:equation draw:name="f19" draw:formula="?f18 / 100000"/>
              <draw:equation draw:name="f20" draw:formula="?f18 / 200000"/>
              <draw:equation draw:name="f21" draw:formula="?f18 / 50000"/>
              <draw:equation draw:name="f22" draw:formula="?f17 - ?f19"/>
              <draw:equation draw:name="f23" draw:formula="?f17 + ?f19"/>
              <draw:equation draw:name="f24" draw:formula="?f17 - ?f20"/>
              <draw:equation draw:name="f25" draw:formula="?f17 + ?f20"/>
              <draw:equation draw:name="f26" draw:formula="?f11 - ?f19"/>
              <draw:equation draw:name="f27" draw:formula="?f12 - ?f21"/>
              <draw:equation draw:name="f28" draw:formula="?f12 - ?f19"/>
              <draw:equation draw:name="f29" draw:formula="?f28 - ?f20"/>
              <draw:equation draw:name="f30" draw:formula="?f28 + ?f20"/>
              <draw:equation draw:name="f31" draw:formula="?f11 - ?f20"/>
            </draw:enhanced-geometry>
          </draw:custom-shape>
          <draw:custom-shape svg:x="2.44505in" svg:y="3.91613in" svg:width="2.49739in" svg:height="0.68868in" draw:id="id229" draw:style-name="a1172" draw:name="Rectangle 44">
            <svg:title/>
            <svg:desc/>
            <text:p text:style-name="a1171" text:class-names="" text:cond-style-name=""><text:span text:style-name="a1170" text:class-names="">Temperature</text:span></text:p>
            <draw:enhanced-geometry xmlns:dr3d="urn:oasis:names:tc:opendocument:xmlns:dr3d:1.0" draw:type="non-primitive" svg:viewBox="0 0 21600 21600" draw:enhanced-path="M 0 0 L 21600 0 21600 21600 0 21600 Z N"/>
          </draw:custom-shape>
          <draw:custom-shape svg:width="0.65175in" svg:height="0.27131in" draw:id="id230" draw:style-name="a1175" draw:transform="translate(-0.32587in -0.13565in) rotate(-1.5708) translate(6.34321in 3.10695in)" draw:name="Arrow: Right 45">
            <svg:title/>
            <svg:desc/>
            <text:p text:style-name="a1174" text:class-names="" text:cond-style-name=""><text:span text:style-name="a1173"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10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5.63768in" svg:y="3.43284in" svg:width="1.41106in" svg:height="2.88174in" draw:id="id231" draw:style-name="a1178" draw:name="Rectangle 9">
            <svg:title/>
            <svg:desc/>
            <text:p text:style-name="a1177" text:class-names="" text:cond-style-name=""><text:span text:style-name="a1176" text:class-names="">Arduino</text:span></text:p>
            <draw:enhanced-geometry xmlns:dr3d="urn:oasis:names:tc:opendocument:xmlns:dr3d:1.0" draw:type="non-primitive" svg:viewBox="0 0 21600 21600" draw:enhanced-path="M 0 0 L 21600 0 21600 21600 0 21600 Z N"/>
          </draw:custom-shape>
        </draw:g>
        <presentation:notes draw:style-name="a1190">
          <draw:page-thumbnail draw:page-number="2" svg:x="0.75in" svg:y="1.25in" svg:width="6in" svg:height="3.375in" presentation:class="page" draw:id="id232" presentation:style-name="a1179" draw:name="Slide Image Placeholder 1">
            <svg:title/>
            <svg:desc/>
          </draw:page-thumbnail>
          <draw:frame draw:id="id233" presentation:style-name="a1186" draw:name="Notes Placeholder 2" svg:x="0.75in" svg:y="4.8125in" svg:width="6in" svg:height="3.9375in" presentation:class="notes" presentation:placeholder="false">
            <draw:text-box>
              <text:p text:style-name="a1181" text:class-names="" text:cond-style-name=""><text:span text:style-name="a1180" text:class-names="">The function of the device is to take periodic temperature and light readings. One of these readings are then displayed on the LCD screen. The user can switch between displaying light reading or temperature reading by pressing the switch.</text:span></text:p>
              <text:p text:style-name="a1183" text:class-names="" text:cond-style-name=""><text:span text:style-name="a1182" text:class-names=""/></text:p>
              <text:p text:style-name="a1185" text:class-names="" text:cond-style-name=""><text:span text:style-name="a1184" text:class-names="">The device can also transmit these readings via Bluetooth, “but I must warn, this is still in debug mode”.</text:span></text:p>
            </draw:text-box>
            <svg:title/>
            <svg:desc/>
          </draw:frame>
          <draw:frame draw:id="id234" draw:style-name="a1189" draw:name="Slide Number Placeholder 3" svg:x="4.24826in" svg:y="9.49826in" svg:width="3.25in" svg:height="0.50174in">
            <draw:text-box>
              <text:p text:style-name="a1188" text:class-names="" text:cond-style-name=""><text:span text:style-name="a1187" text:class-names=""><text:page-number style:num-format="1" text:fixed="false"/></text:span></text:p>
            </draw:text-box>
            <svg:title/>
            <svg:desc/>
          </draw:frame>
        </presentation:notes>
      </draw:page>
      <draw:page draw:name="Slide1" draw:style-name="a1192" draw:master-page-name="Master1-Layout1-title-Title-Slide" presentation:presentation-page-layout-name="Master1-PPL1" draw:id="Slide-256">
        <draw:frame draw:id="id235" presentation:style-name="a1195" draw:name="Title 1" svg:x="0.74826in" svg:y="0.25472in" svg:width="11.46872in" svg:height="1.19811in" presentation:class="title" presentation:placeholder="false">
          <draw:text-box>
            <text:p text:style-name="a1194" text:class-names="" text:cond-style-name=""><text:span text:style-name="a1193" text:class-names="">Switch</text:span></text:p>
          </draw:text-box>
          <svg:title/>
          <svg:desc/>
        </draw:frame>
        <draw:frame draw:id="id236" presentation:style-name="a1211" draw:name="Subtitle 2" svg:x="0.60885in" svg:y="1.45283in" svg:width="11.46872in" svg:height="4.60692in" presentation:class="subtitle" presentation:placeholder="false">
          <draw:text-box>
            <text:p text:style-name="a1197" text:class-names="" text:cond-style-name=""><text:span text:style-name="a1196" text:class-names="">The switch is connected to pin 2.</text:span></text:p>
            <text:p text:style-name="a1199" text:class-names="" text:cond-style-name=""><text:span text:style-name="a1198" text:class-names=""/></text:p>
            <text:p text:style-name="a1201" text:class-names="" text:cond-style-name=""><text:span text:style-name="a1200" text:class-names="">Pin 2 allows for use of interrupt in the Arduino.</text:span></text:p>
            <text:list text:style-name="a1204">
              <text:list-item>
                <text:p text:style-name="a1203" text:class-names="" text:cond-style-name=""><text:span text:style-name="a1202" text:class-names=""/></text:p>
              </text:list-item>
            </text:list>
            <text:p text:style-name="a1206" text:class-names="" text:cond-style-name=""><text:span text:style-name="a1205" text:class-names=""><text:tab/></text:span></text:p>
            <text:p text:style-name="a1208" text:class-names="" text:cond-style-name=""><text:span text:style-name="a1207" text:class-names=""/></text:p>
            <text:p text:style-name="a1210" text:class-names="" text:cond-style-name=""><text:span text:style-name="a1209" text:class-names=""/></text:p>
          </draw:text-box>
          <svg:title/>
          <svg:desc/>
        </draw:frame>
        <draw:g draw:name="Group 5" draw:id="id237">
          <svg:title/>
          <svg:desc/>
          <draw:custom-shape svg:width="0.65175in" svg:height="0.27131in" draw:id="id238" draw:style-name="a1214" draw:transform="translate(-0.32587in -0.13565in) rotate(-1.5708) translate(9.64509in 3.83011in)" draw:name="Arrow: Right 14">
            <svg:title/>
            <svg:desc/>
            <text:p text:style-name="a1213" text:class-names="" text:cond-style-name=""><text:span text:style-name="a1212"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10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8.93956in" svg:y="4.156in" svg:width="1.41106in" svg:height="2.88174in" draw:id="id239" draw:style-name="a1217" draw:name="Rectangle 15">
            <svg:title/>
            <svg:desc/>
            <text:p text:style-name="a1216" text:class-names="" text:cond-style-name=""><text:span text:style-name="a1215" text:class-names="">Arduino</text:span></text:p>
            <draw:enhanced-geometry xmlns:dr3d="urn:oasis:names:tc:opendocument:xmlns:dr3d:1.0" draw:type="non-primitive" svg:viewBox="0 0 21600 21600" draw:enhanced-path="M 0 0 L 21600 0 21600 21600 0 21600 Z N"/>
          </draw:custom-shape>
          <draw:custom-shape svg:x="8.65084in" svg:y="2.8221in" svg:width="1.98851in" svg:height="0.71253in" draw:id="id240" draw:style-name="a1220" draw:name="Rectangle 7">
            <svg:title/>
            <svg:desc/>
            <text:p text:style-name="a1219" text:class-names="" text:cond-style-name=""><text:span text:style-name="a1218" text:class-names="">Switch</text:span></text:p>
            <draw:enhanced-geometry xmlns:dr3d="urn:oasis:names:tc:opendocument:xmlns:dr3d:1.0" draw:type="non-primitive" svg:viewBox="0 0 21600 21600" draw:enhanced-path="M 0 0 L 21600 0 21600 21600 0 21600 Z N"/>
          </draw:custom-shape>
        </draw:g>
        <presentation:notes draw:style-name="a1230">
          <draw:page-thumbnail draw:page-number="3" svg:x="0.75in" svg:y="1.25in" svg:width="6in" svg:height="3.375in" presentation:class="page" draw:id="id241" presentation:style-name="a1221" draw:name="Slide Image Placeholder 1">
            <svg:title/>
            <svg:desc/>
          </draw:page-thumbnail>
          <draw:frame draw:id="id242" presentation:style-name="a1226" draw:name="Notes Placeholder 2" svg:x="0.75in" svg:y="4.8125in" svg:width="6in" svg:height="3.9375in" presentation:class="notes" presentation:placeholder="false">
            <draw:text-box>
              <text:p text:style-name="a1223" text:class-names="" text:cond-style-name=""><text:span text:style-name="a1222" text:class-names="">The Arduino has 2 interrupt, pins 2 &amp; 3. This interrupts what ever code is running and allows for the specified function to run.</text:span></text:p>
              <text:p text:style-name="a1225" text:class-names="" text:cond-style-name=""><text:span text:style-name="a1224" text:class-names="">In our case the function just changes the state of a variable which represents either LDR or TEMP.</text:span></text:p>
            </draw:text-box>
            <svg:title/>
            <svg:desc/>
          </draw:frame>
          <draw:frame draw:id="id243" draw:style-name="a1229" draw:name="Slide Number Placeholder 3" svg:x="4.24826in" svg:y="9.49826in" svg:width="3.25in" svg:height="0.50174in">
            <draw:text-box>
              <text:p text:style-name="a1228" text:class-names="" text:cond-style-name=""><text:span text:style-name="a1227" text:class-names=""><text:page-number style:num-format="1" text:fixed="false"/></text:span></text:p>
            </draw:text-box>
            <svg:title/>
            <svg:desc/>
          </draw:frame>
        </presentation:notes>
      </draw:page>
      <draw:page draw:name="Slide6" draw:style-name="a1232" draw:master-page-name="Master1-Layout1-title-Title-Slide" presentation:presentation-page-layout-name="Master1-PPL1" draw:id="Slide-261">
        <draw:frame draw:id="id244" presentation:style-name="a1235" draw:name="Title 1" svg:x="0.74826in" svg:y="0.25472in" svg:width="11.46872in" svg:height="1.19811in" presentation:class="title" presentation:placeholder="false">
          <draw:text-box>
            <text:p text:style-name="a1234" text:class-names="" text:cond-style-name=""><text:span text:style-name="a1233" text:class-names="">LDR: Light Dependent resistor<text:s text:c="1"/></text:span></text:p>
          </draw:text-box>
          <svg:title/>
          <svg:desc/>
        </draw:frame>
        <draw:frame draw:id="id245" presentation:style-name="a1259" draw:name="Subtitle 2" svg:x="0.60885in" svg:y="1.45283in" svg:width="11.46872in" svg:height="4.60692in" presentation:class="subtitle" presentation:placeholder="false">
          <draw:text-box>
            <text:p text:style-name="a1237" text:class-names="" text:cond-style-name=""><text:span text:style-name="a1236" text:class-names="">The LDR changes its resistance depending on the light</text:span></text:p>
            <text:p text:style-name="a1239" text:class-names="" text:cond-style-name=""><text:span text:style-name="a1238" text:class-names=""/></text:p>
            <text:p text:style-name="a1241" text:class-names="" text:cond-style-name=""><text:span text:style-name="a1240" text:class-names="">This is represented as an analog voltage.</text:span></text:p>
            <text:p text:style-name="a1243" text:class-names="" text:cond-style-name=""><text:span text:style-name="a1242" text:class-names=""/></text:p>
            <text:p text:style-name="a1247" text:class-names="" text:cond-style-name=""><text:span text:style-name="a1244" text:class-names="">We use Arduino analog pin<text:s text:c="1"/></text:span><text:span text:style-name="a1245" text:class-names="">A1<text:s text:c="1"/></text:span><text:span text:style-name="a1246" text:class-names="">to read this voltage.</text:span></text:p>
            <text:p text:style-name="a1249" text:class-names="" text:cond-style-name=""><text:span text:style-name="a1248" text:class-names=""/></text:p>
            <text:list text:style-name="a1252">
              <text:list-item>
                <text:p text:style-name="a1251" text:class-names="" text:cond-style-name=""><text:span text:style-name="a1250" text:class-names=""/></text:p>
              </text:list-item>
            </text:list>
            <text:p text:style-name="a1254" text:class-names="" text:cond-style-name=""><text:span text:style-name="a1253" text:class-names=""><text:tab/></text:span></text:p>
            <text:p text:style-name="a1256" text:class-names="" text:cond-style-name=""><text:span text:style-name="a1255" text:class-names=""/></text:p>
            <text:p text:style-name="a1258" text:class-names="" text:cond-style-name=""><text:span text:style-name="a1257" text:class-names=""/></text:p>
          </draw:text-box>
          <svg:title/>
          <svg:desc/>
        </draw:frame>
        <draw:g draw:name="Group 3" draw:id="id246">
          <svg:title/>
          <svg:desc/>
          <draw:g draw:name="Group 5" draw:id="id247">
            <svg:title/>
            <svg:desc/>
            <draw:custom-shape svg:width="0.65175in" svg:height="0.27131in" draw:id="id250" draw:style-name="a1268" draw:transform="translate(-0.32587in -0.13565in) rotate(-1.5708) translate(9.64509in 3.83011in)" draw:name="Arrow: Right 14">
              <svg:title/>
              <svg:desc/>
              <text:p text:style-name="a1267" text:class-names="" text:cond-style-name=""><text:span text:style-name="a1266"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10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8.93956in" svg:y="4.156in" svg:width="1.41106in" svg:height="2.88174in" draw:id="id251" draw:style-name="a1271" draw:name="Rectangle 15">
              <svg:title/>
              <svg:desc/>
              <text:p text:style-name="a1270" text:class-names="" text:cond-style-name=""><text:span text:style-name="a1269" text:class-names="">Arduino</text:span></text:p>
              <draw:enhanced-geometry xmlns:dr3d="urn:oasis:names:tc:opendocument:xmlns:dr3d:1.0" draw:type="non-primitive" svg:viewBox="0 0 21600 21600" draw:enhanced-path="M 0 0 L 21600 0 21600 21600 0 21600 Z N"/>
            </draw:custom-shape>
            <draw:custom-shape svg:x="8.65084in" svg:y="2.8221in" svg:width="1.98851in" svg:height="0.71253in" draw:id="id252" draw:style-name="a1274" draw:name="Rectangle 7">
              <svg:title/>
              <svg:desc/>
              <text:p text:style-name="a1273" text:class-names="" text:cond-style-name=""><text:span text:style-name="a1272" text:class-names="">Switch</text:span></text:p>
              <draw:enhanced-geometry xmlns:dr3d="urn:oasis:names:tc:opendocument:xmlns:dr3d:1.0" draw:type="non-primitive" svg:viewBox="0 0 21600 21600" draw:enhanced-path="M 0 0 L 21600 0 21600 21600 0 21600 Z N"/>
            </draw:custom-shape>
          </draw:g>
          <draw:custom-shape svg:x="5.7603in" svg:y="6.13997in" svg:width="2.49739in" svg:height="0.63256in" draw:id="id248" draw:style-name="a1262" draw:name="Rectangle 8">
            <svg:title/>
            <svg:desc/>
            <text:p text:style-name="a1261" text:class-names="" text:cond-style-name=""><text:span text:style-name="a1260" text:class-names="">Light</text:span></text:p>
            <draw:enhanced-geometry xmlns:dr3d="urn:oasis:names:tc:opendocument:xmlns:dr3d:1.0" draw:type="non-primitive" svg:viewBox="0 0 21600 21600" draw:enhanced-path="M 0 0 L 21600 0 21600 21600 0 21600 Z N"/>
          </draw:custom-shape>
          <draw:custom-shape svg:x="8.26572in" svg:y="6.31857in" svg:width="0.67385in" svg:height="0.23714in" draw:id="id249" draw:style-name="a1265" draw:name="Arrow: Right 9">
            <svg:title/>
            <svg:desc/>
            <text:p text:style-name="a1264" text:class-names="" text:cond-style-name=""><text:span text:style-name="a1263"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7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g>
        <presentation:notes draw:style-name="a1284">
          <draw:page-thumbnail draw:page-number="4" svg:x="0.75in" svg:y="1.25in" svg:width="6in" svg:height="3.375in" presentation:class="page" draw:id="id253" presentation:style-name="a1275" draw:name="Slide Image Placeholder 1">
            <svg:title/>
            <svg:desc/>
          </draw:page-thumbnail>
          <draw:frame draw:id="id254" presentation:style-name="a1280" draw:name="Notes Placeholder 2" svg:x="0.75in" svg:y="4.8125in" svg:width="6in" svg:height="3.9375in" presentation:class="notes" presentation:placeholder="false">
            <draw:text-box>
              <text:p text:style-name="a1277" text:class-names="" text:cond-style-name=""><text:span text:style-name="a1276" text:class-names="">The Arduino UNO has a build in 10-bit ADC. This converts voltage from analog-to-digital.<text:s text:c="1"/></text:span></text:p>
              <text:p text:style-name="a1279" text:class-names="" text:cond-style-name=""><text:span text:style-name="a1278" text:class-names="">We can represent this in a range from 0 to 1023. i.e 2^10</text:span></text:p>
            </draw:text-box>
            <svg:title/>
            <svg:desc/>
          </draw:frame>
          <draw:frame draw:id="id255" draw:style-name="a1283" draw:name="Slide Number Placeholder 3" svg:x="4.24826in" svg:y="9.49826in" svg:width="3.25in" svg:height="0.50174in">
            <draw:text-box>
              <text:p text:style-name="a1282" text:class-names="" text:cond-style-name=""><text:span text:style-name="a1281" text:class-names=""><text:page-number style:num-format="1" text:fixed="false"/></text:span></text:p>
            </draw:text-box>
            <svg:title/>
            <svg:desc/>
          </draw:frame>
        </presentation:notes>
      </draw:page>
      <draw:page draw:name="Slide7" draw:style-name="a1286" draw:master-page-name="Master1-Layout1-title-Title-Slide" presentation:presentation-page-layout-name="Master1-PPL1" draw:id="Slide-262">
        <draw:frame draw:id="id256" presentation:style-name="a1289" draw:name="Title 1" svg:x="0.74826in" svg:y="0.25472in" svg:width="11.46872in" svg:height="1.19811in" presentation:class="title" presentation:placeholder="false">
          <draw:text-box>
            <text:p text:style-name="a1288" text:class-names="" text:cond-style-name=""><text:span text:style-name="a1287" text:class-names="">Temperature sensor: TMP36</text:span></text:p>
          </draw:text-box>
          <svg:title/>
          <svg:desc/>
        </draw:frame>
        <draw:frame draw:id="id257" presentation:style-name="a1311" draw:name="Subtitle 2" svg:x="0.60885in" svg:y="1.45283in" svg:width="11.46872in" svg:height="4.60692in" presentation:class="subtitle" presentation:placeholder="false">
          <draw:text-box>
            <text:p text:style-name="a1293" text:class-names="" text:cond-style-name=""><text:span text:style-name="a1290" text:class-names="">This like the<text:s text:c="1"/></text:span><text:span text:style-name="a1291" text:class-names="">LDR,<text:s text:c="1"/></text:span><text:span text:style-name="a1292" text:class-names="">TMP36 also outputs an analog voltage</text:span></text:p>
            <text:p text:style-name="a1295" text:class-names="" text:cond-style-name=""><text:span text:style-name="a1294" text:class-names=""/></text:p>
            <text:p text:style-name="a1297" text:class-names="" text:cond-style-name=""><text:span text:style-name="a1296" text:class-names="">This is convenient as we can also use the analog pins with this</text:span></text:p>
            <text:p text:style-name="a1299" text:class-names="" text:cond-style-name=""><text:span text:style-name="a1298" text:class-names=""/></text:p>
            <text:p text:style-name="a1301" text:class-names="" text:cond-style-name=""><text:span text:style-name="a1300" text:class-names="">We use the Arduino analog pin A0 to read this voltage.</text:span></text:p>
            <text:list text:style-name="a1304">
              <text:list-item>
                <text:p text:style-name="a1303" text:class-names="" text:cond-style-name=""><text:span text:style-name="a1302" text:class-names=""/></text:p>
              </text:list-item>
            </text:list>
            <text:p text:style-name="a1306" text:class-names="" text:cond-style-name=""><text:span text:style-name="a1305" text:class-names=""><text:tab/></text:span></text:p>
            <text:p text:style-name="a1308" text:class-names="" text:cond-style-name=""><text:span text:style-name="a1307" text:class-names=""/></text:p>
            <text:p text:style-name="a1310" text:class-names="" text:cond-style-name=""><text:span text:style-name="a1309" text:class-names=""/></text:p>
          </draw:text-box>
          <svg:title/>
          <svg:desc/>
        </draw:frame>
        <draw:g draw:name="Group 5" draw:id="id258">
          <svg:title/>
          <svg:desc/>
          <draw:custom-shape svg:width="0.65175in" svg:height="0.27131in" draw:id="id268" draw:style-name="a1335" draw:transform="translate(-0.32587in -0.13565in) rotate(-1.5708) translate(9.64509in 3.83011in)" draw:name="Arrow: Right 14">
            <svg:title/>
            <svg:desc/>
            <text:p text:style-name="a1334" text:class-names="" text:cond-style-name=""><text:span text:style-name="a1333"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10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8.93956in" svg:y="4.156in" svg:width="1.41106in" svg:height="2.88174in" draw:id="id269" draw:style-name="a1338" draw:name="Rectangle 15">
            <svg:title/>
            <svg:desc/>
            <text:p text:style-name="a1337" text:class-names="" text:cond-style-name=""><text:span text:style-name="a1336" text:class-names="">Arduino</text:span></text:p>
            <draw:enhanced-geometry xmlns:dr3d="urn:oasis:names:tc:opendocument:xmlns:dr3d:1.0" draw:type="non-primitive" svg:viewBox="0 0 21600 21600" draw:enhanced-path="M 0 0 L 21600 0 21600 21600 0 21600 Z N"/>
          </draw:custom-shape>
          <draw:custom-shape svg:x="8.65084in" svg:y="2.8221in" svg:width="1.98851in" svg:height="0.71253in" draw:id="id270" draw:style-name="a1341" draw:name="Rectangle 7">
            <svg:title/>
            <svg:desc/>
            <text:p text:style-name="a1340" text:class-names="" text:cond-style-name=""><text:span text:style-name="a1339" text:class-names="">Switch</text:span></text:p>
            <draw:enhanced-geometry xmlns:dr3d="urn:oasis:names:tc:opendocument:xmlns:dr3d:1.0" draw:type="non-primitive" svg:viewBox="0 0 21600 21600" draw:enhanced-path="M 0 0 L 21600 0 21600 21600 0 21600 Z N"/>
          </draw:custom-shape>
        </draw:g>
        <draw:g draw:name="Group 8" draw:id="id259">
          <svg:title/>
          <svg:desc/>
          <draw:g draw:name="Group 9" draw:id="id262">
            <svg:title/>
            <svg:desc/>
            <draw:custom-shape svg:width="0.65175in" svg:height="0.27131in" draw:id="id265" draw:style-name="a1326" draw:transform="translate(-0.32587in -0.13565in) rotate(-1.5708) translate(9.64509in 3.83011in)" draw:name="Arrow: Right 12">
              <svg:title/>
              <svg:desc/>
              <text:p text:style-name="a1325" text:class-names="" text:cond-style-name=""><text:span text:style-name="a1324"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10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8.93956in" svg:y="4.156in" svg:width="1.41106in" svg:height="2.88174in" draw:id="id266" draw:style-name="a1329" draw:name="Rectangle 13">
              <svg:title/>
              <svg:desc/>
              <text:p text:style-name="a1328" text:class-names="" text:cond-style-name=""><text:span text:style-name="a1327" text:class-names="">Arduino</text:span></text:p>
              <draw:enhanced-geometry xmlns:dr3d="urn:oasis:names:tc:opendocument:xmlns:dr3d:1.0" draw:type="non-primitive" svg:viewBox="0 0 21600 21600" draw:enhanced-path="M 0 0 L 21600 0 21600 21600 0 21600 Z N"/>
            </draw:custom-shape>
            <draw:custom-shape svg:x="8.65084in" svg:y="2.8221in" svg:width="1.98851in" svg:height="0.71253in" draw:id="id267" draw:style-name="a1332" draw:name="Rectangle 16">
              <svg:title/>
              <svg:desc/>
              <text:p text:style-name="a1331" text:class-names="" text:cond-style-name=""><text:span text:style-name="a1330" text:class-names="">Switch</text:span></text:p>
              <draw:enhanced-geometry xmlns:dr3d="urn:oasis:names:tc:opendocument:xmlns:dr3d:1.0" draw:type="non-primitive" svg:viewBox="0 0 21600 21600" draw:enhanced-path="M 0 0 L 21600 0 21600 21600 0 21600 Z N"/>
            </draw:custom-shape>
          </draw:g>
          <draw:custom-shape svg:x="5.7603in" svg:y="6.13997in" svg:width="2.49739in" svg:height="0.63256in" draw:id="id263" draw:style-name="a1320" draw:name="Rectangle 10">
            <svg:title/>
            <svg:desc/>
            <text:p text:style-name="a1319" text:class-names="" text:cond-style-name=""><text:span text:style-name="a1318" text:class-names="">Light</text:span></text:p>
            <draw:enhanced-geometry xmlns:dr3d="urn:oasis:names:tc:opendocument:xmlns:dr3d:1.0" draw:type="non-primitive" svg:viewBox="0 0 21600 21600" draw:enhanced-path="M 0 0 L 21600 0 21600 21600 0 21600 Z N"/>
          </draw:custom-shape>
          <draw:custom-shape svg:x="8.26572in" svg:y="6.31857in" svg:width="0.67385in" svg:height="0.23714in" draw:id="id264" draw:style-name="a1323" draw:name="Arrow: Right 11">
            <svg:title/>
            <svg:desc/>
            <text:p text:style-name="a1322" text:class-names="" text:cond-style-name=""><text:span text:style-name="a1321"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7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g>
        <draw:custom-shape svg:x="8.28781in" svg:y="5.14111in" svg:width="0.65175in" svg:height="0.27131in" draw:id="id260" draw:style-name="a1314" draw:name="Arrow: Right 17">
          <svg:title/>
          <svg:desc/>
          <text:p text:style-name="a1313" text:class-names="" text:cond-style-name=""><text:span text:style-name="a1312"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10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5.74693in" svg:y="4.97754in" svg:width="2.70755in" svg:height="0.68868in" draw:id="id261" draw:style-name="a1317" draw:name="Rectangle 18">
          <svg:title/>
          <svg:desc/>
          <text:p text:style-name="a1316" text:class-names="" text:cond-style-name=""><text:span text:style-name="a1315" text:class-names="">Temperature</text:span></text:p>
          <draw:enhanced-geometry xmlns:dr3d="urn:oasis:names:tc:opendocument:xmlns:dr3d:1.0" draw:type="non-primitive" svg:viewBox="0 0 21600 21600" draw:enhanced-path="M 0 0 L 21600 0 21600 21600 0 21600 Z N"/>
        </draw:custom-shape>
        <presentation:notes draw:style-name="a1353">
          <draw:page-thumbnail draw:page-number="5" svg:x="0.75in" svg:y="1.25in" svg:width="6in" svg:height="3.375in" presentation:class="page" draw:id="id271" presentation:style-name="a1342" draw:name="Slide Image Placeholder 1">
            <svg:title/>
            <svg:desc/>
          </draw:page-thumbnail>
          <draw:frame draw:id="id272" presentation:style-name="a1349" draw:name="Notes Placeholder 2" svg:x="0.75in" svg:y="4.8125in" svg:width="6in" svg:height="3.9375in" presentation:class="notes" presentation:placeholder="false">
            <draw:text-box>
              <text:p text:style-name="a1348" text:class-names="" text:cond-style-name=""><text:span text:style-name="a1343" text:class-names="">The TMP36 are low voltage, precision centigrade temperature sensors and provide typical accuracies of +_ 1 C at +_ 25 C and +_ 2C over the -40 C to +125 C temperature range</text:span><text:span text:style-name="a1344" text:class-names="">. It is easy to connect,</text:span><text:span text:style-name="a1345" text:class-names=""><text:s text:c="1"/>left pin goes to power (2.7-5.5 Volt), right pin goes ground and middle pin will have analog Voltage directly connected<text:s text:c="1"/></text:span><text:span text:style-name="a1346" text:class-names="">to temperature.</text:span><text:span text:style-name="a1347" text:class-names=""/></text:p>
            </draw:text-box>
            <svg:title/>
            <svg:desc/>
          </draw:frame>
          <draw:frame draw:id="id273" draw:style-name="a1352" draw:name="Slide Number Placeholder 3" svg:x="4.24826in" svg:y="9.49826in" svg:width="3.25in" svg:height="0.50174in">
            <draw:text-box>
              <text:p text:style-name="a1351" text:class-names="" text:cond-style-name=""><text:span text:style-name="a1350" text:class-names=""><text:page-number style:num-format="1" text:fixed="false"/></text:span></text:p>
            </draw:text-box>
            <svg:title/>
            <svg:desc/>
          </draw:frame>
        </presentation:notes>
      </draw:page>
      <draw:page draw:name="Slide8" draw:style-name="a1355" draw:master-page-name="Master1-Layout1-title-Title-Slide" presentation:presentation-page-layout-name="Master1-PPL1" draw:id="Slide-263">
        <draw:frame draw:id="id274" presentation:style-name="a1358" draw:name="Title 1" svg:x="0.74826in" svg:y="0.25472in" svg:width="11.46872in" svg:height="1.19811in" presentation:class="title" presentation:placeholder="false">
          <draw:text-box>
            <text:p text:style-name="a1357" text:class-names="" text:cond-style-name=""><text:span text:style-name="a1356" text:class-names="">LCD: Liquid crystal display</text:span></text:p>
          </draw:text-box>
          <svg:title/>
          <svg:desc/>
        </draw:frame>
        <draw:frame draw:id="id275" presentation:style-name="a1367" draw:name="Subtitle 2" svg:x="0.45283in" svg:y="1.64151in" svg:width="11.62474in" svg:height="4.41824in" presentation:class="subtitle" presentation:placeholder="false">
          <draw:text-box>
            <text:p text:style-name="a1360" text:class-names="" text:cond-style-name=""><text:span text:style-name="a1359" text:class-names="">LCD displays Temperature <text:s text:c="1"/>and Light reading .</text:span></text:p>
            <text:p text:style-name="a1362" text:class-names="" text:cond-style-name=""><text:span text:style-name="a1361" text:class-names=""/></text:p>
            <text:p text:style-name="a1364" text:class-names="" text:cond-style-name=""><text:span text:style-name="a1363" text:class-names="">We use Arduino pin (13, 9, 5, 4, 3, 6)</text:span></text:p>
            <text:p text:style-name="a1366" text:class-names="" text:cond-style-name=""><text:span text:style-name="a1365" text:class-names=""/></text:p>
          </draw:text-box>
          <svg:title/>
          <svg:desc/>
        </draw:frame>
        <draw:g draw:name="Group 5" draw:id="id276">
          <svg:title/>
          <svg:desc/>
          <draw:custom-shape svg:width="0.65175in" svg:height="0.27131in" draw:id="id288" draw:style-name="a1397" draw:transform="translate(-0.32587in -0.13565in) rotate(-1.5708) translate(9.64509in 3.83011in)" draw:name="Arrow: Right 14">
            <svg:title/>
            <svg:desc/>
            <text:p text:style-name="a1396" text:class-names="" text:cond-style-name=""><text:span text:style-name="a1395"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10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8.93956in" svg:y="4.156in" svg:width="1.41106in" svg:height="2.88174in" draw:id="id289" draw:style-name="a1400" draw:name="Rectangle 15">
            <svg:title/>
            <svg:desc/>
            <text:p text:style-name="a1399" text:class-names="" text:cond-style-name=""><text:span text:style-name="a1398" text:class-names="">Arduino</text:span></text:p>
            <draw:enhanced-geometry xmlns:dr3d="urn:oasis:names:tc:opendocument:xmlns:dr3d:1.0" draw:type="non-primitive" svg:viewBox="0 0 21600 21600" draw:enhanced-path="M 0 0 L 21600 0 21600 21600 0 21600 Z N"/>
          </draw:custom-shape>
          <draw:custom-shape svg:x="8.65084in" svg:y="2.8221in" svg:width="1.98851in" svg:height="0.71253in" draw:id="id290" draw:style-name="a1403" draw:name="Rectangle 7">
            <svg:title/>
            <svg:desc/>
            <text:p text:style-name="a1402" text:class-names="" text:cond-style-name=""><text:span text:style-name="a1401" text:class-names="">Switch</text:span></text:p>
            <draw:enhanced-geometry xmlns:dr3d="urn:oasis:names:tc:opendocument:xmlns:dr3d:1.0" draw:type="non-primitive" svg:viewBox="0 0 21600 21600" draw:enhanced-path="M 0 0 L 21600 0 21600 21600 0 21600 Z N"/>
          </draw:custom-shape>
        </draw:g>
        <draw:g draw:name="Group 8" draw:id="id277">
          <svg:title/>
          <svg:desc/>
          <draw:g draw:name="Group 9" draw:id="id282">
            <svg:title/>
            <svg:desc/>
            <draw:custom-shape svg:width="0.65175in" svg:height="0.27131in" draw:id="id285" draw:style-name="a1388" draw:transform="translate(-0.32587in -0.13565in) rotate(-1.5708) translate(9.64509in 3.83011in)" draw:name="Arrow: Right 12">
              <svg:title/>
              <svg:desc/>
              <text:p text:style-name="a1387" text:class-names="" text:cond-style-name=""><text:span text:style-name="a1386"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10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8.93956in" svg:y="4.156in" svg:width="1.41106in" svg:height="2.88174in" draw:id="id286" draw:style-name="a1391" draw:name="Rectangle 13">
              <svg:title/>
              <svg:desc/>
              <text:p text:style-name="a1390" text:class-names="" text:cond-style-name=""><text:span text:style-name="a1389" text:class-names="">Arduino</text:span></text:p>
              <draw:enhanced-geometry xmlns:dr3d="urn:oasis:names:tc:opendocument:xmlns:dr3d:1.0" draw:type="non-primitive" svg:viewBox="0 0 21600 21600" draw:enhanced-path="M 0 0 L 21600 0 21600 21600 0 21600 Z N"/>
            </draw:custom-shape>
            <draw:custom-shape svg:x="8.65084in" svg:y="2.8221in" svg:width="1.98851in" svg:height="0.71253in" draw:id="id287" draw:style-name="a1394" draw:name="Rectangle 16">
              <svg:title/>
              <svg:desc/>
              <text:p text:style-name="a1393" text:class-names="" text:cond-style-name=""><text:span text:style-name="a1392" text:class-names="">Switch</text:span></text:p>
              <draw:enhanced-geometry xmlns:dr3d="urn:oasis:names:tc:opendocument:xmlns:dr3d:1.0" draw:type="non-primitive" svg:viewBox="0 0 21600 21600" draw:enhanced-path="M 0 0 L 21600 0 21600 21600 0 21600 Z N"/>
            </draw:custom-shape>
          </draw:g>
          <draw:custom-shape svg:x="5.7603in" svg:y="6.13997in" svg:width="2.49739in" svg:height="0.63256in" draw:id="id283" draw:style-name="a1382" draw:name="Rectangle 10">
            <svg:title/>
            <svg:desc/>
            <text:p text:style-name="a1381" text:class-names="" text:cond-style-name=""><text:span text:style-name="a1380" text:class-names="">Light</text:span></text:p>
            <draw:enhanced-geometry xmlns:dr3d="urn:oasis:names:tc:opendocument:xmlns:dr3d:1.0" draw:type="non-primitive" svg:viewBox="0 0 21600 21600" draw:enhanced-path="M 0 0 L 21600 0 21600 21600 0 21600 Z N"/>
          </draw:custom-shape>
          <draw:custom-shape svg:x="8.26572in" svg:y="6.31857in" svg:width="0.67385in" svg:height="0.23714in" draw:id="id284" draw:style-name="a1385" draw:name="Arrow: Right 11">
            <svg:title/>
            <svg:desc/>
            <text:p text:style-name="a1384" text:class-names="" text:cond-style-name=""><text:span text:style-name="a1383"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7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g>
        <draw:custom-shape svg:x="8.28781in" svg:y="5.14111in" svg:width="0.65175in" svg:height="0.27131in" draw:id="id278" draw:style-name="a1370" draw:name="Arrow: Right 17">
          <svg:title/>
          <svg:desc/>
          <text:p text:style-name="a1369" text:class-names="" text:cond-style-name=""><text:span text:style-name="a1368"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10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5.74693in" svg:y="4.97754in" svg:width="2.70755in" svg:height="0.68868in" draw:id="id279" draw:style-name="a1373" draw:name="Rectangle 18">
          <svg:title/>
          <svg:desc/>
          <text:p text:style-name="a1372" text:class-names="" text:cond-style-name=""><text:span text:style-name="a1371" text:class-names="">Temperature</text:span></text:p>
          <draw:enhanced-geometry xmlns:dr3d="urn:oasis:names:tc:opendocument:xmlns:dr3d:1.0" draw:type="non-primitive" svg:viewBox="0 0 21600 21600" draw:enhanced-path="M 0 0 L 21600 0 21600 21600 0 21600 Z N"/>
        </draw:custom-shape>
        <draw:custom-shape svg:x="10.52201in" svg:y="4.33364in" svg:width="2.81132in" svg:height="0.65672in" draw:id="id280" draw:style-name="a1376" draw:name="Rectangle 19">
          <svg:title/>
          <svg:desc/>
          <text:p text:style-name="a1375" text:class-names="" text:cond-style-name=""><text:span text:style-name="a1374" text:class-names="">LCD</text:span></text:p>
          <draw:enhanced-geometry xmlns:dr3d="urn:oasis:names:tc:opendocument:xmlns:dr3d:1.0" draw:type="non-primitive" svg:viewBox="0 0 21600 21600" draw:enhanced-path="M 0 0 L 21600 0 21600 21600 0 21600 Z N"/>
        </draw:custom-shape>
        <draw:custom-shape svg:x="10.35062in" svg:y="5.01536in" svg:width="0.93in" svg:height="0.8in" draw:id="id281" draw:style-name="a1379" draw:name="Arrow: Bent-Up 3">
          <svg:title/>
          <svg:desc/>
          <text:p text:style-name="a1378" text:class-names="" text:cond-style-name=""><text:span text:style-name="a1377" text:class-names=""/></text:p>
          <draw:enhanced-geometry xmlns:dr3d="urn:oasis:names:tc:opendocument:xmlns:dr3d:1.0" draw:path-stretchpoint-x="21600" draw:path-stretchpoint-y="21600" draw:type="non-primitive" svg:viewBox="0 0 21600 21600" draw:enhanced-path="M ?f7 ?f22 L ?f24 ?f22 ?f24 ?f17 ?f20 ?f17 ?f21 ?f7 ?f11 ?f17 ?f25 ?f17 ?f25 ?f12 ?f7 ?f12 Z N" draw:text-areas="?f7 ?f22 ?f25 ?f12" draw:glue-points="?f21 ?f7 ?f20 ?f17 ?f7 ?f29 ?f28 ?f12 ?f25 ?f27 ?f11 ?f17" draw:glue-point-leaving-directions="-360, -270, -270, -180, -90, -90" draw:modifiers="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6 / 50000"/>
            <draw:equation draw:name="f19" draw:formula="?f16 / 200000"/>
            <draw:equation draw:name="f20" draw:formula="?f11 - ?f18"/>
            <draw:equation draw:name="f21" draw:formula="?f11 - ?f17"/>
            <draw:equation draw:name="f22" draw:formula="?f12 - ?f17"/>
            <draw:equation draw:name="f23" draw:formula="?f17 + ?f12"/>
            <draw:equation draw:name="f24" draw:formula="?f21 - ?f19"/>
            <draw:equation draw:name="f25" draw:formula="?f21 + ?f19"/>
            <draw:equation draw:name="f26" draw:formula="?f22 + ?f12"/>
            <draw:equation draw:name="f27" draw:formula="?f23 / 2"/>
            <draw:equation draw:name="f28" draw:formula="?f25 / 2"/>
            <draw:equation draw:name="f29" draw:formula="?f26 / 2"/>
          </draw:enhanced-geometry>
        </draw:custom-shape>
        <presentation:notes draw:style-name="a1411">
          <draw:page-thumbnail draw:page-number="6" svg:x="0.75in" svg:y="1.25in" svg:width="6in" svg:height="3.375in" presentation:class="page" draw:id="id291" presentation:style-name="a1404" draw:name="Slide Image Placeholder 1">
            <svg:title/>
            <svg:desc/>
          </draw:page-thumbnail>
          <draw:frame draw:id="id292" presentation:style-name="a1407" draw:name="Notes Placeholder 2" svg:x="0.75in" svg:y="4.8125in" svg:width="6in" svg:height="3.9375in" presentation:class="notes" presentation:placeholder="false">
            <draw:text-box>
              <text:p text:style-name="a1406" text:class-names="" text:cond-style-name=""><text:span text:style-name="a1405" text:class-names="">The LCD Library allow to control LCD display that are compatible with Hitachi HD44780 driver.</text:span></text:p>
            </draw:text-box>
            <svg:title/>
            <svg:desc/>
          </draw:frame>
          <draw:frame draw:id="id293" draw:style-name="a1410" draw:name="Slide Number Placeholder 3" svg:x="4.24826in" svg:y="9.49826in" svg:width="3.25in" svg:height="0.50174in">
            <draw:text-box>
              <text:p text:style-name="a1409" text:class-names="" text:cond-style-name=""><text:span text:style-name="a1408" text:class-names=""><text:page-number style:num-format="1" text:fixed="false"/></text:span></text:p>
            </draw:text-box>
            <svg:title/>
            <svg:desc/>
          </draw:frame>
        </presentation:notes>
      </draw:page>
      <draw:page draw:name="Slide9" draw:style-name="a1413" draw:master-page-name="Master1-Layout1-title-Title-Slide" presentation:presentation-page-layout-name="Master1-PPL1" draw:id="Slide-264">
        <draw:frame draw:id="id294" presentation:style-name="a1418" draw:name="Title 1" svg:x="0.74826in" svg:y="0.75in" svg:width="12.32721in" svg:height="0.79717in" presentation:class="title" presentation:placeholder="false">
          <draw:text-box>
            <text:p text:style-name="a1417" text:class-names="" text:cond-style-name=""><text:span text:style-name="a1414" text:class-names="">Bluetooth Low<text:s text:c="1"/></text:span><text:span text:style-name="a1415" text:class-names="">Energy (BLE)</text:span><text:span text:style-name="a1416" text:class-names=""/></text:p>
          </draw:text-box>
          <svg:title/>
          <svg:desc/>
        </draw:frame>
        <draw:frame draw:id="id295" presentation:style-name="a1425" draw:name="Subtitle 2" svg:x="0.59732in" svg:y="1.66038in" svg:width="12.58193in" svg:height="4.67296in" presentation:class="subtitle" presentation:placeholder="false">
          <draw:text-box>
            <text:p text:style-name="a1422" text:class-names="" text:cond-style-name=""><text:span text:style-name="a1419" text:class-names="">Like<text:s text:c="1"/></text:span><text:span text:style-name="a1420" text:class-names="">LCD,<text:s text:c="1"/></text:span><text:span text:style-name="a1421" text:class-names="">we display temperature and</text:span></text:p>
            <text:p text:style-name="a1424" text:class-names="" text:cond-style-name=""><text:span text:style-name="a1423" text:class-names="">light reading on Phone using BLE.</text:span></text:p>
          </draw:text-box>
          <svg:title/>
          <svg:desc/>
        </draw:frame>
        <draw:g draw:name="Group 3" draw:id="id296">
          <svg:title/>
          <svg:desc/>
          <draw:g draw:name="Group 4" draw:id="id302">
            <svg:title/>
            <svg:desc/>
            <draw:custom-shape svg:width="0.61644in" svg:height="0.62264in" draw:id="id305" draw:style-name="a1449" draw:transform="translate(-0.30822in -0.31132in) rotate(-1.5708) translate(9.84906in 3.16619in)" draw:name="Arrow: Right 7">
              <svg:title/>
              <svg:desc/>
              <text:p text:style-name="a1448" text:class-names="" text:cond-style-name=""><text:span text:style-name="a1447"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3317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9.11321in" svg:y="3.47441in" svg:width="1.5283in" svg:height="2.20483in" draw:id="id306" draw:style-name="a1452" draw:name="Rectangle 8">
              <svg:title/>
              <svg:desc/>
              <text:p text:style-name="a1451" text:class-names="" text:cond-style-name=""><text:span text:style-name="a1450" text:class-names="">Arduino</text:span></text:p>
              <draw:enhanced-geometry xmlns:dr3d="urn:oasis:names:tc:opendocument:xmlns:dr3d:1.0" draw:type="non-primitive" svg:viewBox="0 0 21600 21600" draw:enhanced-path="M 0 0 L 21600 0 21600 21600 0 21600 Z N"/>
            </draw:custom-shape>
            <draw:custom-shape svg:x="9.11321in" svg:y="2.15108in" svg:width="1.60378in" svg:height="0.70689in" draw:id="id307" draw:style-name="a1455" draw:name="Rectangle 9">
              <svg:title/>
              <svg:desc/>
              <text:p text:style-name="a1454" text:class-names="" text:cond-style-name=""><text:span text:style-name="a1453" text:class-names="">Switch</text:span></text:p>
              <draw:enhanced-geometry xmlns:dr3d="urn:oasis:names:tc:opendocument:xmlns:dr3d:1.0" draw:type="non-primitive" svg:viewBox="0 0 21600 21600" draw:enhanced-path="M 0 0 L 21600 0 21600 21600 0 21600 Z N"/>
            </draw:custom-shape>
          </draw:g>
          <draw:custom-shape svg:x="6.33019in" svg:y="4.78302in" svg:width="2.06604in" svg:height="0.60377in" draw:id="id303" draw:style-name="a1443" draw:name="Rectangle 5">
            <svg:title/>
            <svg:desc/>
            <text:p text:style-name="a1442" text:class-names="" text:cond-style-name=""><text:span text:style-name="a1441" text:class-names="">Light</text:span></text:p>
            <draw:enhanced-geometry xmlns:dr3d="urn:oasis:names:tc:opendocument:xmlns:dr3d:1.0" draw:type="non-primitive" svg:viewBox="0 0 21600 21600" draw:enhanced-path="M 0 0 L 21600 0 21600 21600 0 21600 Z N"/>
          </draw:custom-shape>
          <draw:custom-shape svg:x="8.39623in" svg:y="4.86793in" svg:width="0.71698in" svg:height="0.4434in" draw:id="id304" draw:style-name="a1446" draw:name="Arrow: Right 6">
            <svg:title/>
            <svg:desc/>
            <text:p text:style-name="a1445" text:class-names="" text:cond-style-name=""><text:span text:style-name="a1444"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4921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g>
        <draw:custom-shape svg:x="6.33019in" svg:y="3.69262in" svg:width="2.06604in" svg:height="0.60927in" draw:id="id297" draw:style-name="a1428" draw:name="Rectangle 10">
          <svg:title/>
          <svg:desc/>
          <text:p text:style-name="a1427" text:class-names="" text:cond-style-name=""><text:span text:style-name="a1426" text:class-names="">Temperature</text:span></text:p>
          <draw:enhanced-geometry xmlns:dr3d="urn:oasis:names:tc:opendocument:xmlns:dr3d:1.0" draw:type="non-primitive" svg:viewBox="0 0 21600 21600" draw:enhanced-path="M 0 0 L 21600 0 21600 21600 0 21600 Z N"/>
        </draw:custom-shape>
        <draw:custom-shape svg:x="8.39623in" svg:y="3.80142in" svg:width="0.71698in" svg:height="0.48774in" draw:id="id298" draw:style-name="a1431" draw:name="Arrow: Right 11">
          <svg:title/>
          <svg:desc/>
          <text:p text:style-name="a1430" text:class-names="" text:cond-style-name=""><text:span text:style-name="a1429"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425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11.17925in" svg:y="3.69262in" svg:width="1.81132in" svg:height="0.52436in" draw:id="id299" draw:style-name="a1434" draw:name="Rectangle 12">
          <svg:title/>
          <svg:desc/>
          <text:p text:style-name="a1433" text:class-names="" text:cond-style-name=""><text:span text:style-name="a1432" text:class-names="">LCD</text:span></text:p>
          <draw:enhanced-geometry xmlns:dr3d="urn:oasis:names:tc:opendocument:xmlns:dr3d:1.0" draw:type="non-primitive" svg:viewBox="0 0 21600 21600" draw:enhanced-path="M 0 0 L 21600 0 21600 21600 0 21600 Z N"/>
        </draw:custom-shape>
        <draw:custom-shape svg:x="11.17925in" svg:y="4.78302in" svg:width="1.81132in" svg:height="0.60377in" draw:id="id300" draw:style-name="a1437" draw:name="Rectangle 16">
          <svg:title/>
          <svg:desc/>
          <text:p text:style-name="a1436" text:class-names="" text:cond-style-name=""><text:span text:style-name="a1435" text:class-names="">Bluetooth</text:span></text:p>
          <draw:enhanced-geometry xmlns:dr3d="urn:oasis:names:tc:opendocument:xmlns:dr3d:1.0" draw:type="non-primitive" svg:viewBox="0 0 21600 21600" draw:enhanced-path="M 0 0 L 21600 0 21600 21600 0 21600 Z N"/>
        </draw:custom-shape>
        <draw:custom-shape svg:width="0.38108in" svg:height="1.14065in" draw:id="id301" draw:style-name="a1440" draw:transform="translate(-0.19054in -0.57032in) rotate(-1.5708) translate(11.21182in 4.59248in)" draw:name="Arrow: Bent 17">
          <svg:title/>
          <svg:desc/>
          <text:p text:style-name="a1439" text:class-names="" text:cond-style-name=""><text:span text:style-name="a1438" text:class-names=""/></text:p>
          <draw:enhanced-geometry xmlns:dr3d="urn:oasis:names:tc:opendocument:xmlns:dr3d:1.0" draw:path-stretchpoint-x="21600" draw:path-stretchpoint-y="21600" draw:type="non-primitive" svg:viewBox="0 0 21600 21600" draw:enhanced-path="M ?f11 ?f22 L ?f11 ?f40 A ?f82 ?f83 ?f84 ?f85 ?f11 ?f40 ?f79 ?f81  W ?f86 ?f87 ?f88 ?f89 ?f11 ?f40 ?f79 ?f81 L ?f33 ?f36 ?f33 ?f11 ?f21 ?f30 ?f33 ?f42 ?f33 ?f39 ?f38 ?f39 A ?f129 ?f130 ?f131 ?f132 ?f38 ?f39 ?f126 ?f128  W ?f133 ?f134 ?f135 ?f136 ?f38 ?f39 ?f126 ?f128 L ?f29 ?f22 Z N" draw:text-areas="?f11 ?f11 ?f21 ?f22" draw:glue-points="?f33 ?f11 ?f33 ?f42 ?f32 ?f22 ?f21 ?f30" draw:glue-point-leaving-directions="-360, -180, -180, -90" draw:modifier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32770"/>
            <draw:equation draw:name="f14" draw:formula="25000"/>
            <draw:equation draw:name="f15" draw:formula="43750"/>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min(?f24, ?f23)"/>
            <draw:equation draw:name="f26" draw:formula="?f25 * ?f13"/>
            <draw:equation draw:name="f27" draw:formula="?f25 * ?f14"/>
            <draw:equation draw:name="f28" draw:formula="?f25 * ?f15"/>
            <draw:equation draw:name="f29" draw:formula="?f26 / 100000"/>
            <draw:equation draw:name="f30" draw:formula="?f27 / 100000"/>
            <draw:equation draw:name="f31" draw:formula="?f28 / 100000"/>
            <draw:equation draw:name="f32" draw:formula="?f29 / 2"/>
            <draw:equation draw:name="f33" draw:formula="?f21 - ?f30"/>
            <draw:equation draw:name="f34" draw:formula="?f31 - ?f29"/>
            <draw:equation draw:name="f35" draw:formula="?f31 * ?f20"/>
            <draw:equation draw:name="f36" draw:formula="?f30 - ?f32"/>
            <draw:equation draw:name="f37" draw:formula="max(?f34, 0)"/>
            <draw:equation draw:name="f38" draw:formula="?f29 + ?f37"/>
            <draw:equation draw:name="f39" draw:formula="?f36 + ?f29"/>
            <draw:equation draw:name="f40" draw:formula="?f36 + ?f31"/>
            <draw:equation draw:name="f41" draw:formula="?f37 * ?f20"/>
            <draw:equation draw:name="f42" draw:formula="?f39 + ?f36"/>
            <draw:equation draw:name="f43" draw:formula="21550000 - ?f2"/>
            <draw:equation draw:name="f44" draw:formula="if(?f43, ?f2, 21550000)"/>
            <draw:equation draw:name="f45" draw:formula="-21550000 - ?f44"/>
            <draw:equation draw:name="f46" draw:formula="if(?f45, -21550000, ?f44)"/>
            <draw:equation draw:name="f47" draw:formula="?f1 + ?f46"/>
            <draw:equation draw:name="f48" draw:formula="?f1 + ?f2"/>
            <draw:equation draw:name="f49" draw:formula="?f48 * ?f10 / ?f1"/>
            <draw:equation draw:name="f50" draw:formula="0 - ?f49"/>
            <draw:equation draw:name="f51" draw:formula="cos(?f50)"/>
            <draw:equation draw:name="f52" draw:formula="0 - ?f51"/>
            <draw:equation draw:name="f53" draw:formula="?f52 * ?f35"/>
            <draw:equation draw:name="f54" draw:formula="sin(?f50)"/>
            <draw:equation draw:name="f55" draw:formula="0 - ?f54"/>
            <draw:equation draw:name="f56" draw:formula="?f55 * ?f35"/>
            <draw:equation draw:name="f57" draw:formula="sqrt(?f53 * ?f53 + ?f56 * ?f56 + 0 * 0)"/>
            <draw:equation draw:name="f58" draw:formula="?f35 * ?f35 / ?f57"/>
            <draw:equation draw:name="f59" draw:formula="?f55 * ?f58"/>
            <draw:equation draw:name="f60" draw:formula="?f11 - ?f59"/>
            <draw:equation draw:name="f61" draw:formula="?f52 * ?f58"/>
            <draw:equation draw:name="f62" draw:formula="?f40 - ?f61"/>
            <draw:equation draw:name="f63" draw:formula="?f60 - ?f35"/>
            <draw:equation draw:name="f64" draw:formula="?f62 - ?f35"/>
            <draw:equation draw:name="f65" draw:formula="?f60 + ?f35"/>
            <draw:equation draw:name="f66" draw:formula="?f62 + ?f35"/>
            <draw:equation draw:name="f67" draw:formula="?f47 + ?f2"/>
            <draw:equation draw:name="f68" draw:formula="?f67 * ?f10 / ?f1"/>
            <draw:equation draw:name="f69" draw:formula="0 - ?f68"/>
            <draw:equation draw:name="f70" draw:formula="cos(?f69)"/>
            <draw:equation draw:name="f71" draw:formula="0 - ?f70"/>
            <draw:equation draw:name="f72" draw:formula="?f71 * ?f35"/>
            <draw:equation draw:name="f73" draw:formula="sin(?f69)"/>
            <draw:equation draw:name="f74" draw:formula="0 - ?f73"/>
            <draw:equation draw:name="f75" draw:formula="?f74 * ?f35"/>
            <draw:equation draw:name="f76" draw:formula="sqrt(?f72 * ?f72 + ?f75 * ?f75 + 0 * 0)"/>
            <draw:equation draw:name="f77" draw:formula="?f35 * ?f35 / ?f76"/>
            <draw:equation draw:name="f78" draw:formula="?f74 * ?f77"/>
            <draw:equation draw:name="f79" draw:formula="?f60 + ?f78"/>
            <draw:equation draw:name="f80" draw:formula="?f71 * ?f77"/>
            <draw:equation draw:name="f81" draw:formula="?f62 + ?f80"/>
            <draw:equation draw:name="f82" draw:formula="if(?f46, ?f11, ?f63)"/>
            <draw:equation draw:name="f83" draw:formula="if(?f46, ?f40, ?f64)"/>
            <draw:equation draw:name="f84" draw:formula="if(?f46, ?f11, ?f65)"/>
            <draw:equation draw:name="f85" draw:formula="if(?f46, ?f40, ?f66)"/>
            <draw:equation draw:name="f86" draw:formula="if(?f46, ?f63, ?f79)"/>
            <draw:equation draw:name="f87" draw:formula="if(?f46, ?f64, ?f81)"/>
            <draw:equation draw:name="f88" draw:formula="if(?f46, ?f65, ?f79)"/>
            <draw:equation draw:name="f89" draw:formula="if(?f46, ?f66, ?f81)"/>
            <draw:equation draw:name="f90" draw:formula="21550000 - ?f12"/>
            <draw:equation draw:name="f91" draw:formula="if(?f90, ?f12, 21550000)"/>
            <draw:equation draw:name="f92" draw:formula="-21550000 - ?f91"/>
            <draw:equation draw:name="f93" draw:formula="if(?f92, -21550000, ?f91)"/>
            <draw:equation draw:name="f94" draw:formula="?f0 + ?f93"/>
            <draw:equation draw:name="f95" draw:formula="?f0 + ?f2"/>
            <draw:equation draw:name="f96" draw:formula="?f95 * ?f10 / ?f1"/>
            <draw:equation draw:name="f97" draw:formula="0 - ?f96"/>
            <draw:equation draw:name="f98" draw:formula="cos(?f97)"/>
            <draw:equation draw:name="f99" draw:formula="0 - ?f98"/>
            <draw:equation draw:name="f100" draw:formula="?f99 * ?f41"/>
            <draw:equation draw:name="f101" draw:formula="sin(?f97)"/>
            <draw:equation draw:name="f102" draw:formula="0 - ?f101"/>
            <draw:equation draw:name="f103" draw:formula="?f102 * ?f41"/>
            <draw:equation draw:name="f104" draw:formula="sqrt(?f100 * ?f100 + ?f103 * ?f103 + 0 * 0)"/>
            <draw:equation draw:name="f105" draw:formula="?f41 * ?f41 / ?f104"/>
            <draw:equation draw:name="f106" draw:formula="?f102 * ?f105"/>
            <draw:equation draw:name="f107" draw:formula="?f38 - ?f106"/>
            <draw:equation draw:name="f108" draw:formula="?f99 * ?f105"/>
            <draw:equation draw:name="f109" draw:formula="?f39 - ?f108"/>
            <draw:equation draw:name="f110" draw:formula="?f107 - ?f41"/>
            <draw:equation draw:name="f111" draw:formula="?f109 - ?f41"/>
            <draw:equation draw:name="f112" draw:formula="?f107 + ?f41"/>
            <draw:equation draw:name="f113" draw:formula="?f109 + ?f41"/>
            <draw:equation draw:name="f114" draw:formula="?f94 + ?f2"/>
            <draw:equation draw:name="f115" draw:formula="?f114 * ?f10 / ?f1"/>
            <draw:equation draw:name="f116" draw:formula="0 - ?f115"/>
            <draw:equation draw:name="f117" draw:formula="cos(?f116)"/>
            <draw:equation draw:name="f118" draw:formula="0 - ?f117"/>
            <draw:equation draw:name="f119" draw:formula="?f118 * ?f41"/>
            <draw:equation draw:name="f120" draw:formula="sin(?f116)"/>
            <draw:equation draw:name="f121" draw:formula="0 - ?f120"/>
            <draw:equation draw:name="f122" draw:formula="?f121 * ?f41"/>
            <draw:equation draw:name="f123" draw:formula="sqrt(?f119 * ?f119 + ?f122 * ?f122 + 0 * 0)"/>
            <draw:equation draw:name="f124" draw:formula="?f41 * ?f41 / ?f123"/>
            <draw:equation draw:name="f125" draw:formula="?f121 * ?f124"/>
            <draw:equation draw:name="f126" draw:formula="?f107 + ?f125"/>
            <draw:equation draw:name="f127" draw:formula="?f118 * ?f124"/>
            <draw:equation draw:name="f128" draw:formula="?f109 + ?f127"/>
            <draw:equation draw:name="f129" draw:formula="if(?f93, ?f38, ?f110)"/>
            <draw:equation draw:name="f130" draw:formula="if(?f93, ?f39, ?f111)"/>
            <draw:equation draw:name="f131" draw:formula="if(?f93, ?f38, ?f112)"/>
            <draw:equation draw:name="f132" draw:formula="if(?f93, ?f39, ?f113)"/>
            <draw:equation draw:name="f133" draw:formula="if(?f93, ?f110, ?f126)"/>
            <draw:equation draw:name="f134" draw:formula="if(?f93, ?f111, ?f128)"/>
            <draw:equation draw:name="f135" draw:formula="if(?f93, ?f112, ?f126)"/>
            <draw:equation draw:name="f136" draw:formula="if(?f93, ?f113, ?f128)"/>
          </draw:enhanced-geometry>
        </draw:custom-shape>
        <presentation:notes draw:style-name="a1463">
          <draw:page-thumbnail draw:page-number="7" svg:x="0.75in" svg:y="1.25in" svg:width="6in" svg:height="3.375in" presentation:class="page" draw:id="id308" presentation:style-name="a1456" draw:name="Slide Image Placeholder 1">
            <svg:title/>
            <svg:desc/>
          </draw:page-thumbnail>
          <draw:frame draw:id="id309" presentation:style-name="a1459" draw:name="Notes Placeholder 2" svg:x="0.75in" svg:y="4.8125in" svg:width="6in" svg:height="3.9375in" presentation:class="notes" presentation:placeholder="false">
            <draw:text-box>
              <text:p text:style-name="a1458" text:class-names="" text:cond-style-name=""><text:span text:style-name="a1457" text:class-names="">BLE Shield is design to work with Arduino boards and it allows to connect Arduino board with other BLE central device like smartphone, tablet.</text:span></text:p>
            </draw:text-box>
            <svg:title/>
            <svg:desc/>
          </draw:frame>
          <draw:frame draw:id="id310" draw:style-name="a1462" draw:name="Slide Number Placeholder 3" svg:x="4.24826in" svg:y="9.49826in" svg:width="3.25in" svg:height="0.50174in">
            <draw:text-box>
              <text:p text:style-name="a1461" text:class-names="" text:cond-style-name=""><text:span text:style-name="a1460" text:class-names=""><text:page-number style:num-format="1" text:fixed="false"/></text:span></text:p>
            </draw:text-box>
            <svg:title/>
            <svg:desc/>
          </draw:frame>
        </presentation:notes>
      </draw:page>
      <draw:page draw:name="Slide3" draw:style-name="a1465" draw:master-page-name="Master1-Layout1-title-Title-Slide" presentation:presentation-page-layout-name="Master1-PPL1" draw:id="Slide-258">
        <draw:frame draw:id="id311" presentation:style-name="a1468" draw:name="Title 1" svg:x="0.74826in" svg:y="0.75in" svg:width="12.17626in" svg:height="0.68396in" presentation:class="title" presentation:placeholder="false">
          <draw:text-box>
            <text:p text:style-name="a1467" text:class-names="" text:cond-style-name=""><text:span text:style-name="a1466" text:class-names=""><text:line-break/>Component list</text:span></text:p>
          </draw:text-box>
          <svg:title/>
          <svg:desc/>
        </draw:frame>
        <draw:frame draw:id="id312" presentation:style-name="a1498" draw:name="Subtitle 2" svg:x="0.28302in" svg:y="1.56604in" svg:width="12.64151in" svg:height="5.74528in" presentation:class="subtitle" presentation:placeholder="false">
          <draw:text-box>
            <text:list text:style-name="a1471">
              <text:list-item>
                <text:p text:style-name="a1470" text:class-names="" text:cond-style-name=""><text:span text:style-name="a1469" text:class-names="">Arduino</text:span></text:p>
              </text:list-item>
            </text:list>
            <text:list text:style-name="a1474">
              <text:list-item>
                <text:p text:style-name="a1473" text:class-names="" text:cond-style-name=""><text:span text:style-name="a1472" text:class-names="">Bread Board</text:span></text:p>
              </text:list-item>
            </text:list>
            <text:list text:style-name="a1477">
              <text:list-item>
                <text:p text:style-name="a1476" text:class-names="" text:cond-style-name=""><text:span text:style-name="a1475" text:class-names="">Push Button</text:span></text:p>
              </text:list-item>
            </text:list>
            <text:list text:style-name="a1480">
              <text:list-item>
                <text:p text:style-name="a1479" text:class-names="" text:cond-style-name=""><text:span text:style-name="a1478" text:class-names="">Temperature Sensor</text:span></text:p>
              </text:list-item>
            </text:list>
            <text:list text:style-name="a1484">
              <text:list-item>
                <text:p text:style-name="a1483" text:class-names="" text:cond-style-name=""><text:span text:style-name="a1481" text:class-names="">Light Dependent Resister</text:span><text:span text:style-name="a1482" text:class-names=""/></text:p>
              </text:list-item>
            </text:list>
            <text:list text:style-name="a1488">
              <text:list-item>
                <text:p text:style-name="a1487" text:class-names="" text:cond-style-name=""><text:span text:style-name="a1485" text:class-names="">LCD<text:s text:c="1"/></text:span><text:span text:style-name="a1486" text:class-names="">Display<text:s text:c="1"/></text:span></text:p>
              </text:list-item>
            </text:list>
            <text:list text:style-name="a1492">
              <text:list-item>
                <text:p text:style-name="a1491" text:class-names="" text:cond-style-name=""><text:span text:style-name="a1489" text:class-names="">Bluetooth<text:s text:c="1"/></text:span><text:span text:style-name="a1490" text:class-names="">Low Energy (BLE) Shield</text:span></text:p>
              </text:list-item>
            </text:list>
            <text:list text:style-name="a1495">
              <text:list-item>
                <text:p text:style-name="a1494" text:class-names="" text:cond-style-name=""><text:span text:style-name="a1493" text:class-names=""/></text:p>
              </text:list-item>
            </text:list>
            <text:p text:style-name="a1497" text:class-names="" text:cond-style-name=""><text:span text:style-name="a1496" text:class-names=""><text:s text:c="3"/></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4826in" svg:y="0.75in" svg:width="8.75in" svg:height="3.25in"/>
      <presentation:placeholder presentation:object="subtitle" svg:x="0.74826in" svg:y="4.2037in" svg:width="7in" svg:height="2.12963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2" style:display-name="Title and Content">
      <presentation:placeholder presentation:object="title" svg:x="0.74826in" svg:y="4.90741in" svg:width="9.33333in" svg:height="1.64815in"/>
      <presentation:placeholder presentation:object="object" svg:x="0.74826in" svg:y="0.75in" svg:width="9.33333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3" style:display-name="Section Header">
      <presentation:placeholder presentation:object="title" svg:x="0.74826in" svg:y="2.19444in" svg:width="9.33333in" svg:height="2.49519in"/>
      <presentation:placeholder presentation:object="outline" svg:x="0.74826in" svg:y="4.91667in" svg:width="9.33333in" svg:height="1.6388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4" style:display-name="Two Content">
      <presentation:placeholder presentation:object="title" svg:x="0.74826in" svg:y="4.90741in" svg:width="9.33333in" svg:height="1.64815in"/>
      <presentation:placeholder presentation:object="object" svg:x="0.74826in" svg:y="0.75in" svg:width="5.39989in" svg:height="3.9537in"/>
      <presentation:placeholder presentation:object="object" svg:x="6.35185in" svg:y="0.75in" svg:width="5.39641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5" style:display-name="Comparison">
      <presentation:placeholder presentation:object="title" svg:x="0.74826in" svg:y="4.90741in" svg:width="9.33333in" svg:height="1.64815in"/>
      <presentation:placeholder presentation:object="outline" svg:x="1.06308in" svg:y="0.75in" svg:width="5.08507in" svg:height="0.63021in"/>
      <presentation:placeholder presentation:object="object" svg:x="0.74826in" svg:y="1.38947in" svg:width="5.39989in" svg:height="3.31424in"/>
      <presentation:placeholder presentation:object="outline" svg:x="6.64815in" svg:y="0.75in" svg:width="5.10185in" svg:height="0.63021in"/>
      <presentation:placeholder presentation:object="object" svg:x="6.35011in" svg:y="1.38021in" svg:width="5.39063in" svg:height="3.3142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6" style:display-name="Title Only">
      <presentation:placeholder presentation:object="title" svg:x="0.74826in" svg:y="4.90741in" svg:width="9.33333in" svg:height="1.64815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7" style:display-name="Blank">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8" style:display-name="Content with Caption">
      <presentation:placeholder presentation:object="title" svg:x="7.74826in" svg:y="0.75in" svg:width="4in" svg:height="1.5in"/>
      <presentation:placeholder presentation:object="object" svg:x="0.74826in" svg:y="0.75in" svg:width="6.5in" svg:height="5.80556in"/>
      <presentation:placeholder presentation:object="outline" svg:x="7.74826in" svg:y="2.41667in" svg:width="4in" svg:height="2.2870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9" style:display-name="Picture with Caption">
      <presentation:placeholder presentation:object="title" svg:x="5.16493in" svg:y="1.58333in" svg:width="6.58333in" svg:height="1.25in"/>
      <presentation:placeholder presentation:object="graphic" svg:x="1.0816in" svg:y="1in" svg:width="3.58812in" svg:height="5in"/>
      <presentation:placeholder presentation:object="outline" svg:x="5.16493in" svg:y="3.03704in" svg:width="6.58507in" svg:height="2.2407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0" style:display-name="Panoramic Picture with Caption">
      <presentation:placeholder presentation:object="title" svg:x="0.74826in" svg:y="4.90741in" svg:width="9.33333in" svg:height="1.64815in"/>
      <presentation:placeholder presentation:object="graphic" svg:x="0.75in" svg:y="0.58333in" svg:width="11.8316in" svg:height="3.41667in"/>
      <presentation:placeholder presentation:object="outline" svg:x="1in" svg:y="4.2037in" svg:width="9.08159in" svg:height="0.5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1" style:display-name="Title and Caption">
      <presentation:placeholder presentation:object="title" svg:x="0.74826in" svg:y="0.75in" svg:width="11in" svg:height="3in"/>
      <presentation:placeholder presentation:object="outline" svg:x="0.74826in" svg:y="4.5in" svg:width="9.33507in" svg:height="2.05556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2" style:display-name="Quote with Caption">
      <presentation:placeholder presentation:object="title" svg:x="1.24826in" svg:y="0.75in" svg:width="10in" svg:height="3in"/>
      <presentation:placeholder presentation:object="outline" svg:x="1.5816in" svg:y="3.75in" svg:width="9.33333in" svg:height="0.41667in"/>
      <presentation:placeholder presentation:object="outline" svg:x="0.74826in" svg:y="4.7037in" svg:width="9.33333in" svg:height="1.8425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3" style:display-name="Name Card">
      <presentation:placeholder presentation:object="title" svg:x="0.74826in" svg:y="3.75in" svg:width="9.33333in" svg:height="1.8563in"/>
      <presentation:placeholder presentation:object="outline" svg:x="0.74826in" svg:y="5.6135in" svg:width="9.33507in" svg:height="0.9409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4" style:display-name="Quote Name Card">
      <presentation:placeholder presentation:object="title" svg:x="1.24826in" svg:y="0.75in" svg:width="10in" svg:height="3in"/>
      <presentation:placeholder presentation:object="outline" svg:x="0.74826in" svg:y="4.2963in" svg:width="9.33333in" svg:height="1.14815in"/>
      <presentation:placeholder presentation:object="outline" svg:x="0.74826in" svg:y="5.44444in" svg:width="9.33333in" svg:height="1.11111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5" style:display-name="True or False">
      <presentation:placeholder presentation:object="title" svg:x="0.74826in" svg:y="0.75in" svg:width="11in" svg:height="3in"/>
      <presentation:placeholder presentation:object="outline" svg:x="0.74826in" svg:y="4.2963in" svg:width="9.33333in" svg:height="0.91667in"/>
      <presentation:placeholder presentation:object="outline" svg:x="0.74826in" svg:y="5.21296in" svg:width="9.33333in" svg:height="1.3425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6" style:display-name="Title and Vertical Text">
      <presentation:placeholder presentation:object="title" svg:x="0.74826in" svg:y="4.90741in" svg:width="9.33333in" svg:height="1.64815in"/>
      <presentation:placeholder presentation:object="outline" svg:x="0.74826in" svg:y="0.75in" svg:width="9.33333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7" style:display-name="Vertical Title and Text">
      <presentation:placeholder presentation:object="title" svg:x="9.49826in" svg:y="0.75in" svg:width="2.25in" svg:height="5in"/>
      <presentation:placeholder presentation:object="outline" svg:x="0.75in" svg:y="0.75in" svg:width="8.55556in" svg:height="5.80556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draw:gradient draw:name="a1231" draw:style="linear" draw:angle="3480" draw:start-color="#afe447" draw:end-color="#4c7800" draw:start-intensity="100%" draw:end-intensity="100%"/>
    <draw:gradient draw:name="a1464" draw:style="linear" draw:angle="3480" draw:start-color="#afe447" draw:end-color="#4c7800" draw:start-intensity="100%" draw:end-intensity="100%"/>
    <draw:gradient draw:name="a185" draw:style="linear" draw:angle="3480" draw:start-color="#afe447" draw:end-color="#4c7800" draw:start-intensity="100%" draw:end-intensity="100%"/>
    <draw:gradient draw:name="a1052" draw:style="linear" draw:angle="3480" draw:start-color="#afe447" draw:end-color="#4c7800" draw:start-intensity="100%" draw:end-intensity="100%"/>
    <draw:gradient draw:name="a1191" draw:style="linear" draw:angle="3480" draw:start-color="#afe447" draw:end-color="#4c7800" draw:start-intensity="100%" draw:end-intensity="100%"/>
    <draw:gradient draw:name="a1285" draw:style="linear" draw:angle="3480" draw:start-color="#afe447" draw:end-color="#4c7800" draw:start-intensity="100%" draw:end-intensity="100%"/>
    <draw:gradient draw:name="a0" draw:style="linear" draw:angle="3480" draw:start-color="#afe447" draw:end-color="#4c7800" draw:start-intensity="100%" draw:end-intensity="100%"/>
    <draw:gradient draw:name="a1118" draw:style="linear" draw:angle="3480" draw:start-color="#afe447" draw:end-color="#4c7800" draw:start-intensity="100%" draw:end-intensity="100%"/>
    <draw:gradient draw:name="a411" draw:style="linear" draw:angle="3480" draw:start-color="#afe447" draw:end-color="#4c7800" draw:start-intensity="100%" draw:end-intensity="100%"/>
    <draw:gradient draw:name="a508" draw:style="linear" draw:angle="3480" draw:start-color="#afe447" draw:end-color="#4c7800" draw:start-intensity="100%" draw:end-intensity="100%"/>
    <draw:gradient draw:name="a321" draw:style="linear" draw:angle="3480" draw:start-color="#afe447" draw:end-color="#4c7800" draw:start-intensity="100%" draw:end-intensity="100%"/>
    <draw:gradient draw:name="a692" draw:style="linear" draw:angle="3480" draw:start-color="#afe447" draw:end-color="#4c7800" draw:start-intensity="100%" draw:end-intensity="100%"/>
    <draw:gradient draw:name="a461" draw:style="linear" draw:angle="3480" draw:start-color="#afe447" draw:end-color="#4c7800" draw:start-intensity="100%" draw:end-intensity="100%"/>
    <draw:gradient draw:name="a1134" draw:style="linear" draw:angle="3480" draw:start-color="#afe447" draw:end-color="#4c7800" draw:start-intensity="100%" draw:end-intensity="100%"/>
    <draw:gradient draw:name="a810" draw:style="linear" draw:angle="3480" draw:start-color="#afe447" draw:end-color="#4c7800" draw:start-intensity="100%" draw:end-intensity="100%"/>
    <draw:gradient draw:name="a986" draw:style="linear" draw:angle="3480" draw:start-color="#afe447" draw:end-color="#4c7800" draw:start-intensity="100%" draw:end-intensity="100%"/>
    <draw:gradient draw:name="a239" draw:style="linear" draw:angle="3480" draw:start-color="#afe447" draw:end-color="#4c7800" draw:start-intensity="100%" draw:end-intensity="100%"/>
    <draw:gradient draw:name="a66" draw:style="linear" draw:angle="3480" draw:start-color="#afe447" draw:end-color="#4c7800" draw:start-intensity="100%" draw:end-intensity="100%"/>
    <draw:gradient draw:name="a864" draw:style="linear" draw:angle="3480" draw:start-color="#afe447" draw:end-color="#4c7800" draw:start-intensity="100%" draw:end-intensity="100%"/>
    <draw:gradient draw:name="a635" draw:style="linear" draw:angle="3480" draw:start-color="#afe447" draw:end-color="#4c7800" draw:start-intensity="100%" draw:end-intensity="100%"/>
    <draw:gradient draw:name="a578" draw:style="linear" draw:angle="3480" draw:start-color="#afe447" draw:end-color="#4c7800" draw:start-intensity="100%" draw:end-intensity="100%"/>
    <draw:gradient draw:name="a1354" draw:style="linear" draw:angle="3480" draw:start-color="#afe447" draw:end-color="#4c7800" draw:start-intensity="100%" draw:end-intensity="100%"/>
    <draw:gradient draw:name="a928" draw:style="linear" draw:angle="3480" draw:start-color="#afe447" draw:end-color="#4c7800" draw:start-intensity="100%" draw:end-intensity="100%"/>
    <draw:gradient draw:name="a1412" draw:style="linear" draw:angle="3480" draw:start-color="#afe447" draw:end-color="#4c7800" draw:start-intensity="100%" draw:end-intensity="100%"/>
    <draw:gradient draw:name="a119" draw:style="linear" draw:angle="3480" draw:start-color="#afe447" draw:end-color="#4c7800" draw:start-intensity="100%" draw:end-intensity="100%"/>
    <draw:gradient draw:name="a746" draw:style="linear" draw:angle="3480" draw:start-color="#afe447" draw:end-color="#4c7800"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draw:fill="none" draw:stroke="solid" svg:stroke-width="0.01042in" svg:stroke-color="#ffffff" svg:stroke-opacity="100%" svg:stroke-linecap="round"/>
    </style:style>
    <style:style style:family="graphic" style:name="a151">
      <style:graphic-properties draw:fill="none" draw:stroke="solid" svg:stroke-width="0.01042in" svg:stroke-color="#ffffff" svg:stroke-opacity="100%" svg:stroke-linecap="round"/>
    </style:style>
    <style:style style:family="graphic" style:name="a152">
      <style:graphic-properties draw:fill="none" draw:stroke="solid" svg:stroke-width="0.01042in" svg:stroke-color="#ffffff" svg:stroke-opacity="100%" svg:stroke-linecap="round"/>
    </style:style>
    <style:style style:family="graphic" style:name="a153">
      <style:graphic-properties draw:fill="none" draw:stroke="solid" svg:stroke-width="0.03125in" svg:stroke-color="#ffffff" svg:stroke-opacity="100%" svg:stroke-linecap="round"/>
    </style:style>
    <style:style style:family="graphic" style:name="a154">
      <style:graphic-properties draw:fill="none" draw:stroke="solid" svg:stroke-width="0.03125in" svg:stroke-color="#ffffff" svg:stroke-opacity="100%" svg:stroke-linecap="round"/>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
      <style:graphic-properties draw:fill="none" draw:stroke="solid" svg:stroke-width="0.01389in" svg:stroke-color="#000000" svg:stroke-opacity="100%"/>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0">
      <style:drawing-page-properties draw:fill="gradient" draw:fill-gradient-name="a23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3e5e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2">
      <style:drawing-page-properties draw:fill="gradient" draw:fill-gradient-name="a3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3e5e08"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3e5e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3e5e08"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2">
      <style:drawing-page-properties draw:fill="gradient" draw:fill-gradient-name="a41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3e5e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
      <style:drawing-page-properties draw:fill="gradient" draw:fill-gradient-name="a1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3">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3e5e08"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7">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draw:fill="none" draw:stroke="solid" svg:stroke-width="0.01042in" svg:stroke-color="#ffffff" svg:stroke-opacity="100%" svg:stroke-linecap="round"/>
    </style:style>
    <style:style style:family="presentation" style:name="a5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27">
      <style:graphic-properties draw:fill="none" draw:stroke="solid" svg:stroke-width="0.01042in" svg:stroke-color="#ffffff" svg:stroke-opacity="100%" svg:stroke-linecap="round"/>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8">
      <style:graphic-properties draw:fill="none" draw:stroke="solid" svg:stroke-width="0.01042in" svg:stroke-color="#ffffff" svg:stroke-opacity="100%" svg:stroke-linecap="round"/>
    </style:style>
    <style:style style:family="paragraph" style:name="a5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draw:fill="none" draw:stroke="solid" svg:stroke-width="0.03125in" svg:stroke-color="#ffffff" svg:stroke-opacity="100%" svg:stroke-linecap="round"/>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9">
      <style:drawing-page-properties draw:fill="gradient" draw:fill-gradient-name="a5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0">
      <style:text-properties fo:font-variant="normal" fo:text-transform="none" fo:color="#3e5e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draw:fill="none" draw:stroke="solid" svg:stroke-width="0.03125in" svg:stroke-color="#ffffff" svg:stroke-opacity="100%" svg:stroke-linecap="round"/>
    </style:style>
    <style:style style:family="paragraph" style:name="a35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3e5e08"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3e5e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draw:fill="none" draw:stroke="solid" svg:stroke-width="0.01389in" svg:stroke-color="#000000" svg:stroke-opacity="100%"/>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3e5e08"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3e5e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6">
      <style:graphic-properties draw:fill="none" draw:stroke="solid" svg:stroke-width="0.01042in" svg:stroke-color="#ffffff" svg:stroke-opacity="100%" svg:stroke-linecap="round"/>
    </style:style>
    <style:style style:family="paragraph" style:name="a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draw:fill="none" draw:stroke="solid" svg:stroke-width="0.01042in" svg:stroke-color="#ffffff" svg:stroke-opacity="100%" svg:stroke-linecap="round"/>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draw:fill="none" draw:stroke="solid" svg:stroke-width="0.01042in" svg:stroke-color="#ffffff" svg:stroke-opacity="100%" svg:stroke-linecap="round"/>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89">
      <style:graphic-properties draw:fill="none" draw:stroke="solid" svg:stroke-width="0.03125in" svg:stroke-color="#ffffff" svg:stroke-opacity="100%" svg:stroke-linecap="round"/>
    </style:style>
    <style:style style:family="text" style:name="a8">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draw:fill="none" draw:stroke="solid" svg:stroke-width="0.01042in" svg:stroke-color="#ffffff" svg:stroke-opacity="100%" svg:stroke-linecap="round"/>
    </style:style>
    <style:style style:family="text" style:name="a525">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draw:fill="none" draw:stroke="solid" svg:stroke-width="0.01042in" svg:stroke-color="#ffffff" svg:stroke-opacity="100%" svg:stroke-linecap="round"/>
    </style:style>
    <style:style style:family="paragraph" style:name="a52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draw:fill="none" draw:stroke="solid" svg:stroke-width="0.01042in" svg:stroke-color="#ffffff" svg:stroke-opacity="100%" svg:stroke-linecap="round"/>
    </style:style>
    <style:style style:family="graphic" style:name="a603">
      <style:graphic-properties draw:fill="none" draw:stroke="solid" svg:stroke-width="0.03125in" svg:stroke-color="#ffffff" svg:stroke-opacity="100%" svg:stroke-linecap="round"/>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04">
      <style:graphic-properties draw:fill="none" draw:stroke="solid" svg:stroke-width="0.03125in" svg:stroke-color="#ffffff" svg:stroke-opacity="100%" svg:stroke-linecap="round"/>
    </style:style>
    <style:style style:family="text" style:name="a529">
      <style:text-properties fo:font-variant="normal" fo:text-transform="none" fo:color="#3e5e08"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0">
      <style:graphic-properties draw:fill="none" draw:stroke="solid" svg:stroke-width="0.03125in" svg:stroke-color="#ffffff" svg:stroke-opacity="100%" svg:stroke-linecap="round"/>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draw:fill="none" draw:stroke="solid" svg:stroke-width="0.01389in" svg:stroke-color="#000000" svg:stroke-opacity="100%"/>
    </style:style>
    <style:style style:family="paragraph" style:name="a4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6">
      <style:graphic-properties draw:fill="none" draw:stroke="solid" svg:stroke-width="0.01042in" svg:stroke-color="#ffffff" svg:stroke-opacity="100%" svg:stroke-linecap="round"/>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77">
      <style:graphic-properties draw:fill="none" draw:stroke="solid" svg:stroke-width="0.01042in" svg:stroke-color="#ffffff" svg:stroke-opacity="100%" svg:stroke-linecap="round"/>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draw:fill="none" draw:stroke="solid" svg:stroke-width="0.01042in" svg:stroke-color="#ffffff" svg:stroke-opacity="100%" svg:stroke-linecap="round"/>
    </style:style>
    <style:style style:family="paragraph" style:name="a53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draw:fill="none" draw:stroke="solid" svg:stroke-width="0.03125in" svg:stroke-color="#ffffff" svg:stroke-opacity="100%" svg:stroke-linecap="round"/>
    </style:style>
    <style:style style:family="presentation" style:name="a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537">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draw:fill="none" draw:stroke="solid" svg:stroke-width="0.03125in" svg:stroke-color="#ffffff" svg:stroke-opacity="100%" svg:stroke-linecap="round"/>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2">
      <style:drawing-page-properties draw:fill="gradient" draw:fill-gradient-name="a4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draw:fill="none" draw:stroke="solid" svg:stroke-width="0.01389in" svg:stroke-color="#000000" svg:stroke-opacity="100%"/>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3">
      <style:graphic-properties draw:fill="none" draw:stroke="solid" svg:stroke-width="0.01042in" svg:stroke-color="#ffffff" svg:stroke-opacity="100%" svg:stroke-linecap="round"/>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draw:fill="none" draw:stroke="solid" svg:stroke-width="0.01042in" svg:stroke-color="#ffffff" svg:stroke-opacity="100%" svg:stroke-linecap="round"/>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none" draw:stroke="solid" svg:stroke-width="0.01042in" svg:stroke-color="#ffffff" svg:stroke-opacity="100%" svg:stroke-linecap="round"/>
    </style:style>
    <style:style style:family="graphic" style:name="a546">
      <style:graphic-properties draw:fill="none" draw:stroke="solid" svg:stroke-width="0.03125in" svg:stroke-color="#ffffff" svg:stroke-opacity="100%" svg:stroke-linecap="round"/>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draw:fill="none" draw:stroke="solid" svg:stroke-width="0.03125in" svg:stroke-color="#ffffff" svg:stroke-opacity="100%" svg:stroke-linecap="round"/>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73">
      <style:graphic-properties draw:fill="none" draw:stroke="solid" svg:stroke-width="0.01042in" svg:stroke-color="#ffffff" svg:stroke-opacity="100%" svg:stroke-linecap="round"/>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4">
      <style:graphic-properties draw:fill="none" draw:stroke="solid" svg:stroke-width="0.01042in" svg:stroke-color="#ffffff" svg:stroke-opacity="100%" svg:stroke-linecap="round"/>
    </style:style>
    <style:style style:family="paragraph" style:name="a3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75">
      <style:graphic-properties draw:fill="none" draw:stroke="solid" svg:stroke-width="0.01042in" svg:stroke-color="#ffffff" svg:stroke-opacity="100%" svg:stroke-linecap="round"/>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6">
      <style:graphic-properties draw:fill="none" draw:stroke="solid" svg:stroke-width="0.03125in" svg:stroke-color="#ffffff" svg:stroke-opacity="100%" svg:stroke-linecap="round"/>
    </style:style>
    <style:style style:family="text" style:name="a11">
      <style:text-properties fo:font-variant="normal" fo:text-transform="none" fo:color="#3e5e08"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7">
      <style:graphic-properties draw:fill="none" draw:stroke="solid" svg:stroke-width="0.03125in" svg:stroke-color="#ffffff" svg:stroke-opacity="100%" svg:stroke-linecap="round"/>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draw:fill="none" draw:stroke="solid" svg:stroke-width="0.01389in" svg:stroke-color="#000000" svg:stroke-opacity="100%"/>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draw:fill="none" draw:stroke="solid" svg:stroke-width="0.01042in" svg:stroke-color="#ffffff" svg:stroke-opacity="100%" svg:stroke-linecap="round"/>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draw:fill="none" draw:stroke="solid" svg:stroke-width="0.01042in" svg:stroke-color="#ffffff" svg:stroke-opacity="100%" svg:stroke-linecap="round"/>
    </style:style>
    <style:style style:family="drawing-page" style:name="a636">
      <style:drawing-page-properties draw:fill="gradient" draw:fill-gradient-name="a63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3">
      <style:graphic-properties draw:fill="none" draw:stroke="solid" svg:stroke-width="0.01042in" svg:stroke-color="#ffffff" svg:stroke-opacity="100%" svg:stroke-linecap="round"/>
    </style:style>
    <style:style style:family="text" style:name="a637">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none" draw:stroke="solid" svg:stroke-width="0.03125in" svg:stroke-color="#ffffff" svg:stroke-opacity="100%" svg:stroke-linecap="round"/>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draw:fill="none" draw:stroke="solid" svg:stroke-width="0.03125in" svg:stroke-color="#ffffff" svg:stroke-opacity="100%" svg:stroke-linecap="round"/>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5">
      <style:graphic-properties draw:fill="none" draw:stroke="solid" svg:stroke-width="0.01389in" svg:stroke-color="#000000" svg:stroke-opacity="100%"/>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3e5e08"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top" draw:textarea-horizontal-align="center" draw:fill="none" draw:stroke="solid" svg:stroke-width="0.01736in" svg:stroke-color="#ffffff" svg:stroke-opacity="40%" draw:auto-grow-width="false" draw:auto-grow-height="false" style:shrink-to-fi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3e5e08"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draw:fill="none" draw:stroke="solid" svg:stroke-width="0.01389in" svg:stroke-color="#000000" svg:stroke-opacity="100%"/>
    </style:style>
    <style:style style:family="text" style:name="a647">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draw:fill="none" draw:stroke="solid" svg:stroke-width="0.01042in" svg:stroke-color="#ffffff" svg:stroke-opacity="100%" svg:stroke-linecap="round"/>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
      <style:graphic-properties draw:fill="none" draw:stroke="solid" svg:stroke-width="0.01042in" svg:stroke-color="#ffffff" svg:stroke-opacity="100%" svg:stroke-linecap="round"/>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3">
      <style:graphic-properties draw:fill="none" draw:stroke="solid" svg:stroke-width="0.01042in" svg:stroke-color="#ffffff" svg:stroke-opacity="100%" svg:stroke-linecap="round"/>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draw:fill="none" draw:stroke="solid" svg:stroke-width="0.03125in" svg:stroke-color="#ffffff" svg:stroke-opacity="100%" svg:stroke-linecap="round"/>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fill="none" draw:stroke="solid" svg:stroke-width="0.03125in" svg:stroke-color="#ffffff" svg:stroke-opacity="100%" svg:stroke-linecap="round"/>
    </style:style>
    <style:style style:family="drawing-page" style:name="a5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9">
      <style:drawing-page-properties draw:fill="gradient" draw:fill-gradient-name="a5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draw:fill="none" draw:stroke="solid" svg:stroke-width="0.01042in" svg:stroke-color="#ffffff" svg:stroke-opacity="100%" svg:stroke-linecap="round"/>
    </style:style>
    <style:style style:family="graphic" style:name="a658">
      <style:graphic-properties draw:fill="none" draw:stroke="solid" svg:stroke-width="0.01042in" svg:stroke-color="#ffffff" svg:stroke-opacity="100%" svg:stroke-linecap="round"/>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9">
      <style:graphic-properties draw:fill="none" draw:stroke="solid" svg:stroke-width="0.01042in" svg:stroke-color="#ffffff" svg:stroke-opacity="100%" svg:stroke-linecap="round"/>
    </style:style>
    <style:style style:family="drawing-page" style:name="a811">
      <style:drawing-page-properties draw:fill="gradient" draw:fill-gradient-name="a8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3e5e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9">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3e5e08"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draw:fill="none" draw:stroke="solid" svg:stroke-width="0.03125in" svg:stroke-color="#ffffff" svg:stroke-opacity="100%" svg:stroke-linecap="round"/>
    </style:style>
    <style:style style:family="presentation" style:name="a43">
      <style:graphic-properties draw:fill="none" draw:stroke="solid" svg:stroke-width="0.01389in" svg:stroke-color="#000000" svg:stroke-opacity="100%"/>
    </style:style>
    <style:style style:family="presentation" style:name="a585">
      <style:graphic-properties fo:wrap-option="wrap" fo:padding-top="0.05in" fo:padding-bottom="0.05in" fo:padding-left="0.1in" fo:padding-right="0.1in" draw:textarea-vertical-align="top" draw:textarea-horizontal-align="center" draw:fill="none" draw:stroke="solid" svg:stroke-width="0.01736in" svg:stroke-color="#ffffff" svg:stroke-opacity="40%" draw:auto-grow-width="false" draw:auto-grow-height="false" style:shrink-to-fit="true"/>
      <style:paragraph-properties style:font-independent-line-spacing="true" style:writing-mode="lr-tb"/>
    </style:style>
    <style:style style:family="graphic" style:name="a661">
      <style:graphic-properties draw:fill="none" draw:stroke="solid" svg:stroke-width="0.03125in" svg:stroke-color="#ffffff" svg:stroke-opacity="100%" svg:stroke-linecap="round"/>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9">
      <style:graphic-properties draw:fill="none" draw:stroke="solid" svg:stroke-width="0.01389in" svg:stroke-color="#000000" svg:stroke-opacity="100%"/>
    </style:style>
    <style:style style:family="paragraph" style:name="a8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47">
      <style:drawing-page-properties draw:fill="gradient" draw:fill-gradient-name="a7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5">
      <style:graphic-properties draw:fill="none" draw:stroke="solid" svg:stroke-width="0.01389in" svg:stroke-color="#000000" svg:stroke-opacity="100%"/>
    </style:style>
    <style:style style:family="graphic" style:name="a829">
      <style:graphic-properties draw:fill="none" draw:stroke="solid" svg:stroke-width="0.01042in" svg:stroke-color="#ffffff" svg:stroke-opacity="100%" svg:stroke-linecap="round"/>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07">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3e5e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draw:fill="none" draw:stroke="solid" svg:stroke-width="0.01042in" svg:stroke-color="#ffffff" svg:stroke-opacity="100%" svg:stroke-linecap="round"/>
    </style:style>
    <style:style style:family="presentation" style:name="a7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draw:fill="none" draw:stroke="solid" svg:stroke-width="0.01042in" svg:stroke-color="#ffffff" svg:stroke-opacity="100%" svg:stroke-linecap="round"/>
    </style:style>
    <style:style style:family="text" style:name="a755">
      <style:text-properties fo:font-variant="normal" fo:text-transform="none" fo:color="#3e5e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draw:fill="none" draw:stroke="solid" svg:stroke-width="0.03125in" svg:stroke-color="#ffffff" svg:stroke-opacity="100%" svg:stroke-linecap="round"/>
    </style:style>
    <style:style style:family="graphic" style:name="a833">
      <style:graphic-properties draw:fill="none" draw:stroke="solid" svg:stroke-width="0.03125in" svg:stroke-color="#ffffff" svg:stroke-opacity="100%" svg:stroke-linecap="round"/>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17">
      <style:graphic-properties draw:fill="none" draw:stroke="solid" svg:stroke-width="0.01042in" svg:stroke-color="#ffffff" svg:stroke-opacity="100%" svg:stroke-linecap="round"/>
    </style:style>
    <style:style style:family="graphic" style:name="a1018">
      <style:graphic-properties draw:fill="none" draw:stroke="solid" svg:stroke-width="0.01042in" svg:stroke-color="#ffffff" svg:stroke-opacity="100%" svg:stroke-linecap="round"/>
    </style:style>
    <style:style style:family="graphic" style:name="a1019">
      <style:graphic-properties draw:fill="none" draw:stroke="solid" svg:stroke-width="0.01042in" svg:stroke-color="#ffffff" svg:stroke-opacity="100%" svg:stroke-linecap="round"/>
    </style:style>
    <style:style style:family="paragraph" style:name="a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gradient" draw:fill-gradient-name="a66"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draw:fill="none" draw:stroke="solid" svg:stroke-width="0.01389in" svg:stroke-color="#000000" svg:stroke-opacity="100%"/>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020">
      <style:graphic-properties draw:fill="none" draw:stroke="solid" svg:stroke-width="0.03125in" svg:stroke-color="#ffffff" svg:stroke-opacity="100%" svg:stroke-linecap="round"/>
    </style:style>
    <style:style style:family="graphic" style:name="a1021">
      <style:graphic-properties draw:fill="none" draw:stroke="solid" svg:stroke-width="0.03125in" svg:stroke-color="#ffffff" svg:stroke-opacity="100%" svg:stroke-linecap="round"/>
    </style:style>
    <style:style style:family="drawing-page" style:name="a929">
      <style:drawing-page-properties draw:fill="gradient" draw:fill-gradient-name="a92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9">
      <style:graphic-properties draw:fill="none" draw:stroke="solid" svg:stroke-width="0.01389in" svg:stroke-color="#000000" svg:stroke-opacity="100%"/>
    </style:style>
    <style:style style:family="paragraph" style:name="a11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3e5e08"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3">
      <style:drawing-page-properties draw:fill="gradient" draw:fill-gradient-name="a6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7">
      <style:text-properties fo:font-variant="normal" fo:text-transform="none" fo:color="#3e5e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5">
      <style:graphic-properties draw:fill="none" draw:stroke="solid" svg:stroke-width="0.01042in" svg:stroke-color="#ffffff" svg:stroke-opacity="100%" svg:stroke-linecap="round"/>
    </style:style>
    <style:style style:family="paragraph" style:name="a8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draw:fill="none" draw:stroke="solid" svg:stroke-width="0.01042in" svg:stroke-color="#ffffff" svg:stroke-opacity="100%" svg:stroke-linecap="round"/>
    </style:style>
    <style:style style:family="graphic" style:name="a777">
      <style:graphic-properties draw:fill="none" draw:stroke="solid" svg:stroke-width="0.01042in" svg:stroke-color="#ffffff" svg:stroke-opacity="100%" svg:stroke-linecap="round"/>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draw:fill="none" draw:stroke="solid" svg:stroke-width="0.03125in" svg:stroke-color="#ffffff" svg:stroke-opacity="100%" svg:stroke-linecap="round"/>
    </style:style>
    <style:style style:family="paragraph" style:name="a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draw:fill="none" draw:stroke="solid" svg:stroke-width="0.03125in" svg:stroke-color="#ffffff" svg:stroke-opacity="100%" svg:stroke-linecap="round"/>
    </style:style>
    <style:style style:family="presentation" style:name="a9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3">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7">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1">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4">
      <style:graphic-properties draw:fill="none" draw:stroke="solid" svg:stroke-width="0.01389in" svg:stroke-color="#ffffff" svg:stroke-opacity="100%" svg:stroke-linecap="round"/>
    </style:style>
    <style:style style:family="graphic" style:name="a85">
      <style:graphic-properties draw:fill="none" draw:stroke="solid" svg:stroke-width="0.01389in" svg:stroke-color="#ffffff" svg:stroke-opacity="100%" svg:stroke-linecap="round"/>
    </style:style>
    <style:style style:family="graphic" style:name="a86">
      <style:graphic-properties draw:fill="none" draw:stroke="solid" svg:stroke-width="0.01389in" svg:stroke-color="#ffffff" svg:stroke-opacity="100%" svg:stroke-linecap="round"/>
    </style:style>
    <style:style style:family="graphic" style:name="a87">
      <style:graphic-properties draw:fill="none" draw:stroke="solid" svg:stroke-width="0.03472in" svg:stroke-color="#ffffff" svg:stroke-opacity="100%" svg:stroke-linecap="round"/>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
      <style:graphic-properties draw:fill="none" draw:stroke="solid" svg:stroke-width="0.03472in" svg:stroke-color="#ffffff" svg:stroke-opacity="100%" svg:stroke-linecap="round"/>
    </style:style>
    <style:style style:family="paragraph" style:name="a7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7">
      <style:graphic-properties draw:fill="none" draw:stroke="solid" svg:stroke-width="0.01389in" svg:stroke-color="#000000" svg:stroke-opacity="100%"/>
    </style:style>
    <style:style style:family="drawing-page" style:name="a8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5">
      <style:drawing-page-properties draw:fill="gradient" draw:fill-gradient-name="a86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
      <style:graphic-properties draw:fill="none" draw:stroke="solid" svg:stroke-width="0.01389in" svg:stroke-color="#000000" svg:stroke-opacity="100%"/>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draw:fill="none" draw:stroke="solid" svg:stroke-width="0.01042in" svg:stroke-color="#ffffff" svg:stroke-opacity="100%" svg:stroke-linecap="round"/>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draw:fill="none" draw:stroke="solid" svg:stroke-width="0.01042in" svg:stroke-color="#ffffff" svg:stroke-opacity="100%" svg:stroke-linecap="round"/>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53">
      <style:graphic-properties draw:fill="none" draw:stroke="solid" svg:stroke-width="0.01042in" svg:stroke-color="#ffffff" svg:stroke-opacity="100%" svg:stroke-linecap="round"/>
    </style:style>
    <style:style style:family="text" style:name="a877">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4">
      <style:graphic-properties draw:fill="none" draw:stroke="solid" svg:stroke-width="0.03125in" svg:stroke-color="#ffffff" svg:stroke-opacity="100%" svg:stroke-linecap="round"/>
    </style:style>
    <style:style style:family="graphic" style:name="a955">
      <style:graphic-properties draw:fill="none" draw:stroke="solid" svg:stroke-width="0.03125in" svg:stroke-color="#ffffff" svg:stroke-opacity="100%" svg:stroke-linecap="round"/>
    </style:style>
    <style:style style:family="paragraph" style:name="a8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3">
      <style:drawing-page-properties draw:fill="gradient" draw:fill-gradient-name="a105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4">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57">
      <style:text-properties fo:font-variant="normal" fo:text-transform="none" fo:color="#3e5e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3">
      <style:graphic-properties draw:fill="none" draw:stroke="solid" svg:stroke-width="0.01389in" svg:stroke-color="#000000" svg:stroke-opacity="100%"/>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3e5e08"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93">
      <style:graphic-properties draw:fill="none" draw:stroke="solid" svg:stroke-width="0.01042in" svg:stroke-color="#ffffff" svg:stroke-opacity="100%" svg:stroke-linecap="round"/>
    </style:style>
    <style:style style:family="paragraph" style:name="a9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draw:fill="none" draw:stroke="solid" svg:stroke-width="0.01042in" svg:stroke-color="#ffffff" svg:stroke-opacity="100%" svg:stroke-linecap="round"/>
    </style:style>
    <style:style style:family="graphic" style:name="a895">
      <style:graphic-properties draw:fill="none" draw:stroke="solid" svg:stroke-width="0.01042in" svg:stroke-color="#ffffff" svg:stroke-opacity="100%" svg:stroke-linecap="round"/>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6">
      <style:graphic-properties draw:fill="none" draw:stroke="solid" svg:stroke-width="0.03125in" svg:stroke-color="#ffffff" svg:stroke-opacity="100%" svg:stroke-linecap="round"/>
    </style:style>
    <style:style style:family="paragraph" style:name="a9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draw:fill="none" draw:stroke="solid" svg:stroke-width="0.03125in" svg:stroke-color="#ffffff" svg:stroke-opacity="100%" svg:stroke-linecap="round"/>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73">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7">
      <style:drawing-page-properties draw:fill="gradient" draw:fill-gradient-name="a9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0">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83">
      <style:graphic-properties draw:fill="none" draw:stroke="solid" svg:stroke-width="0.01042in" svg:stroke-color="#ffffff" svg:stroke-opacity="100%" svg:stroke-linecap="round"/>
    </style:style>
    <style:style style:family="graphic" style:name="a1084">
      <style:graphic-properties draw:fill="none" draw:stroke="solid" svg:stroke-width="0.01042in" svg:stroke-color="#ffffff" svg:stroke-opacity="100%" svg:stroke-linecap="round"/>
    </style:style>
    <style:style style:family="graphic" style:name="a1085">
      <style:graphic-properties draw:fill="none" draw:stroke="solid" svg:stroke-width="0.01042in" svg:stroke-color="#ffffff" svg:stroke-opacity="100%" svg:stroke-linecap="round"/>
    </style:style>
    <style:style style:family="graphic" style:name="a1086">
      <style:graphic-properties draw:fill="none" draw:stroke="solid" svg:stroke-width="0.03125in" svg:stroke-color="#ffffff" svg:stroke-opacity="100%" svg:stroke-linecap="round"/>
    </style:style>
    <style:style style:family="graphic" style:name="a1087">
      <style:graphic-properties draw:fill="none" draw:stroke="solid" svg:stroke-width="0.03125in" svg:stroke-color="#ffffff" svg:stroke-opacity="100%" svg:stroke-linecap="round"/>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3e5e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3e5e08"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9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5">
      <style:graphic-properties draw:fill="none" draw:stroke="solid" svg:stroke-width="0.01389in" svg:stroke-color="#000000" svg:stroke-opacity="100%"/>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0">
      <style:drawing-page-properties draw:fill="gradient" draw:fill-gradient-name="a11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3e5e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3e5e08"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draw:fill="none" draw:stroke="solid" svg:stroke-width="0.01042in" svg:stroke-color="#ffffff" svg:stroke-opacity="100%" svg:stroke-linecap="round"/>
    </style:style>
    <style:style style:family="graphic" style:name="a205">
      <style:graphic-properties draw:fill="none" draw:stroke="solid" svg:stroke-width="0.01042in" svg:stroke-color="#ffffff" svg:stroke-opacity="100%" svg:stroke-linecap="round"/>
    </style:style>
    <style:style style:family="graphic" style:name="a206">
      <style:graphic-properties draw:fill="none" draw:stroke="solid" svg:stroke-width="0.01042in" svg:stroke-color="#ffffff" svg:stroke-opacity="100%" svg:stroke-linecap="round"/>
    </style:style>
    <style:style style:family="graphic" style:name="a207">
      <style:graphic-properties draw:fill="none" draw:stroke="solid" svg:stroke-width="0.03125in" svg:stroke-color="#ffffff" svg:stroke-opacity="100%" svg:stroke-linecap="round"/>
    </style:style>
    <style:style style:family="graphic" style:name="a208">
      <style:graphic-properties draw:fill="none" draw:stroke="solid" svg:stroke-width="0.03125in" svg:stroke-color="#ffffff" svg:stroke-opacity="100%" svg:stroke-linecap="round"/>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3e5e08"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3e5e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6">
      <style:graphic-properties draw:fill="none" draw:stroke="solid" svg:stroke-width="0.01389in" svg:stroke-color="#000000" svg:stroke-opacity="100%"/>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93f0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93f0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6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6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6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35">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38">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99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71">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81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74">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2">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87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9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6">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6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9">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1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3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1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3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9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8">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9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41">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24">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5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27">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55">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34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8">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1">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number:date-style xmlns:number="urn:oasis:names:tc:opendocument:xmlns:datastyle:1.0" style:name="a6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lice" style:page-layout-name="pageLayout1" draw:style-name="a1">
      <draw:g draw:name="Group 6" draw:id="id0">
        <svg:title/>
        <svg:desc/>
        <draw:connector draw:type="line" svg:x1="13.32986in" svg:y1="3.24074in" svg:x2="12.3316in" svg:y2="4.239in" draw:id="id6" draw:style-name="a31" draw:name="Straight Connector 7">
          <svg:title/>
          <svg:desc/>
        </draw:connector>
        <draw:connector draw:type="line" svg:x1="13.32986in" svg:y1="3.489in" svg:x2="10.06886in" svg:y2="6.75in" draw:id="id7" draw:style-name="a32" draw:name="Straight Connector 8">
          <svg:title/>
          <svg:desc/>
        </draw:connector>
        <draw:connector draw:type="line" svg:x1="13.32986in" svg:y1="3.59259in" svg:x2="11.25579in" svg:y2="5.66667in" draw:id="id8" draw:style-name="a33" draw:name="Straight Connector 9">
          <svg:title/>
          <svg:desc/>
        </draw:connector>
        <draw:connector draw:type="line" svg:x1="13.32986in" svg:y1="3.42419in" svg:x2="11.42072in" svg:y2="5.33333in" draw:id="id9" draw:style-name="a34" draw:name="Straight Connector 10">
          <svg:title/>
          <svg:desc/>
        </draw:connector>
        <draw:connector draw:type="line" svg:x1="13.32986in" svg:y1="4.02778in" svg:x2="11.94097in" svg:y2="5.41667in" draw:id="id10" draw:style-name="a35" draw:name="Straight Connector 11">
          <svg:title/>
          <svg:desc/>
        </draw:connector>
      </draw:g>
      <draw:frame draw:id="id1" presentation:style-name="a4" draw:name="Title Placeholder 1" svg:x="0.74826in" svg:y="4.90741in" svg:width="9.33333in" svg:height="1.64815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0.74826in" svg:y="0.75in" svg:width="9.33333in" svg:height="3.9537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10.8316in" svg:y="6.75in" svg:width="1.75in" svg:height="0.39931in" presentation:class="date-time" presentation:placeholder="false">
        <draw:text-box>
          <text:p text:style-name="a23" text:class-names="" text:cond-style-name=""><text:span text:style-name="a21" text:class-names=""><text:date text:fixed="false" style:data-style-name="a22">12/7/2016</text:date></text:span></text:p>
        </draw:text-box>
        <svg:title/>
        <svg:desc/>
      </draw:frame>
      <draw:frame draw:id="id4" presentation:style-name="a27" draw:name="Footer Placeholder 4" svg:x="0.74826in" svg:y="6.75in" svg:width="8.2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33333in" svg:y="6.10069in" svg:width="1.24917in" svg:height="0.73264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5">
        <draw:frame draw:id="id11" presentation:style-name="a38" draw:name="Header Placeholder 1" svg:x="0in" svg:y="0in" svg:width="3.25in" svg:height="0.50174in" presentation:class="header" presentation:placeholder="false">
          <draw:text-box>
            <text:p text:style-name="a37" text:class-names="" text:cond-style-name=""><text:span text:style-name="a36" text:class-names=""/></text:p>
          </draw:text-box>
          <svg:title/>
          <svg:desc/>
        </draw:frame>
        <draw:frame draw:id="id12" presentation:style-name="a42" draw:name="Date Placeholder 2" svg:x="4.24826in" svg:y="0in" svg:width="3.25in" svg:height="0.50174in" presentation:class="date-time" presentation:placeholder="false">
          <draw:text-box>
            <text:p text:style-name="a41" text:class-names="" text:cond-style-name=""><text:span text:style-name="a39" text:class-names=""><text:date text:fixed="false" style:data-style-name="a40">12/7/2016</text:date></text:span></text:p>
          </draw:text-box>
          <svg:title/>
          <svg:desc/>
        </draw:frame>
        <draw:page-thumbnail svg:x="0.75in" svg:y="1.25in" svg:width="6in" svg:height="3.375in" presentation:class="page" draw:id="id13" presentation:style-name="a43" draw:name="Slide Image Placeholder 3">
          <svg:title/>
          <svg:desc/>
        </draw:page-thumbnail>
        <draw:frame draw:id="id14" presentation:style-name="a58" draw:name="Notes Placeholder 4" svg:x="0.75in" svg:y="4.8125in" svg:width="6in" svg:height="3.9375in" presentation:class="notes" presentation:placeholder="false">
          <draw:text-box>
            <text:p text:style-name="a45" text:class-names="" text:cond-style-name=""><text:span text:style-name="a44" text:class-names="">Edit Master text styles</text:span></text:p>
            <text:list text:style-name="a48">
              <text:list-item>
                <text:list text:style-name="a48">
                  <text:list-item>
                    <text:p text:style-name="a47" text:class-names="" text:cond-style-name=""><text:span text:style-name="a46" text:class-names="">Second level</text:span></text:p>
                  </text:list-item>
                </text:list>
              </text:list-item>
            </text:list>
            <text:list text:style-name="a51">
              <text:list-item>
                <text:list text:style-name="a51">
                  <text:list-item>
                    <text:list text:style-name="a51">
                      <text:list-item>
                        <text:p text:style-name="a50" text:class-names="" text:cond-style-name=""><text:span text:style-name="a49" text:class-names="">Third level</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5" text:class-names="">Fifth level</text:span></text:p>
                              </text:list-item>
                            </text:list>
                          </text:list-item>
                        </text:list>
                      </text:list-item>
                    </text:list>
                  </text:list-item>
                </text:list>
              </text:list-item>
            </text:list>
          </draw:text-box>
          <svg:title/>
          <svg:desc/>
        </draw:frame>
        <draw:frame draw:id="id15"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6" presentation:style-name="a64" draw:name="Slide Number Placeholder 6" svg:x="4.24826in" svg:y="9.49826in" svg:width="3.25in" svg:height="0.50174in" presentation:class="page-number" presentation:placeholder="false">
          <draw:text-box>
            <text:p text:style-name="a63" text:class-names="" text:cond-style-name=""><text:span text:style-name="a62" text:class-names=""><text:page-number style:num-format="1" text:fixed="false"/></text:span></text:p>
          </draw:text-box>
          <svg:title/>
          <svg:desc/>
        </draw:frame>
      </presentation:notes>
    </style:master-page>
    <style:master-page style:name="Master1-Layout1-title-Title-Slide" style:page-layout-name="pageLayout1" draw:style-name="a67">
      <draw:frame draw:id="id17" presentation:style-name="a70" draw:name="Title 1" svg:x="0.74826in" svg:y="0.75in" svg:width="8.75in" svg:height="3.25in" presentation:class="title" presentation:placeholder="false">
        <draw:text-box>
          <text:p text:style-name="a69" text:class-names="" text:cond-style-name=""><text:span text:style-name="a68" text:class-names="">Click to edit Master title style</text:span></text:p>
        </draw:text-box>
        <svg:title/>
        <svg:desc/>
      </draw:frame>
      <draw:frame draw:id="id18" presentation:style-name="a73" draw:name="Subtitle 2" svg:x="0.74826in" svg:y="4.2037in" svg:width="7in" svg:height="2.12963in" presentation:class="subtitle" presentation:placeholder="false">
        <draw:text-box>
          <text:p text:style-name="a72" text:class-names="" text:cond-style-name=""><text:span text:style-name="a71" text:class-names="">Click to edit Master subtitle style</text:span></text:p>
        </draw:text-box>
        <svg:title/>
        <svg:desc/>
      </draw:frame>
      <draw:frame draw:id="id19" presentation:style-name="a77" draw:name="Date Placeholder 3" svg:x="10.8316in" svg:y="6.75in" svg:width="1.75in" svg:height="0.39931in" presentation:class="date-time" presentation:placeholder="false">
        <draw:text-box>
          <text:p text:style-name="a76" text:class-names="" text:cond-style-name=""><text:span text:style-name="a74" text:class-names=""><text:date text:fixed="false" style:data-style-name="a75">12/7/2016</text:date></text:span></text:p>
        </draw:text-box>
        <svg:title/>
        <svg:desc/>
      </draw:frame>
      <draw:frame draw:id="id20" presentation:style-name="a80" draw:name="Footer Placeholder 4" svg:x="0.74826in" svg:y="6.75in" svg:width="8.25in" svg:height="0.39931in" presentation:class="footer" presentation:placeholder="false">
        <draw:text-box>
          <text:p text:style-name="a79" text:class-names="" text:cond-style-name=""><text:span text:style-name="a78" text:class-names=""/></text:p>
        </draw:text-box>
        <svg:title/>
        <svg:desc/>
      </draw:frame>
      <draw:frame draw:id="id21" presentation:style-name="a83" draw:name="Slide Number Placeholder 5" svg:x="11.33333in" svg:y="6.10069in" svg:width="1.24917in" svg:height="0.73264in" presentation:class="page-number" presentation:placeholder="false">
        <draw:text-box>
          <text:p text:style-name="a82" text:class-names="" text:cond-style-name=""><text:span text:style-name="a81" text:class-names=""><text:page-number style:num-format="1" text:fixed="false"/></text:span></text:p>
        </draw:text-box>
        <svg:title/>
        <svg:desc/>
      </draw:frame>
      <draw:connector draw:type="line" svg:x1="13.16493in" svg:y1="0.00926in" svg:x2="8.99826in" svg:y2="4.17593in" draw:id="id22" draw:style-name="a84" draw:name="Straight Connector 15">
        <svg:title/>
        <svg:desc/>
      </draw:connector>
      <draw:connector draw:type="line" svg:x1="13.32986in" svg:y1="0.10011in" svg:x2="6.67998in" svg:y2="6.75in" draw:id="id23" draw:style-name="a85" draw:name="Straight Connector 16">
        <svg:title/>
        <svg:desc/>
      </draw:connector>
      <draw:connector draw:type="line" svg:x1="13.32986in" svg:y1="0.25in" svg:x2="7.91319in" svg:y2="5.66667in" draw:id="id24" draw:style-name="a86" draw:name="Straight Connector 18">
        <svg:title/>
        <svg:desc/>
      </draw:connector>
      <draw:connector draw:type="line" svg:x1="13.32986in" svg:y1="0.0353in" svg:x2="8.02257in" svg:y2="5.34259in" draw:id="id25" draw:style-name="a87" draw:name="Straight Connector 20">
        <svg:title/>
        <svg:desc/>
      </draw:connector>
      <draw:connector draw:type="line" svg:x1="13.32986in" svg:y1="0.66667in" svg:x2="8.57986in" svg:y2="5.41667in" draw:id="id26" draw:style-name="a88" draw:name="Straight Connector 22">
        <svg:title/>
        <svg:desc/>
      </draw:connector>
      <presentation:notes style:page-layout-name="pageLayout2" draw:style-name="a118">
        <draw:frame draw:id="id11" presentation:style-name="a91" draw:name="Header Placeholder 1" svg:x="0in" svg:y="0in" svg:width="3.25in" svg:height="0.50174in" presentation:class="header" presentation:placeholder="false">
          <draw:text-box>
            <text:p text:style-name="a90" text:class-names="" text:cond-style-name=""><text:span text:style-name="a89" text:class-names=""/></text:p>
          </draw:text-box>
          <svg:title/>
          <svg:desc/>
        </draw:frame>
        <draw:frame draw:id="id12" presentation:style-name="a95" draw:name="Date Placeholder 2" svg:x="4.24826in" svg:y="0in" svg:width="3.25in" svg:height="0.50174in" presentation:class="date-time" presentation:placeholder="false">
          <draw:text-box>
            <text:p text:style-name="a94" text:class-names="" text:cond-style-name=""><text:span text:style-name="a92" text:class-names=""><text:date text:fixed="false" style:data-style-name="a93">12/7/2016</text:date></text:span></text:p>
          </draw:text-box>
          <svg:title/>
          <svg:desc/>
        </draw:frame>
        <draw:page-thumbnail svg:x="0.75in" svg:y="1.25in" svg:width="6in" svg:height="3.375in" presentation:class="page" draw:id="id13" presentation:style-name="a96" draw:name="Slide Image Placeholder 3">
          <svg:title/>
          <svg:desc/>
        </draw:page-thumbnail>
        <draw:frame draw:id="id14" presentation:style-name="a111" draw:name="Notes Placeholder 4" svg:x="0.75in" svg:y="4.8125in" svg:width="6in" svg:height="3.9375in" presentation:class="notes" presentation:placeholder="false">
          <draw:text-box>
            <text:p text:style-name="a98" text:class-names="" text:cond-style-name=""><text:span text:style-name="a97" text:class-names="">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0">
              <text:list-item>
                <text:list text:style-name="a110">
                  <text:list-item>
                    <text:list text:style-name="a110">
                      <text:list-item>
                        <text:list text:style-name="a110">
                          <text:list-item>
                            <text:list text:style-name="a110">
                              <text:list-item>
                                <text:p text:style-name="a109" text:class-names="" text:cond-style-name=""><text:span text:style-name="a108" text:class-names="">Fifth level</text:span></text:p>
                              </text:list-item>
                            </text:list>
                          </text:list-item>
                        </text:list>
                      </text:list-item>
                    </text:list>
                  </text:list-item>
                </text:list>
              </text:list-item>
            </text:list>
          </draw:text-box>
          <svg:title/>
          <svg:desc/>
        </draw:frame>
        <draw:frame draw:id="id15" presentation:style-name="a114" draw:name="Footer Placeholder 5" svg:x="0in" svg:y="9.49826in" svg:width="3.25in" svg:height="0.50174in" presentation:class="footer" presentation:placeholder="false">
          <draw:text-box>
            <text:p text:style-name="a113" text:class-names="" text:cond-style-name=""><text:span text:style-name="a112" text:class-names=""/></text:p>
          </draw:text-box>
          <svg:title/>
          <svg:desc/>
        </draw:frame>
        <draw:frame draw:id="id16" presentation:style-name="a117" draw:name="Slide Number Placeholder 6" svg:x="4.24826in" svg:y="9.49826in" svg:width="3.25in" svg:height="0.50174in" presentation:class="page-number" presentation:placeholder="false">
          <draw:text-box>
            <text:p text:style-name="a116" text:class-names="" text:cond-style-name=""><text:span text:style-name="a115" text:class-names=""><text:page-number style:num-format="1" text:fixed="false"/></text:span></text:p>
          </draw:text-box>
          <svg:title/>
          <svg:desc/>
        </draw:frame>
      </presentation:notes>
    </style:master-page>
    <style:master-page style:name="Master1-Layout2-obj-Title-and-Content" style:page-layout-name="pageLayout1" draw:style-name="a120">
      <draw:g draw:name="Group 6" draw:id="id27">
        <svg:title/>
        <svg:desc/>
        <draw:connector draw:type="line" svg:x1="13.32986in" svg:y1="3.24074in" svg:x2="12.3316in" svg:y2="4.239in" draw:id="id33" draw:layer="Master1-bg" draw:style-name="a150" draw:name="Straight Connector 7">
          <svg:title/>
          <svg:desc/>
        </draw:connector>
        <draw:connector draw:type="line" svg:x1="13.32986in" svg:y1="3.489in" svg:x2="10.06886in" svg:y2="6.75in" draw:id="id34" draw:layer="Master1-bg" draw:style-name="a151" draw:name="Straight Connector 8">
          <svg:title/>
          <svg:desc/>
        </draw:connector>
        <draw:connector draw:type="line" svg:x1="13.32986in" svg:y1="3.59259in" svg:x2="11.25579in" svg:y2="5.66667in" draw:id="id35" draw:layer="Master1-bg" draw:style-name="a152" draw:name="Straight Connector 9">
          <svg:title/>
          <svg:desc/>
        </draw:connector>
        <draw:connector draw:type="line" svg:x1="13.32986in" svg:y1="3.42419in" svg:x2="11.42072in" svg:y2="5.33333in" draw:id="id36" draw:layer="Master1-bg" draw:style-name="a153" draw:name="Straight Connector 10">
          <svg:title/>
          <svg:desc/>
        </draw:connector>
        <draw:connector draw:type="line" svg:x1="13.32986in" svg:y1="4.02778in" svg:x2="11.94097in" svg:y2="5.41667in" draw:id="id37" draw:layer="Master1-bg" draw:style-name="a154" draw:name="Straight Connector 11">
          <svg:title/>
          <svg:desc/>
        </draw:connector>
      </draw:g>
      <draw:frame draw:id="id28" presentation:style-name="a123" draw:name="Title 1" svg:x="0.74826in" svg:y="4.90741in" svg:width="9.33333in" svg:height="1.64815in" presentation:class="title" presentation:placeholder="false">
        <draw:text-box>
          <text:p text:style-name="a122" text:class-names="" text:cond-style-name=""><text:span text:style-name="a121" text:class-names="">Click to edit Master title style</text:span></text:p>
        </draw:text-box>
        <svg:title/>
        <svg:desc/>
      </draw:frame>
      <draw:frame draw:id="id29" presentation:style-name="a139" draw:name="Content Placeholder 2" svg:x="0.74826in" svg:y="0.75in" svg:width="9.33333in" svg:height="3.9537in" presentation:class="object" presentation:placeholder="false">
        <draw:text-box>
          <text:list text:style-name="a126">
            <text:list-item>
              <text:p text:style-name="a125" text:class-names="" text:cond-style-name=""><text:span text:style-name="a124" text:class-names="">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6" text:class-names="">Fifth level</text:span></text:p>
                            </text:list-item>
                          </text:list>
                        </text:list-item>
                      </text:list>
                    </text:list-item>
                  </text:list>
                </text:list-item>
              </text:list>
            </text:list-item>
          </text:list>
        </draw:text-box>
        <svg:title/>
        <svg:desc/>
      </draw:frame>
      <draw:frame draw:id="id30" presentation:style-name="a143" draw:name="Date Placeholder 3" svg:x="10.8316in" svg:y="6.75in" svg:width="1.75in" svg:height="0.39931in" presentation:class="date-time" presentation:placeholder="false">
        <draw:text-box>
          <text:p text:style-name="a142" text:class-names="" text:cond-style-name=""><text:span text:style-name="a140" text:class-names=""><text:date text:fixed="false" style:data-style-name="a141">12/7/2016</text:date></text:span></text:p>
        </draw:text-box>
        <svg:title/>
        <svg:desc/>
      </draw:frame>
      <draw:frame draw:id="id31" presentation:style-name="a146" draw:name="Footer Placeholder 4" svg:x="0.74826in" svg:y="6.75in" svg:width="8.25in" svg:height="0.39931in" presentation:class="footer" presentation:placeholder="false">
        <draw:text-box>
          <text:p text:style-name="a145" text:class-names="" text:cond-style-name=""><text:span text:style-name="a144" text:class-names=""/></text:p>
        </draw:text-box>
        <svg:title/>
        <svg:desc/>
      </draw:frame>
      <draw:frame draw:id="id32" presentation:style-name="a149" draw:name="Slide Number Placeholder 5" svg:x="11.33333in" svg:y="6.10069in" svg:width="1.24917in" svg:height="0.73264in" presentation:class="page-number" presentation:placeholder="false">
        <draw:text-box>
          <text:p text:style-name="a148" text:class-names="" text:cond-style-name=""><text:span text:style-name="a147" text:class-names=""><text:page-number style:num-format="1" text:fixed="false"/></text:span></text:p>
        </draw:text-box>
        <svg:title/>
        <svg:desc/>
      </draw:frame>
      <presentation:notes style:page-layout-name="pageLayout2" draw:style-name="a184">
        <draw:frame draw:id="id11"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12" presentation:style-name="a161" draw:name="Date Placeholder 2" svg:x="4.24826in" svg:y="0in" svg:width="3.25in" svg:height="0.50174in" presentation:class="date-time" presentation:placeholder="false">
          <draw:text-box>
            <text:p text:style-name="a160" text:class-names="" text:cond-style-name=""><text:span text:style-name="a158" text:class-names=""><text:date text:fixed="false" style:data-style-name="a159">12/7/2016</text:date></text:span></text:p>
          </draw:text-box>
          <svg:title/>
          <svg:desc/>
        </draw:frame>
        <draw:page-thumbnail svg:x="0.75in" svg:y="1.25in" svg:width="6in" svg:height="3.375in" presentation:class="page" draw:id="id13" presentation:style-name="a162" draw:name="Slide Image Placeholder 3">
          <svg:title/>
          <svg:desc/>
        </draw:page-thumbnail>
        <draw:frame draw:id="id14" presentation:style-name="a177" draw:name="Notes Placeholder 4" svg:x="0.75in" svg:y="4.8125in" svg:width="6in" svg:height="3.9375in" presentation:class="notes" presentation:placeholder="false">
          <draw:text-box>
            <text:p text:style-name="a164" text:class-names="" text:cond-style-name=""><text:span text:style-name="a163" text:class-names="">Edit Master text styles</text:span></text:p>
            <text:list text:style-name="a167">
              <text:list-item>
                <text:list text:style-name="a167">
                  <text:list-item>
                    <text:p text:style-name="a166" text:class-names="" text:cond-style-name=""><text:span text:style-name="a165" text:class-names="">Second level</text:span></text:p>
                  </text:list-item>
                </text:list>
              </text:list-item>
            </text:list>
            <text:list text:style-name="a170">
              <text:list-item>
                <text:list text:style-name="a170">
                  <text:list-item>
                    <text:list text:style-name="a170">
                      <text:list-item>
                        <text:p text:style-name="a169" text:class-names="" text:cond-style-name=""><text:span text:style-name="a168" text:class-names="">Third level</text:span></text:p>
                      </text:list-item>
                    </text:list>
                  </text:list-item>
                </text:list>
              </text:list-item>
            </text:list>
            <text:list text:style-name="a173">
              <text:list-item>
                <text:list text:style-name="a173">
                  <text:list-item>
                    <text:list text:style-name="a173">
                      <text:list-item>
                        <text:list text:style-name="a173">
                          <text:list-item>
                            <text:p text:style-name="a172" text:class-names="" text:cond-style-name=""><text:span text:style-name="a171"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4" text:class-names="">Fifth level</text:span></text:p>
                              </text:list-item>
                            </text:list>
                          </text:list-item>
                        </text:list>
                      </text:list-item>
                    </text:list>
                  </text:list-item>
                </text:list>
              </text:list-item>
            </text:list>
          </draw:text-box>
          <svg:title/>
          <svg:desc/>
        </draw:frame>
        <draw:frame draw:id="id15" presentation:style-name="a180" draw:name="Footer Placeholder 5" svg:x="0in" svg:y="9.49826in" svg:width="3.25in" svg:height="0.50174in" presentation:class="footer" presentation:placeholder="false">
          <draw:text-box>
            <text:p text:style-name="a179" text:class-names="" text:cond-style-name=""><text:span text:style-name="a178" text:class-names=""/></text:p>
          </draw:text-box>
          <svg:title/>
          <svg:desc/>
        </draw:frame>
        <draw:frame draw:id="id16" presentation:style-name="a183" draw:name="Slide Number Placeholder 6" svg:x="4.24826in" svg:y="9.49826in" svg:width="3.25in" svg:height="0.50174in" presentation:class="page-number" presentation:placeholder="false">
          <draw:text-box>
            <text:p text:style-name="a182" text:class-names="" text:cond-style-name=""><text:span text:style-name="a181" text:class-names=""><text:page-number style:num-format="1" text:fixed="false"/></text:span></text:p>
          </draw:text-box>
          <svg:title/>
          <svg:desc/>
        </draw:frame>
      </presentation:notes>
    </style:master-page>
    <style:master-page style:name="Master1-Layout3-secHead-Section-Header" style:page-layout-name="pageLayout1" draw:style-name="a186">
      <draw:g draw:name="Group 6" draw:id="id38">
        <svg:title/>
        <svg:desc/>
        <draw:connector draw:type="line" svg:x1="13.32986in" svg:y1="3.24074in" svg:x2="12.3316in" svg:y2="4.239in" draw:id="id44" draw:layer="Master1-bg" draw:style-name="a204" draw:name="Straight Connector 7">
          <svg:title/>
          <svg:desc/>
        </draw:connector>
        <draw:connector draw:type="line" svg:x1="13.32986in" svg:y1="3.489in" svg:x2="10.06886in" svg:y2="6.75in" draw:id="id45" draw:layer="Master1-bg" draw:style-name="a205" draw:name="Straight Connector 8">
          <svg:title/>
          <svg:desc/>
        </draw:connector>
        <draw:connector draw:type="line" svg:x1="13.32986in" svg:y1="3.59259in" svg:x2="11.25579in" svg:y2="5.66667in" draw:id="id46" draw:layer="Master1-bg" draw:style-name="a206" draw:name="Straight Connector 9">
          <svg:title/>
          <svg:desc/>
        </draw:connector>
        <draw:connector draw:type="line" svg:x1="13.32986in" svg:y1="3.42419in" svg:x2="11.42072in" svg:y2="5.33333in" draw:id="id47" draw:layer="Master1-bg" draw:style-name="a207" draw:name="Straight Connector 10">
          <svg:title/>
          <svg:desc/>
        </draw:connector>
        <draw:connector draw:type="line" svg:x1="13.32986in" svg:y1="4.02778in" svg:x2="11.94097in" svg:y2="5.41667in" draw:id="id48" draw:layer="Master1-bg" draw:style-name="a208" draw:name="Straight Connector 11">
          <svg:title/>
          <svg:desc/>
        </draw:connector>
      </draw:g>
      <draw:frame draw:id="id39" presentation:style-name="a189" draw:name="Title 1" svg:x="0.74826in" svg:y="2.19444in" svg:width="9.33333in" svg:height="2.49519in" presentation:class="title" presentation:placeholder="false">
        <draw:text-box>
          <text:p text:style-name="a188" text:class-names="" text:cond-style-name=""><text:span text:style-name="a187" text:class-names="">Click to edit Master title style</text:span></text:p>
        </draw:text-box>
        <svg:title/>
        <svg:desc/>
      </draw:frame>
      <draw:frame draw:id="id40" presentation:style-name="a193" draw:name="Text Placeholder 2" svg:x="0.74826in" svg:y="4.91667in" svg:width="9.33333in" svg:height="1.63889in" presentation:class="outline" presentation:placeholder="false">
        <draw:text-box>
          <text:list text:style-name="a192">
            <text:list-item>
              <text:p text:style-name="a191" text:class-names="" text:cond-style-name=""><text:span text:style-name="a190" text:class-names="">Edit Master text styles</text:span></text:p>
            </text:list-item>
          </text:list>
        </draw:text-box>
        <svg:title/>
        <svg:desc/>
      </draw:frame>
      <draw:frame draw:id="id41" presentation:style-name="a197" draw:name="Date Placeholder 3" svg:x="10.8316in" svg:y="6.75in" svg:width="1.75in" svg:height="0.39931in" presentation:class="date-time" presentation:placeholder="false">
        <draw:text-box>
          <text:p text:style-name="a196" text:class-names="" text:cond-style-name=""><text:span text:style-name="a194" text:class-names=""><text:date text:fixed="false" style:data-style-name="a195">12/7/2016</text:date></text:span></text:p>
        </draw:text-box>
        <svg:title/>
        <svg:desc/>
      </draw:frame>
      <draw:frame draw:id="id42" presentation:style-name="a200" draw:name="Footer Placeholder 4" svg:x="0.74826in" svg:y="6.75in" svg:width="8.25in" svg:height="0.39931in" presentation:class="footer" presentation:placeholder="false">
        <draw:text-box>
          <text:p text:style-name="a199" text:class-names="" text:cond-style-name=""><text:span text:style-name="a198" text:class-names=""/></text:p>
        </draw:text-box>
        <svg:title/>
        <svg:desc/>
      </draw:frame>
      <draw:frame draw:id="id43" presentation:style-name="a203" draw:name="Slide Number Placeholder 5" svg:x="11.33333in" svg:y="6.10069in" svg:width="1.24917in" svg:height="0.73264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38">
        <draw:frame draw:id="id11" presentation:style-name="a211" draw:name="Header Placeholder 1" svg:x="0in" svg:y="0in" svg:width="3.25in" svg:height="0.50174in" presentation:class="header" presentation:placeholder="false">
          <draw:text-box>
            <text:p text:style-name="a210" text:class-names="" text:cond-style-name=""><text:span text:style-name="a209" text:class-names=""/></text:p>
          </draw:text-box>
          <svg:title/>
          <svg:desc/>
        </draw:frame>
        <draw:frame draw:id="id12" presentation:style-name="a215" draw:name="Date Placeholder 2" svg:x="4.24826in" svg:y="0in" svg:width="3.25in" svg:height="0.50174in" presentation:class="date-time" presentation:placeholder="false">
          <draw:text-box>
            <text:p text:style-name="a214" text:class-names="" text:cond-style-name=""><text:span text:style-name="a212" text:class-names=""><text:date text:fixed="false" style:data-style-name="a213">12/7/2016</text:date></text:span></text:p>
          </draw:text-box>
          <svg:title/>
          <svg:desc/>
        </draw:frame>
        <draw:page-thumbnail svg:x="0.75in" svg:y="1.25in" svg:width="6in" svg:height="3.375in" presentation:class="page" draw:id="id13" presentation:style-name="a216" draw:name="Slide Image Placeholder 3">
          <svg:title/>
          <svg:desc/>
        </draw:page-thumbnail>
        <draw:frame draw:id="id14" presentation:style-name="a231" draw:name="Notes Placeholder 4" svg:x="0.75in" svg:y="4.8125in" svg:width="6in" svg:height="3.9375in" presentation:class="notes" presentation:placeholder="false">
          <draw:text-box>
            <text:p text:style-name="a218" text:class-names="" text:cond-style-name=""><text:span text:style-name="a217" text:class-names="">Edit Master text styles</text:span></text:p>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8" text:class-names="">Fifth level</text:span></text:p>
                              </text:list-item>
                            </text:list>
                          </text:list-item>
                        </text:list>
                      </text:list-item>
                    </text:list>
                  </text:list-item>
                </text:list>
              </text:list-item>
            </text:list>
          </draw:text-box>
          <svg:title/>
          <svg:desc/>
        </draw:frame>
        <draw:frame draw:id="id15" presentation:style-name="a234" draw:name="Footer Placeholder 5" svg:x="0in" svg:y="9.49826in" svg:width="3.25in" svg:height="0.50174in" presentation:class="footer" presentation:placeholder="false">
          <draw:text-box>
            <text:p text:style-name="a233" text:class-names="" text:cond-style-name=""><text:span text:style-name="a232" text:class-names=""/></text:p>
          </draw:text-box>
          <svg:title/>
          <svg:desc/>
        </draw:frame>
        <draw:frame draw:id="id16" presentation:style-name="a237" draw:name="Slide Number Placeholder 6" svg:x="4.24826in" svg:y="9.49826in" svg:width="3.25in" svg:height="0.50174in" presentation:class="page-number" presentation:placeholder="false">
          <draw:text-box>
            <text:p text:style-name="a236" text:class-names="" text:cond-style-name=""><text:span text:style-name="a235" text:class-names=""><text:page-number style:num-format="1" text:fixed="false"/></text:span></text:p>
          </draw:text-box>
          <svg:title/>
          <svg:desc/>
        </draw:frame>
      </presentation:notes>
    </style:master-page>
    <style:master-page style:name="Master1-Layout4-twoObj-Two-Content" style:page-layout-name="pageLayout1" draw:style-name="a240">
      <draw:g draw:name="Group 6" draw:id="id49">
        <svg:title/>
        <svg:desc/>
        <draw:connector draw:type="line" svg:x1="13.32986in" svg:y1="3.24074in" svg:x2="12.3316in" svg:y2="4.239in" draw:id="id56" draw:layer="Master1-bg" draw:style-name="a286" draw:name="Straight Connector 7">
          <svg:title/>
          <svg:desc/>
        </draw:connector>
        <draw:connector draw:type="line" svg:x1="13.32986in" svg:y1="3.489in" svg:x2="10.06886in" svg:y2="6.75in" draw:id="id57" draw:layer="Master1-bg" draw:style-name="a287" draw:name="Straight Connector 8">
          <svg:title/>
          <svg:desc/>
        </draw:connector>
        <draw:connector draw:type="line" svg:x1="13.32986in" svg:y1="3.59259in" svg:x2="11.25579in" svg:y2="5.66667in" draw:id="id58" draw:layer="Master1-bg" draw:style-name="a288" draw:name="Straight Connector 9">
          <svg:title/>
          <svg:desc/>
        </draw:connector>
        <draw:connector draw:type="line" svg:x1="13.32986in" svg:y1="3.42419in" svg:x2="11.42072in" svg:y2="5.33333in" draw:id="id59" draw:layer="Master1-bg" draw:style-name="a289" draw:name="Straight Connector 10">
          <svg:title/>
          <svg:desc/>
        </draw:connector>
        <draw:connector draw:type="line" svg:x1="13.32986in" svg:y1="4.02778in" svg:x2="11.94097in" svg:y2="5.41667in" draw:id="id60" draw:layer="Master1-bg" draw:style-name="a290" draw:name="Straight Connector 11">
          <svg:title/>
          <svg:desc/>
        </draw:connector>
      </draw:g>
      <draw:frame draw:id="id50" presentation:style-name="a243" draw:name="Title 1" svg:x="0.74826in" svg:y="4.90741in" svg:width="9.33333in" svg:height="1.64815in" presentation:class="title" presentation:placeholder="false">
        <draw:text-box>
          <text:p text:style-name="a242" text:class-names="" text:cond-style-name=""><text:span text:style-name="a241" text:class-names="">Click to edit Master title style</text:span></text:p>
        </draw:text-box>
        <svg:title/>
        <svg:desc/>
      </draw:frame>
      <draw:frame draw:id="id51" presentation:style-name="a259" draw:name="Content Placeholder 2" svg:x="0.74826in" svg:y="0.75in" svg:width="5.39989in" svg:height="3.9537in" presentation:class="object" presentation:placeholder="false">
        <draw:text-box>
          <text:list text:style-name="a246">
            <text:list-item>
              <text:p text:style-name="a245" text:class-names="" text:cond-style-name=""><text:span text:style-name="a244" text:class-names="">Edit Master text styles</text:span></text:p>
            </text:list-item>
          </text:list>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52" presentation:style-name="a275" draw:name="Content Placeholder 3" svg:x="6.35185in" svg:y="0.75in" svg:width="5.39641in" svg:height="3.9537in" presentation:class="object" presentation:placeholder="false">
        <draw:text-box>
          <text:list text:style-name="a262">
            <text:list-item>
              <text:p text:style-name="a261" text:class-names="" text:cond-style-name=""><text:span text:style-name="a260" text:class-names="">Edit Master text styles</text:span></text:p>
            </text:list-item>
          </text:list>
          <text:list text:style-name="a265">
            <text:list-item>
              <text:list text:style-name="a265">
                <text:list-item>
                  <text:p text:style-name="a264" text:class-names="" text:cond-style-name=""><text:span text:style-name="a263" text:class-names="">Second level</text:span></text:p>
                </text:list-item>
              </text:list>
            </text:list-item>
          </text:list>
          <text:list text:style-name="a268">
            <text:list-item>
              <text:list text:style-name="a268">
                <text:list-item>
                  <text:list text:style-name="a268">
                    <text:list-item>
                      <text:p text:style-name="a267" text:class-names="" text:cond-style-name=""><text:span text:style-name="a266" text:class-names="">Third level</text:span></text:p>
                    </text:list-item>
                  </text:list>
                </text:list-item>
              </text:list>
            </text:list-item>
          </text:list>
          <text:list text:style-name="a271">
            <text:list-item>
              <text:list text:style-name="a271">
                <text:list-item>
                  <text:list text:style-name="a271">
                    <text:list-item>
                      <text:list text:style-name="a271">
                        <text:list-item>
                          <text:p text:style-name="a270" text:class-names="" text:cond-style-name=""><text:span text:style-name="a269"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2" text:class-names="">Fifth level</text:span></text:p>
                            </text:list-item>
                          </text:list>
                        </text:list-item>
                      </text:list>
                    </text:list-item>
                  </text:list>
                </text:list-item>
              </text:list>
            </text:list-item>
          </text:list>
        </draw:text-box>
        <svg:title/>
        <svg:desc/>
      </draw:frame>
      <draw:frame draw:id="id53" presentation:style-name="a279" draw:name="Date Placeholder 4" svg:x="10.8316in" svg:y="6.75in" svg:width="1.75in" svg:height="0.39931in" presentation:class="date-time" presentation:placeholder="false">
        <draw:text-box>
          <text:p text:style-name="a278" text:class-names="" text:cond-style-name=""><text:span text:style-name="a276" text:class-names=""><text:date text:fixed="false" style:data-style-name="a277">12/7/2016</text:date></text:span></text:p>
        </draw:text-box>
        <svg:title/>
        <svg:desc/>
      </draw:frame>
      <draw:frame draw:id="id54" presentation:style-name="a282" draw:name="Footer Placeholder 5" svg:x="0.74826in" svg:y="6.75in" svg:width="8.25in" svg:height="0.39931in" presentation:class="footer" presentation:placeholder="false">
        <draw:text-box>
          <text:p text:style-name="a281" text:class-names="" text:cond-style-name=""><text:span text:style-name="a280" text:class-names=""/></text:p>
        </draw:text-box>
        <svg:title/>
        <svg:desc/>
      </draw:frame>
      <draw:frame draw:id="id55" presentation:style-name="a285" draw:name="Slide Number Placeholder 6" svg:x="11.33333in" svg:y="6.10069in" svg:width="1.24917in" svg:height="0.73264in" presentation:class="page-number" presentation:placeholder="false">
        <draw:text-box>
          <text:p text:style-name="a284" text:class-names="" text:cond-style-name=""><text:span text:style-name="a283" text:class-names=""><text:page-number style:num-format="1" text:fixed="false"/></text:span></text:p>
        </draw:text-box>
        <svg:title/>
        <svg:desc/>
      </draw:frame>
      <presentation:notes style:page-layout-name="pageLayout2" draw:style-name="a320">
        <draw:frame draw:id="id11" presentation:style-name="a293" draw:name="Header Placeholder 1" svg:x="0in" svg:y="0in" svg:width="3.25in" svg:height="0.50174in" presentation:class="header" presentation:placeholder="false">
          <draw:text-box>
            <text:p text:style-name="a292" text:class-names="" text:cond-style-name=""><text:span text:style-name="a291" text:class-names=""/></text:p>
          </draw:text-box>
          <svg:title/>
          <svg:desc/>
        </draw:frame>
        <draw:frame draw:id="id12" presentation:style-name="a297" draw:name="Date Placeholder 2" svg:x="4.24826in" svg:y="0in" svg:width="3.25in" svg:height="0.50174in" presentation:class="date-time" presentation:placeholder="false">
          <draw:text-box>
            <text:p text:style-name="a296" text:class-names="" text:cond-style-name=""><text:span text:style-name="a294" text:class-names=""><text:date text:fixed="false" style:data-style-name="a295">12/7/2016</text:date></text:span></text:p>
          </draw:text-box>
          <svg:title/>
          <svg:desc/>
        </draw:frame>
        <draw:page-thumbnail svg:x="0.75in" svg:y="1.25in" svg:width="6in" svg:height="3.375in" presentation:class="page" draw:id="id13" presentation:style-name="a298" draw:name="Slide Image Placeholder 3">
          <svg:title/>
          <svg:desc/>
        </draw:page-thumbnail>
        <draw:frame draw:id="id14" presentation:style-name="a313" draw:name="Notes Placeholder 4" svg:x="0.75in" svg:y="4.8125in" svg:width="6in" svg:height="3.9375in" presentation:class="notes" presentation:placeholder="false">
          <draw:text-box>
            <text:p text:style-name="a300" text:class-names="" text:cond-style-name=""><text:span text:style-name="a299" text:class-names="">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15" presentation:style-name="a316" draw:name="Footer Placeholder 5" svg:x="0in" svg:y="9.49826in" svg:width="3.25in" svg:height="0.50174in" presentation:class="footer" presentation:placeholder="false">
          <draw:text-box>
            <text:p text:style-name="a315" text:class-names="" text:cond-style-name=""><text:span text:style-name="a314" text:class-names=""/></text:p>
          </draw:text-box>
          <svg:title/>
          <svg:desc/>
        </draw:frame>
        <draw:frame draw:id="id16" presentation:style-name="a319" draw:name="Slide Number Placeholder 6" svg:x="4.24826in" svg:y="9.49826in" svg:width="3.25in" svg:height="0.50174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5-twoTxTwoObj-Comparison" style:page-layout-name="pageLayout1" draw:style-name="a322">
      <draw:g draw:name="Group 6" draw:id="id61">
        <svg:title/>
        <svg:desc/>
        <draw:connector draw:type="line" svg:x1="13.32986in" svg:y1="3.24074in" svg:x2="12.3316in" svg:y2="4.239in" draw:id="id70" draw:layer="Master1-bg" draw:style-name="a376" draw:name="Straight Connector 7">
          <svg:title/>
          <svg:desc/>
        </draw:connector>
        <draw:connector draw:type="line" svg:x1="13.32986in" svg:y1="3.489in" svg:x2="10.06886in" svg:y2="6.75in" draw:id="id71" draw:layer="Master1-bg" draw:style-name="a377" draw:name="Straight Connector 8">
          <svg:title/>
          <svg:desc/>
        </draw:connector>
        <draw:connector draw:type="line" svg:x1="13.32986in" svg:y1="3.59259in" svg:x2="11.25579in" svg:y2="5.66667in" draw:id="id72" draw:layer="Master1-bg" draw:style-name="a378" draw:name="Straight Connector 9">
          <svg:title/>
          <svg:desc/>
        </draw:connector>
        <draw:connector draw:type="line" svg:x1="13.32986in" svg:y1="3.42419in" svg:x2="11.42072in" svg:y2="5.33333in" draw:id="id73" draw:layer="Master1-bg" draw:style-name="a379" draw:name="Straight Connector 10">
          <svg:title/>
          <svg:desc/>
        </draw:connector>
        <draw:connector draw:type="line" svg:x1="13.32986in" svg:y1="4.02778in" svg:x2="11.94097in" svg:y2="5.41667in" draw:id="id74" draw:layer="Master1-bg" draw:style-name="a380" draw:name="Straight Connector 11">
          <svg:title/>
          <svg:desc/>
        </draw:connector>
      </draw:g>
      <draw:frame draw:id="id62" presentation:style-name="a325" draw:name="Title 1" svg:x="0.74826in" svg:y="4.90741in" svg:width="9.33333in" svg:height="1.64815in" presentation:class="title" presentation:placeholder="false">
        <draw:text-box>
          <text:p text:style-name="a324" text:class-names="" text:cond-style-name=""><text:span text:style-name="a323" text:class-names="">Click to edit Master title style</text:span></text:p>
        </draw:text-box>
        <svg:title/>
        <svg:desc/>
      </draw:frame>
      <draw:frame draw:id="id63" presentation:style-name="a329" draw:name="Text Placeholder 2" svg:x="1.06308in" svg:y="0.75in" svg:width="5.08507in" svg:height="0.63021in" presentation:class="outline" presentation:placeholder="false">
        <draw:text-box>
          <text:list text:style-name="a328">
            <text:list-item>
              <text:p text:style-name="a327" text:class-names="" text:cond-style-name=""><text:span text:style-name="a326" text:class-names="">Edit Master text styles</text:span></text:p>
            </text:list-item>
          </text:list>
        </draw:text-box>
        <svg:title/>
        <svg:desc/>
      </draw:frame>
      <draw:frame draw:id="id64" presentation:style-name="a345" draw:name="Content Placeholder 3" svg:x="0.74826in" svg:y="1.38947in" svg:width="5.39989in" svg:height="3.31424in" presentation:class="object" presentation:placeholder="false">
        <draw:text-box>
          <text:list text:style-name="a332">
            <text:list-item>
              <text:p text:style-name="a331" text:class-names="" text:cond-style-name=""><text:span text:style-name="a330" text:class-names="">Edit Master text styles</text:span></text:p>
            </text:list-item>
          </text:list>
          <text:list text:style-name="a335">
            <text:list-item>
              <text:list text:style-name="a335">
                <text:list-item>
                  <text:p text:style-name="a334" text:class-names="" text:cond-style-name=""><text:span text:style-name="a333" text:class-names="">Second level</text:span></text:p>
                </text:list-item>
              </text:list>
            </text:list-item>
          </text:list>
          <text:list text:style-name="a338">
            <text:list-item>
              <text:list text:style-name="a338">
                <text:list-item>
                  <text:list text:style-name="a338">
                    <text:list-item>
                      <text:p text:style-name="a337" text:class-names="" text:cond-style-name=""><text:span text:style-name="a336" text:class-names="">Third level</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2" text:class-names="">Fifth level</text:span></text:p>
                            </text:list-item>
                          </text:list>
                        </text:list-item>
                      </text:list>
                    </text:list-item>
                  </text:list>
                </text:list-item>
              </text:list>
            </text:list-item>
          </text:list>
        </draw:text-box>
        <svg:title/>
        <svg:desc/>
      </draw:frame>
      <draw:frame draw:id="id65" presentation:style-name="a349" draw:name="Text Placeholder 4" svg:x="6.64815in" svg:y="0.75in" svg:width="5.10185in" svg:height="0.63021in" presentation:class="outline" presentation:placeholder="false">
        <draw:text-box>
          <text:list text:style-name="a348">
            <text:list-item>
              <text:p text:style-name="a347" text:class-names="" text:cond-style-name=""><text:span text:style-name="a346" text:class-names="">Edit Master text styles</text:span></text:p>
            </text:list-item>
          </text:list>
        </draw:text-box>
        <svg:title/>
        <svg:desc/>
      </draw:frame>
      <draw:frame draw:id="id66" presentation:style-name="a365" draw:name="Content Placeholder 5" svg:x="6.35011in" svg:y="1.38021in" svg:width="5.39063in" svg:height="3.31424in" presentation:class="object" presentation:placeholder="false">
        <draw:text-box>
          <text:list text:style-name="a352">
            <text:list-item>
              <text:p text:style-name="a351" text:class-names="" text:cond-style-name=""><text:span text:style-name="a350" text:class-names="">Edit Master text styles</text:span></text:p>
            </text:list-item>
          </text:list>
          <text:list text:style-name="a355">
            <text:list-item>
              <text:list text:style-name="a355">
                <text:list-item>
                  <text:p text:style-name="a354" text:class-names="" text:cond-style-name=""><text:span text:style-name="a353" text:class-names="">Second level</text:span></text:p>
                </text:list-item>
              </text:list>
            </text:list-item>
          </text:list>
          <text:list text:style-name="a358">
            <text:list-item>
              <text:list text:style-name="a358">
                <text:list-item>
                  <text:list text:style-name="a358">
                    <text:list-item>
                      <text:p text:style-name="a357" text:class-names="" text:cond-style-name=""><text:span text:style-name="a356" text:class-names="">Third level</text:span></text:p>
                    </text:list-item>
                  </text:list>
                </text:list-item>
              </text:list>
            </text:list-item>
          </text:list>
          <text:list text:style-name="a361">
            <text:list-item>
              <text:list text:style-name="a361">
                <text:list-item>
                  <text:list text:style-name="a361">
                    <text:list-item>
                      <text:list text:style-name="a361">
                        <text:list-item>
                          <text:p text:style-name="a360" text:class-names="" text:cond-style-name=""><text:span text:style-name="a359" text:class-names="">Fourth level</text:span></text:p>
                        </text:list-item>
                      </text:list>
                    </text:list-item>
                  </text:list>
                </text:list-item>
              </text:list>
            </text:list-item>
          </text:list>
          <text:list text:style-name="a364">
            <text:list-item>
              <text:list text:style-name="a364">
                <text:list-item>
                  <text:list text:style-name="a364">
                    <text:list-item>
                      <text:list text:style-name="a364">
                        <text:list-item>
                          <text:list text:style-name="a364">
                            <text:list-item>
                              <text:p text:style-name="a363" text:class-names="" text:cond-style-name=""><text:span text:style-name="a362" text:class-names="">Fifth level</text:span></text:p>
                            </text:list-item>
                          </text:list>
                        </text:list-item>
                      </text:list>
                    </text:list-item>
                  </text:list>
                </text:list-item>
              </text:list>
            </text:list-item>
          </text:list>
        </draw:text-box>
        <svg:title/>
        <svg:desc/>
      </draw:frame>
      <draw:frame draw:id="id67" presentation:style-name="a369" draw:name="Date Placeholder 6" svg:x="10.8316in" svg:y="6.75in" svg:width="1.75in" svg:height="0.39931in" presentation:class="date-time" presentation:placeholder="false">
        <draw:text-box>
          <text:p text:style-name="a368" text:class-names="" text:cond-style-name=""><text:span text:style-name="a366" text:class-names=""><text:date text:fixed="false" style:data-style-name="a367">12/7/2016</text:date></text:span></text:p>
        </draw:text-box>
        <svg:title/>
        <svg:desc/>
      </draw:frame>
      <draw:frame draw:id="id68" presentation:style-name="a372" draw:name="Footer Placeholder 7" svg:x="0.74826in" svg:y="6.75in" svg:width="8.25in" svg:height="0.39931in" presentation:class="footer" presentation:placeholder="false">
        <draw:text-box>
          <text:p text:style-name="a371" text:class-names="" text:cond-style-name=""><text:span text:style-name="a370" text:class-names=""/></text:p>
        </draw:text-box>
        <svg:title/>
        <svg:desc/>
      </draw:frame>
      <draw:frame draw:id="id69" presentation:style-name="a375" draw:name="Slide Number Placeholder 8" svg:x="11.33333in" svg:y="6.10069in" svg:width="1.24917in" svg:height="0.73264in" presentation:class="page-number" presentation:placeholder="false">
        <draw:text-box>
          <text:p text:style-name="a374" text:class-names="" text:cond-style-name=""><text:span text:style-name="a373" text:class-names=""><text:page-number style:num-format="1" text:fixed="false"/></text:span></text:p>
        </draw:text-box>
        <svg:title/>
        <svg:desc/>
      </draw:frame>
      <presentation:notes style:page-layout-name="pageLayout2" draw:style-name="a410">
        <draw:frame draw:id="id11" presentation:style-name="a383" draw:name="Header Placeholder 1" svg:x="0in" svg:y="0in" svg:width="3.25in" svg:height="0.50174in" presentation:class="header" presentation:placeholder="false">
          <draw:text-box>
            <text:p text:style-name="a382" text:class-names="" text:cond-style-name=""><text:span text:style-name="a381" text:class-names=""/></text:p>
          </draw:text-box>
          <svg:title/>
          <svg:desc/>
        </draw:frame>
        <draw:frame draw:id="id12" presentation:style-name="a387" draw:name="Date Placeholder 2" svg:x="4.24826in" svg:y="0in" svg:width="3.25in" svg:height="0.50174in" presentation:class="date-time" presentation:placeholder="false">
          <draw:text-box>
            <text:p text:style-name="a386" text:class-names="" text:cond-style-name=""><text:span text:style-name="a384" text:class-names=""><text:date text:fixed="false" style:data-style-name="a385">12/7/2016</text:date></text:span></text:p>
          </draw:text-box>
          <svg:title/>
          <svg:desc/>
        </draw:frame>
        <draw:page-thumbnail svg:x="0.75in" svg:y="1.25in" svg:width="6in" svg:height="3.375in" presentation:class="page" draw:id="id13" presentation:style-name="a388" draw:name="Slide Image Placeholder 3">
          <svg:title/>
          <svg:desc/>
        </draw:page-thumbnail>
        <draw:frame draw:id="id14" presentation:style-name="a403" draw:name="Notes Placeholder 4" svg:x="0.75in" svg:y="4.8125in" svg:width="6in" svg:height="3.9375in" presentation:class="notes" presentation:placeholder="false">
          <draw:text-box>
            <text:p text:style-name="a390" text:class-names="" text:cond-style-name=""><text:span text:style-name="a389" text:class-names="">Edit Master text styles</text:span></text:p>
            <text:list text:style-name="a393">
              <text:list-item>
                <text:list text:style-name="a393">
                  <text:list-item>
                    <text:p text:style-name="a392" text:class-names="" text:cond-style-name=""><text:span text:style-name="a391" text:class-names="">Second level</text:span></text:p>
                  </text:list-item>
                </text:list>
              </text:list-item>
            </text:list>
            <text:list text:style-name="a396">
              <text:list-item>
                <text:list text:style-name="a396">
                  <text:list-item>
                    <text:list text:style-name="a396">
                      <text:list-item>
                        <text:p text:style-name="a395" text:class-names="" text:cond-style-name=""><text:span text:style-name="a394" text:class-names="">Third level</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Fourth level</text:span></text:p>
                          </text:list-item>
                        </text:list>
                      </text:list-item>
                    </text:list>
                  </text:list-item>
                </text:list>
              </text:list-item>
            </text:list>
            <text:list text:style-name="a402">
              <text:list-item>
                <text:list text:style-name="a402">
                  <text:list-item>
                    <text:list text:style-name="a402">
                      <text:list-item>
                        <text:list text:style-name="a402">
                          <text:list-item>
                            <text:list text:style-name="a402">
                              <text:list-item>
                                <text:p text:style-name="a401" text:class-names="" text:cond-style-name=""><text:span text:style-name="a400" text:class-names="">Fifth level</text:span></text:p>
                              </text:list-item>
                            </text:list>
                          </text:list-item>
                        </text:list>
                      </text:list-item>
                    </text:list>
                  </text:list-item>
                </text:list>
              </text:list-item>
            </text:list>
          </draw:text-box>
          <svg:title/>
          <svg:desc/>
        </draw:frame>
        <draw:frame draw:id="id15" presentation:style-name="a406" draw:name="Footer Placeholder 5" svg:x="0in" svg:y="9.49826in" svg:width="3.25in" svg:height="0.50174in" presentation:class="footer" presentation:placeholder="false">
          <draw:text-box>
            <text:p text:style-name="a405" text:class-names="" text:cond-style-name=""><text:span text:style-name="a404" text:class-names=""/></text:p>
          </draw:text-box>
          <svg:title/>
          <svg:desc/>
        </draw:frame>
        <draw:frame draw:id="id16" presentation:style-name="a409" draw:name="Slide Number Placeholder 6" svg:x="4.24826in" svg:y="9.49826in" svg:width="3.25in" svg:height="0.50174in" presentation:class="page-number" presentation:placeholder="false">
          <draw:text-box>
            <text:p text:style-name="a408" text:class-names="" text:cond-style-name=""><text:span text:style-name="a407" text:class-names=""><text:page-number style:num-format="1" text:fixed="false"/></text:span></text:p>
          </draw:text-box>
          <svg:title/>
          <svg:desc/>
        </draw:frame>
      </presentation:notes>
    </style:master-page>
    <style:master-page style:name="Master1-Layout6-titleOnly-Title-Only" style:page-layout-name="pageLayout1" draw:style-name="a412">
      <draw:g draw:name="Group 6" draw:id="id75">
        <svg:title/>
        <svg:desc/>
        <draw:connector draw:type="line" svg:x1="13.32986in" svg:y1="3.24074in" svg:x2="12.3316in" svg:y2="4.239in" draw:id="id80" draw:layer="Master1-bg" draw:style-name="a426" draw:name="Straight Connector 7">
          <svg:title/>
          <svg:desc/>
        </draw:connector>
        <draw:connector draw:type="line" svg:x1="13.32986in" svg:y1="3.489in" svg:x2="10.06886in" svg:y2="6.75in" draw:id="id81" draw:layer="Master1-bg" draw:style-name="a427" draw:name="Straight Connector 8">
          <svg:title/>
          <svg:desc/>
        </draw:connector>
        <draw:connector draw:type="line" svg:x1="13.32986in" svg:y1="3.59259in" svg:x2="11.25579in" svg:y2="5.66667in" draw:id="id82" draw:layer="Master1-bg" draw:style-name="a428" draw:name="Straight Connector 9">
          <svg:title/>
          <svg:desc/>
        </draw:connector>
        <draw:connector draw:type="line" svg:x1="13.32986in" svg:y1="3.42419in" svg:x2="11.42072in" svg:y2="5.33333in" draw:id="id83" draw:layer="Master1-bg" draw:style-name="a429" draw:name="Straight Connector 10">
          <svg:title/>
          <svg:desc/>
        </draw:connector>
        <draw:connector draw:type="line" svg:x1="13.32986in" svg:y1="4.02778in" svg:x2="11.94097in" svg:y2="5.41667in" draw:id="id84" draw:layer="Master1-bg" draw:style-name="a430" draw:name="Straight Connector 11">
          <svg:title/>
          <svg:desc/>
        </draw:connector>
      </draw:g>
      <draw:frame draw:id="id76" presentation:style-name="a415" draw:name="Title 1" svg:x="0.74826in" svg:y="4.90741in" svg:width="9.33333in" svg:height="1.64815in" presentation:class="title" presentation:placeholder="false">
        <draw:text-box>
          <text:p text:style-name="a414" text:class-names="" text:cond-style-name=""><text:span text:style-name="a413" text:class-names="">Click to edit Master title style</text:span></text:p>
        </draw:text-box>
        <svg:title/>
        <svg:desc/>
      </draw:frame>
      <draw:frame draw:id="id77" presentation:style-name="a419" draw:name="Date Placeholder 2" svg:x="10.8316in" svg:y="6.75in" svg:width="1.75in" svg:height="0.39931in" presentation:class="date-time" presentation:placeholder="false">
        <draw:text-box>
          <text:p text:style-name="a418" text:class-names="" text:cond-style-name=""><text:span text:style-name="a416" text:class-names=""><text:date text:fixed="false" style:data-style-name="a417">12/7/2016</text:date></text:span></text:p>
        </draw:text-box>
        <svg:title/>
        <svg:desc/>
      </draw:frame>
      <draw:frame draw:id="id78" presentation:style-name="a422" draw:name="Footer Placeholder 3" svg:x="0.74826in" svg:y="6.75in" svg:width="8.25in" svg:height="0.39931in" presentation:class="footer" presentation:placeholder="false">
        <draw:text-box>
          <text:p text:style-name="a421" text:class-names="" text:cond-style-name=""><text:span text:style-name="a420" text:class-names=""/></text:p>
        </draw:text-box>
        <svg:title/>
        <svg:desc/>
      </draw:frame>
      <draw:frame draw:id="id79" presentation:style-name="a425" draw:name="Slide Number Placeholder 4" svg:x="11.33333in" svg:y="6.10069in" svg:width="1.24917in" svg:height="0.73264in" presentation:class="page-number" presentation:placeholder="false">
        <draw:text-box>
          <text:p text:style-name="a424" text:class-names="" text:cond-style-name=""><text:span text:style-name="a423" text:class-names=""><text:page-number style:num-format="1" text:fixed="false"/></text:span></text:p>
        </draw:text-box>
        <svg:title/>
        <svg:desc/>
      </draw:frame>
      <presentation:notes style:page-layout-name="pageLayout2" draw:style-name="a460">
        <draw:frame draw:id="id11" presentation:style-name="a433" draw:name="Header Placeholder 1" svg:x="0in" svg:y="0in" svg:width="3.25in" svg:height="0.50174in" presentation:class="header" presentation:placeholder="false">
          <draw:text-box>
            <text:p text:style-name="a432" text:class-names="" text:cond-style-name=""><text:span text:style-name="a431" text:class-names=""/></text:p>
          </draw:text-box>
          <svg:title/>
          <svg:desc/>
        </draw:frame>
        <draw:frame draw:id="id12" presentation:style-name="a437" draw:name="Date Placeholder 2" svg:x="4.24826in" svg:y="0in" svg:width="3.25in" svg:height="0.50174in" presentation:class="date-time" presentation:placeholder="false">
          <draw:text-box>
            <text:p text:style-name="a436" text:class-names="" text:cond-style-name=""><text:span text:style-name="a434" text:class-names=""><text:date text:fixed="false" style:data-style-name="a435">12/7/2016</text:date></text:span></text:p>
          </draw:text-box>
          <svg:title/>
          <svg:desc/>
        </draw:frame>
        <draw:page-thumbnail svg:x="0.75in" svg:y="1.25in" svg:width="6in" svg:height="3.375in" presentation:class="page" draw:id="id13" presentation:style-name="a438" draw:name="Slide Image Placeholder 3">
          <svg:title/>
          <svg:desc/>
        </draw:page-thumbnail>
        <draw:frame draw:id="id14" presentation:style-name="a453" draw:name="Notes Placeholder 4" svg:x="0.75in" svg:y="4.8125in" svg:width="6in" svg:height="3.9375in" presentation:class="notes" presentation:placeholder="false">
          <draw:text-box>
            <text:p text:style-name="a440" text:class-names="" text:cond-style-name=""><text:span text:style-name="a439" text:class-names="">Edit Master text styles</text:span></text:p>
            <text:list text:style-name="a443">
              <text:list-item>
                <text:list text:style-name="a443">
                  <text:list-item>
                    <text:p text:style-name="a442" text:class-names="" text:cond-style-name=""><text:span text:style-name="a441" text:class-names="">Second level</text:span></text:p>
                  </text:list-item>
                </text:list>
              </text:list-item>
            </text:list>
            <text:list text:style-name="a446">
              <text:list-item>
                <text:list text:style-name="a446">
                  <text:list-item>
                    <text:list text:style-name="a446">
                      <text:list-item>
                        <text:p text:style-name="a445" text:class-names="" text:cond-style-name=""><text:span text:style-name="a444" text:class-names="">Third level</text:span></text:p>
                      </text:list-item>
                    </text:list>
                  </text:list-item>
                </text:list>
              </text:list-item>
            </text:list>
            <text:list text:style-name="a449">
              <text:list-item>
                <text:list text:style-name="a449">
                  <text:list-item>
                    <text:list text:style-name="a449">
                      <text:list-item>
                        <text:list text:style-name="a449">
                          <text:list-item>
                            <text:p text:style-name="a448" text:class-names="" text:cond-style-name=""><text:span text:style-name="a447" text:class-names="">Fourth level</text:span></text:p>
                          </text:list-item>
                        </text:list>
                      </text:list-item>
                    </text:list>
                  </text:list-item>
                </text:list>
              </text:list-item>
            </text:list>
            <text:list text:style-name="a452">
              <text:list-item>
                <text:list text:style-name="a452">
                  <text:list-item>
                    <text:list text:style-name="a452">
                      <text:list-item>
                        <text:list text:style-name="a452">
                          <text:list-item>
                            <text:list text:style-name="a452">
                              <text:list-item>
                                <text:p text:style-name="a451" text:class-names="" text:cond-style-name=""><text:span text:style-name="a450" text:class-names="">Fifth level</text:span></text:p>
                              </text:list-item>
                            </text:list>
                          </text:list-item>
                        </text:list>
                      </text:list-item>
                    </text:list>
                  </text:list-item>
                </text:list>
              </text:list-item>
            </text:list>
          </draw:text-box>
          <svg:title/>
          <svg:desc/>
        </draw:frame>
        <draw:frame draw:id="id15" presentation:style-name="a456" draw:name="Footer Placeholder 5" svg:x="0in" svg:y="9.49826in" svg:width="3.25in" svg:height="0.50174in" presentation:class="footer" presentation:placeholder="false">
          <draw:text-box>
            <text:p text:style-name="a455" text:class-names="" text:cond-style-name=""><text:span text:style-name="a454" text:class-names=""/></text:p>
          </draw:text-box>
          <svg:title/>
          <svg:desc/>
        </draw:frame>
        <draw:frame draw:id="id16" presentation:style-name="a459" draw:name="Slide Number Placeholder 6" svg:x="4.24826in" svg:y="9.49826in" svg:width="3.25in" svg:height="0.50174in" presentation:class="page-number" presentation:placeholder="false">
          <draw:text-box>
            <text:p text:style-name="a458" text:class-names="" text:cond-style-name=""><text:span text:style-name="a457" text:class-names=""><text:page-number style:num-format="1" text:fixed="false"/></text:span></text:p>
          </draw:text-box>
          <svg:title/>
          <svg:desc/>
        </draw:frame>
      </presentation:notes>
    </style:master-page>
    <style:master-page style:name="Master1-Layout7-blank-Blank" style:page-layout-name="pageLayout1" draw:style-name="a462">
      <draw:g draw:name="Group 6" draw:id="id85">
        <svg:title/>
        <svg:desc/>
        <draw:connector draw:type="line" svg:x1="13.32986in" svg:y1="3.24074in" svg:x2="12.3316in" svg:y2="4.239in" draw:id="id89" draw:layer="Master1-bg" draw:style-name="a473" draw:name="Straight Connector 7">
          <svg:title/>
          <svg:desc/>
        </draw:connector>
        <draw:connector draw:type="line" svg:x1="13.32986in" svg:y1="3.489in" svg:x2="10.06886in" svg:y2="6.75in" draw:id="id90" draw:layer="Master1-bg" draw:style-name="a474" draw:name="Straight Connector 8">
          <svg:title/>
          <svg:desc/>
        </draw:connector>
        <draw:connector draw:type="line" svg:x1="13.32986in" svg:y1="3.59259in" svg:x2="11.25579in" svg:y2="5.66667in" draw:id="id91" draw:layer="Master1-bg" draw:style-name="a475" draw:name="Straight Connector 9">
          <svg:title/>
          <svg:desc/>
        </draw:connector>
        <draw:connector draw:type="line" svg:x1="13.32986in" svg:y1="3.42419in" svg:x2="11.42072in" svg:y2="5.33333in" draw:id="id92" draw:layer="Master1-bg" draw:style-name="a476" draw:name="Straight Connector 10">
          <svg:title/>
          <svg:desc/>
        </draw:connector>
        <draw:connector draw:type="line" svg:x1="13.32986in" svg:y1="4.02778in" svg:x2="11.94097in" svg:y2="5.41667in" draw:id="id93" draw:layer="Master1-bg" draw:style-name="a477" draw:name="Straight Connector 11">
          <svg:title/>
          <svg:desc/>
        </draw:connector>
      </draw:g>
      <draw:frame draw:id="id86" presentation:style-name="a466" draw:name="Date Placeholder 1" svg:x="10.8316in" svg:y="6.75in" svg:width="1.75in" svg:height="0.39931in" presentation:class="date-time" presentation:placeholder="false">
        <draw:text-box>
          <text:p text:style-name="a465" text:class-names="" text:cond-style-name=""><text:span text:style-name="a463" text:class-names=""><text:date text:fixed="false" style:data-style-name="a464">12/7/2016</text:date></text:span></text:p>
        </draw:text-box>
        <svg:title/>
        <svg:desc/>
      </draw:frame>
      <draw:frame draw:id="id87" presentation:style-name="a469" draw:name="Footer Placeholder 2" svg:x="0.74826in" svg:y="6.75in" svg:width="8.25in" svg:height="0.39931in" presentation:class="footer" presentation:placeholder="false">
        <draw:text-box>
          <text:p text:style-name="a468" text:class-names="" text:cond-style-name=""><text:span text:style-name="a467" text:class-names=""/></text:p>
        </draw:text-box>
        <svg:title/>
        <svg:desc/>
      </draw:frame>
      <draw:frame draw:id="id88" presentation:style-name="a472" draw:name="Slide Number Placeholder 3" svg:x="11.33333in" svg:y="6.10069in" svg:width="1.24917in" svg:height="0.7326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page-layout-name="pageLayout2" draw:style-name="a507">
        <draw:frame draw:id="id11" presentation:style-name="a480" draw:name="Header Placeholder 1" svg:x="0in" svg:y="0in" svg:width="3.25in" svg:height="0.50174in" presentation:class="header" presentation:placeholder="false">
          <draw:text-box>
            <text:p text:style-name="a479" text:class-names="" text:cond-style-name=""><text:span text:style-name="a478" text:class-names=""/></text:p>
          </draw:text-box>
          <svg:title/>
          <svg:desc/>
        </draw:frame>
        <draw:frame draw:id="id12" presentation:style-name="a484" draw:name="Date Placeholder 2" svg:x="4.24826in" svg:y="0in" svg:width="3.25in" svg:height="0.50174in" presentation:class="date-time" presentation:placeholder="false">
          <draw:text-box>
            <text:p text:style-name="a483" text:class-names="" text:cond-style-name=""><text:span text:style-name="a481" text:class-names=""><text:date text:fixed="false" style:data-style-name="a482">12/7/2016</text:date></text:span></text:p>
          </draw:text-box>
          <svg:title/>
          <svg:desc/>
        </draw:frame>
        <draw:page-thumbnail svg:x="0.75in" svg:y="1.25in" svg:width="6in" svg:height="3.375in" presentation:class="page" draw:id="id13" presentation:style-name="a485" draw:name="Slide Image Placeholder 3">
          <svg:title/>
          <svg:desc/>
        </draw:page-thumbnail>
        <draw:frame draw:id="id14" presentation:style-name="a500" draw:name="Notes Placeholder 4" svg:x="0.75in" svg:y="4.8125in" svg:width="6in" svg:height="3.9375in" presentation:class="notes" presentation:placeholder="false">
          <draw:text-box>
            <text:p text:style-name="a487" text:class-names="" text:cond-style-name=""><text:span text:style-name="a486" text:class-names="">Edit Master text styles</text:span></text:p>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7" text:class-names="">Fifth level</text:span></text:p>
                              </text:list-item>
                            </text:list>
                          </text:list-item>
                        </text:list>
                      </text:list-item>
                    </text:list>
                  </text:list-item>
                </text:list>
              </text:list-item>
            </text:list>
          </draw:text-box>
          <svg:title/>
          <svg:desc/>
        </draw:frame>
        <draw:frame draw:id="id15" presentation:style-name="a503" draw:name="Footer Placeholder 5" svg:x="0in" svg:y="9.49826in" svg:width="3.25in" svg:height="0.50174in" presentation:class="footer" presentation:placeholder="false">
          <draw:text-box>
            <text:p text:style-name="a502" text:class-names="" text:cond-style-name=""><text:span text:style-name="a501" text:class-names=""/></text:p>
          </draw:text-box>
          <svg:title/>
          <svg:desc/>
        </draw:frame>
        <draw:frame draw:id="id16" presentation:style-name="a506" draw:name="Slide Number Placeholder 6" svg:x="4.24826in" svg:y="9.49826in" svg:width="3.25in" svg:height="0.50174in" presentation:class="page-number" presentation:placeholder="false">
          <draw:text-box>
            <text:p text:style-name="a505" text:class-names="" text:cond-style-name=""><text:span text:style-name="a504" text:class-names=""><text:page-number style:num-format="1" text:fixed="false"/></text:span></text:p>
          </draw:text-box>
          <svg:title/>
          <svg:desc/>
        </draw:frame>
      </presentation:notes>
    </style:master-page>
    <style:master-page style:name="Master1-Layout8-objTx-Content-with-Caption" style:page-layout-name="pageLayout1" draw:style-name="a509">
      <draw:g draw:name="Group 6" draw:id="id94">
        <svg:title/>
        <svg:desc/>
        <draw:connector draw:type="line" svg:x1="13.32986in" svg:y1="3.24074in" svg:x2="12.3316in" svg:y2="4.239in" draw:id="id101" draw:layer="Master1-bg" draw:style-name="a543" draw:name="Straight Connector 7">
          <svg:title/>
          <svg:desc/>
        </draw:connector>
        <draw:connector draw:type="line" svg:x1="13.32986in" svg:y1="3.489in" svg:x2="10.06886in" svg:y2="6.75in" draw:id="id102" draw:layer="Master1-bg" draw:style-name="a544" draw:name="Straight Connector 8">
          <svg:title/>
          <svg:desc/>
        </draw:connector>
        <draw:connector draw:type="line" svg:x1="13.32986in" svg:y1="3.59259in" svg:x2="11.25579in" svg:y2="5.66667in" draw:id="id103" draw:layer="Master1-bg" draw:style-name="a545" draw:name="Straight Connector 9">
          <svg:title/>
          <svg:desc/>
        </draw:connector>
        <draw:connector draw:type="line" svg:x1="13.32986in" svg:y1="3.42419in" svg:x2="11.42072in" svg:y2="5.33333in" draw:id="id104" draw:layer="Master1-bg" draw:style-name="a546" draw:name="Straight Connector 10">
          <svg:title/>
          <svg:desc/>
        </draw:connector>
        <draw:connector draw:type="line" svg:x1="13.32986in" svg:y1="4.02778in" svg:x2="11.94097in" svg:y2="5.41667in" draw:id="id105" draw:layer="Master1-bg" draw:style-name="a547" draw:name="Straight Connector 11">
          <svg:title/>
          <svg:desc/>
        </draw:connector>
      </draw:g>
      <draw:frame draw:id="id95" presentation:style-name="a512" draw:name="Title 1" svg:x="7.74826in" svg:y="0.75in" svg:width="4in" svg:height="1.5in" presentation:class="title" presentation:placeholder="false">
        <draw:text-box>
          <text:p text:style-name="a511" text:class-names="" text:cond-style-name=""><text:span text:style-name="a510" text:class-names="">Click to edit Master title style</text:span></text:p>
        </draw:text-box>
        <svg:title/>
        <svg:desc/>
      </draw:frame>
      <draw:frame draw:id="id96" presentation:style-name="a528" draw:name="Content Placeholder 2" svg:x="0.74826in" svg:y="0.75in" svg:width="6.5in" svg:height="5.80556in" presentation:class="object" presentation:placeholder="false">
        <draw:text-box>
          <text:list text:style-name="a515">
            <text:list-item>
              <text:p text:style-name="a514" text:class-names="" text:cond-style-name=""><text:span text:style-name="a513" text:class-names="">Edit Master text styles</text:span></text:p>
            </text:list-item>
          </text:list>
          <text:list text:style-name="a518">
            <text:list-item>
              <text:list text:style-name="a518">
                <text:list-item>
                  <text:p text:style-name="a517" text:class-names="" text:cond-style-name=""><text:span text:style-name="a516" text:class-names="">Second level</text:span></text:p>
                </text:list-item>
              </text:list>
            </text:list-item>
          </text:list>
          <text:list text:style-name="a521">
            <text:list-item>
              <text:list text:style-name="a521">
                <text:list-item>
                  <text:list text:style-name="a521">
                    <text:list-item>
                      <text:p text:style-name="a520" text:class-names="" text:cond-style-name=""><text:span text:style-name="a519" text:class-names="">Third level</text:span></text:p>
                    </text:list-item>
                  </text:list>
                </text:list-item>
              </text:list>
            </text:list-item>
          </text:list>
          <text:list text:style-name="a524">
            <text:list-item>
              <text:list text:style-name="a524">
                <text:list-item>
                  <text:list text:style-name="a524">
                    <text:list-item>
                      <text:list text:style-name="a524">
                        <text:list-item>
                          <text:p text:style-name="a523" text:class-names="" text:cond-style-name=""><text:span text:style-name="a522" text:class-names="">Fourth level</text:span></text:p>
                        </text:list-item>
                      </text:list>
                    </text:list-item>
                  </text:list>
                </text:list-item>
              </text:list>
            </text:list-item>
          </text:list>
          <text:list text:style-name="a527">
            <text:list-item>
              <text:list text:style-name="a527">
                <text:list-item>
                  <text:list text:style-name="a527">
                    <text:list-item>
                      <text:list text:style-name="a527">
                        <text:list-item>
                          <text:list text:style-name="a527">
                            <text:list-item>
                              <text:p text:style-name="a526" text:class-names="" text:cond-style-name=""><text:span text:style-name="a525" text:class-names="">Fifth level</text:span></text:p>
                            </text:list-item>
                          </text:list>
                        </text:list-item>
                      </text:list>
                    </text:list-item>
                  </text:list>
                </text:list-item>
              </text:list>
            </text:list-item>
          </text:list>
        </draw:text-box>
        <svg:title/>
        <svg:desc/>
      </draw:frame>
      <draw:frame draw:id="id97" presentation:style-name="a532" draw:name="Text Placeholder 3" svg:x="7.74826in" svg:y="2.41667in" svg:width="4in" svg:height="2.28704in" presentation:class="outline" presentation:placeholder="false">
        <draw:text-box>
          <text:list text:style-name="a531">
            <text:list-item>
              <text:p text:style-name="a530" text:class-names="" text:cond-style-name=""><text:span text:style-name="a529" text:class-names="">Edit Master text styles</text:span></text:p>
            </text:list-item>
          </text:list>
        </draw:text-box>
        <svg:title/>
        <svg:desc/>
      </draw:frame>
      <draw:frame draw:id="id98" presentation:style-name="a536" draw:name="Date Placeholder 4" svg:x="10.8316in" svg:y="6.75in" svg:width="1.75in" svg:height="0.39931in" presentation:class="date-time" presentation:placeholder="false">
        <draw:text-box>
          <text:p text:style-name="a535" text:class-names="" text:cond-style-name=""><text:span text:style-name="a533" text:class-names=""><text:date text:fixed="false" style:data-style-name="a534">12/7/2016</text:date></text:span></text:p>
        </draw:text-box>
        <svg:title/>
        <svg:desc/>
      </draw:frame>
      <draw:frame draw:id="id99" presentation:style-name="a539" draw:name="Footer Placeholder 5" svg:x="0.74826in" svg:y="6.75in" svg:width="8.25in" svg:height="0.39931in" presentation:class="footer" presentation:placeholder="false">
        <draw:text-box>
          <text:p text:style-name="a538" text:class-names="" text:cond-style-name=""><text:span text:style-name="a537" text:class-names=""/></text:p>
        </draw:text-box>
        <svg:title/>
        <svg:desc/>
      </draw:frame>
      <draw:frame draw:id="id100" presentation:style-name="a542" draw:name="Slide Number Placeholder 6" svg:x="11.33333in" svg:y="6.10069in" svg:width="1.24917in" svg:height="0.73264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page-layout-name="pageLayout2" draw:style-name="a577">
        <draw:frame draw:id="id11" presentation:style-name="a550" draw:name="Header Placeholder 1" svg:x="0in" svg:y="0in" svg:width="3.25in" svg:height="0.50174in" presentation:class="header" presentation:placeholder="false">
          <draw:text-box>
            <text:p text:style-name="a549" text:class-names="" text:cond-style-name=""><text:span text:style-name="a548" text:class-names=""/></text:p>
          </draw:text-box>
          <svg:title/>
          <svg:desc/>
        </draw:frame>
        <draw:frame draw:id="id12" presentation:style-name="a554" draw:name="Date Placeholder 2" svg:x="4.24826in" svg:y="0in" svg:width="3.25in" svg:height="0.50174in" presentation:class="date-time" presentation:placeholder="false">
          <draw:text-box>
            <text:p text:style-name="a553" text:class-names="" text:cond-style-name=""><text:span text:style-name="a551" text:class-names=""><text:date text:fixed="false" style:data-style-name="a552">12/7/2016</text:date></text:span></text:p>
          </draw:text-box>
          <svg:title/>
          <svg:desc/>
        </draw:frame>
        <draw:page-thumbnail svg:x="0.75in" svg:y="1.25in" svg:width="6in" svg:height="3.375in" presentation:class="page" draw:id="id13" presentation:style-name="a555" draw:name="Slide Image Placeholder 3">
          <svg:title/>
          <svg:desc/>
        </draw:page-thumbnail>
        <draw:frame draw:id="id14" presentation:style-name="a570" draw:name="Notes Placeholder 4" svg:x="0.75in" svg:y="4.8125in" svg:width="6in" svg:height="3.9375in" presentation:class="notes" presentation:placeholder="false">
          <draw:text-box>
            <text:p text:style-name="a557" text:class-names="" text:cond-style-name=""><text:span text:style-name="a556" text:class-names="">Edit Master text styles</text:span></text:p>
            <text:list text:style-name="a560">
              <text:list-item>
                <text:list text:style-name="a560">
                  <text:list-item>
                    <text:p text:style-name="a559" text:class-names="" text:cond-style-name=""><text:span text:style-name="a558" text:class-names="">Second level</text:span></text:p>
                  </text:list-item>
                </text:list>
              </text:list-item>
            </text:list>
            <text:list text:style-name="a563">
              <text:list-item>
                <text:list text:style-name="a563">
                  <text:list-item>
                    <text:list text:style-name="a563">
                      <text:list-item>
                        <text:p text:style-name="a562" text:class-names="" text:cond-style-name=""><text:span text:style-name="a561" text:class-names="">Third level</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Fourth level</text:span></text:p>
                          </text:list-item>
                        </text:list>
                      </text:list-item>
                    </text:list>
                  </text:list-item>
                </text:list>
              </text:list-item>
            </text:list>
            <text:list text:style-name="a569">
              <text:list-item>
                <text:list text:style-name="a569">
                  <text:list-item>
                    <text:list text:style-name="a569">
                      <text:list-item>
                        <text:list text:style-name="a569">
                          <text:list-item>
                            <text:list text:style-name="a569">
                              <text:list-item>
                                <text:p text:style-name="a568" text:class-names="" text:cond-style-name=""><text:span text:style-name="a567" text:class-names="">Fifth level</text:span></text:p>
                              </text:list-item>
                            </text:list>
                          </text:list-item>
                        </text:list>
                      </text:list-item>
                    </text:list>
                  </text:list-item>
                </text:list>
              </text:list-item>
            </text:list>
          </draw:text-box>
          <svg:title/>
          <svg:desc/>
        </draw:frame>
        <draw:frame draw:id="id15" presentation:style-name="a573" draw:name="Footer Placeholder 5" svg:x="0in" svg:y="9.49826in" svg:width="3.25in" svg:height="0.50174in" presentation:class="footer" presentation:placeholder="false">
          <draw:text-box>
            <text:p text:style-name="a572" text:class-names="" text:cond-style-name=""><text:span text:style-name="a571" text:class-names=""/></text:p>
          </draw:text-box>
          <svg:title/>
          <svg:desc/>
        </draw:frame>
        <draw:frame draw:id="id16" presentation:style-name="a576" draw:name="Slide Number Placeholder 6" svg:x="4.24826in" svg:y="9.49826in" svg:width="3.25in" svg:height="0.50174in" presentation:class="page-number" presentation:placeholder="false">
          <draw:text-box>
            <text:p text:style-name="a575" text:class-names="" text:cond-style-name=""><text:span text:style-name="a574" text:class-names=""><text:page-number style:num-format="1" text:fixed="false"/></text:span></text:p>
          </draw:text-box>
          <svg:title/>
          <svg:desc/>
        </draw:frame>
      </presentation:notes>
    </style:master-page>
    <style:master-page style:name="Master1-Layout9-picTx-Picture-with-Caption" style:page-layout-name="pageLayout1" draw:style-name="a579">
      <draw:g draw:name="Group 6" draw:id="id106">
        <svg:title/>
        <svg:desc/>
        <draw:connector draw:type="line" svg:x1="13.32986in" svg:y1="3.24074in" svg:x2="12.3316in" svg:y2="4.239in" draw:id="id113" draw:layer="Master1-bg" draw:style-name="a600" draw:name="Straight Connector 7">
          <svg:title/>
          <svg:desc/>
        </draw:connector>
        <draw:connector draw:type="line" svg:x1="13.32986in" svg:y1="3.489in" svg:x2="10.06886in" svg:y2="6.75in" draw:id="id114" draw:layer="Master1-bg" draw:style-name="a601" draw:name="Straight Connector 8">
          <svg:title/>
          <svg:desc/>
        </draw:connector>
        <draw:connector draw:type="line" svg:x1="13.32986in" svg:y1="3.59259in" svg:x2="11.25579in" svg:y2="5.66667in" draw:id="id115" draw:layer="Master1-bg" draw:style-name="a602" draw:name="Straight Connector 9">
          <svg:title/>
          <svg:desc/>
        </draw:connector>
        <draw:connector draw:type="line" svg:x1="13.32986in" svg:y1="3.42419in" svg:x2="11.42072in" svg:y2="5.33333in" draw:id="id116" draw:layer="Master1-bg" draw:style-name="a603" draw:name="Straight Connector 10">
          <svg:title/>
          <svg:desc/>
        </draw:connector>
        <draw:connector draw:type="line" svg:x1="13.32986in" svg:y1="4.02778in" svg:x2="11.94097in" svg:y2="5.41667in" draw:id="id117" draw:layer="Master1-bg" draw:style-name="a604" draw:name="Straight Connector 11">
          <svg:title/>
          <svg:desc/>
        </draw:connector>
      </draw:g>
      <draw:frame draw:id="id107" presentation:style-name="a582" draw:name="Title 1" svg:x="5.16493in" svg:y="1.58333in" svg:width="6.58333in" svg:height="1.25in" presentation:class="title" presentation:placeholder="false">
        <draw:text-box>
          <text:p text:style-name="a581" text:class-names="" text:cond-style-name=""><text:span text:style-name="a580" text:class-names="">Click to edit Master title style</text:span></text:p>
        </draw:text-box>
        <svg:title/>
        <svg:desc/>
      </draw:frame>
      <draw:frame draw:id="id108" presentation:style-name="a585" draw:name="Picture Placeholder 2" svg:x="1.0816in" svg:y="1in" svg:width="3.58812in" svg:height="5in" presentation:class="graphic" presentation:placeholder="false">
        <draw:text-box>
          <text:p text:style-name="a584" text:class-names="" text:cond-style-name=""><text:span text:style-name="a583" text:class-names="">Click icon to add picture</text:span></text:p>
        </draw:text-box>
        <svg:title/>
        <svg:desc/>
      </draw:frame>
      <draw:frame draw:id="id109" presentation:style-name="a589" draw:name="Text Placeholder 3" svg:x="5.16493in" svg:y="3.03704in" svg:width="6.58507in" svg:height="2.24074in" presentation:class="outline" presentation:placeholder="false">
        <draw:text-box>
          <text:list text:style-name="a588">
            <text:list-item>
              <text:p text:style-name="a587" text:class-names="" text:cond-style-name=""><text:span text:style-name="a586" text:class-names="">Edit Master text styles</text:span></text:p>
            </text:list-item>
          </text:list>
        </draw:text-box>
        <svg:title/>
        <svg:desc/>
      </draw:frame>
      <draw:frame draw:id="id110" presentation:style-name="a593" draw:name="Date Placeholder 4" svg:x="10.8316in" svg:y="6.75in" svg:width="1.75in" svg:height="0.39931in" presentation:class="date-time" presentation:placeholder="false">
        <draw:text-box>
          <text:p text:style-name="a592" text:class-names="" text:cond-style-name=""><text:span text:style-name="a590" text:class-names=""><text:date text:fixed="false" style:data-style-name="a591">12/7/2016</text:date></text:span></text:p>
        </draw:text-box>
        <svg:title/>
        <svg:desc/>
      </draw:frame>
      <draw:frame draw:id="id111" presentation:style-name="a596" draw:name="Footer Placeholder 5" svg:x="0.74826in" svg:y="6.75in" svg:width="8.25in" svg:height="0.39931in" presentation:class="footer" presentation:placeholder="false">
        <draw:text-box>
          <text:p text:style-name="a595" text:class-names="" text:cond-style-name=""><text:span text:style-name="a594" text:class-names=""/></text:p>
        </draw:text-box>
        <svg:title/>
        <svg:desc/>
      </draw:frame>
      <draw:frame draw:id="id112" presentation:style-name="a599" draw:name="Slide Number Placeholder 6" svg:x="11.33333in" svg:y="6.10069in" svg:width="1.24917in" svg:height="0.73264in" presentation:class="page-number" presentation:placeholder="false">
        <draw:text-box>
          <text:p text:style-name="a598" text:class-names="" text:cond-style-name=""><text:span text:style-name="a597" text:class-names=""><text:page-number style:num-format="1" text:fixed="false"/></text:span></text:p>
        </draw:text-box>
        <svg:title/>
        <svg:desc/>
      </draw:frame>
      <presentation:notes style:page-layout-name="pageLayout2" draw:style-name="a634">
        <draw:frame draw:id="id11" presentation:style-name="a607" draw:name="Header Placeholder 1" svg:x="0in" svg:y="0in" svg:width="3.25in" svg:height="0.50174in" presentation:class="header" presentation:placeholder="false">
          <draw:text-box>
            <text:p text:style-name="a606" text:class-names="" text:cond-style-name=""><text:span text:style-name="a605" text:class-names=""/></text:p>
          </draw:text-box>
          <svg:title/>
          <svg:desc/>
        </draw:frame>
        <draw:frame draw:id="id12" presentation:style-name="a611" draw:name="Date Placeholder 2" svg:x="4.24826in" svg:y="0in" svg:width="3.25in" svg:height="0.50174in" presentation:class="date-time" presentation:placeholder="false">
          <draw:text-box>
            <text:p text:style-name="a610" text:class-names="" text:cond-style-name=""><text:span text:style-name="a608" text:class-names=""><text:date text:fixed="false" style:data-style-name="a609">12/7/2016</text:date></text:span></text:p>
          </draw:text-box>
          <svg:title/>
          <svg:desc/>
        </draw:frame>
        <draw:page-thumbnail svg:x="0.75in" svg:y="1.25in" svg:width="6in" svg:height="3.375in" presentation:class="page" draw:id="id13" presentation:style-name="a612" draw:name="Slide Image Placeholder 3">
          <svg:title/>
          <svg:desc/>
        </draw:page-thumbnail>
        <draw:frame draw:id="id14" presentation:style-name="a627" draw:name="Notes Placeholder 4" svg:x="0.75in" svg:y="4.8125in" svg:width="6in" svg:height="3.9375in" presentation:class="notes" presentation:placeholder="false">
          <draw:text-box>
            <text:p text:style-name="a614" text:class-names="" text:cond-style-name=""><text:span text:style-name="a613" text:class-names="">Edit Master text styles</text:span></text:p>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ifth level</text:span></text:p>
                              </text:list-item>
                            </text:list>
                          </text:list-item>
                        </text:list>
                      </text:list-item>
                    </text:list>
                  </text:list-item>
                </text:list>
              </text:list-item>
            </text:list>
          </draw:text-box>
          <svg:title/>
          <svg:desc/>
        </draw:frame>
        <draw:frame draw:id="id15" presentation:style-name="a630" draw:name="Footer Placehold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6" presentation:style-name="a633" draw:name="Slide Number Placehold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0-cust-Panoramic-Picture-with-Caption" style:page-layout-name="pageLayout1" draw:style-name="a636">
      <draw:g draw:name="Group 6" draw:id="id118">
        <svg:title/>
        <svg:desc/>
        <draw:connector draw:type="line" svg:x1="13.32986in" svg:y1="3.24074in" svg:x2="12.3316in" svg:y2="4.239in" draw:id="id125" draw:layer="Master1-bg" draw:style-name="a657" draw:name="Straight Connector 7">
          <svg:title/>
          <svg:desc/>
        </draw:connector>
        <draw:connector draw:type="line" svg:x1="13.32986in" svg:y1="3.489in" svg:x2="10.06886in" svg:y2="6.75in" draw:id="id126" draw:layer="Master1-bg" draw:style-name="a658" draw:name="Straight Connector 8">
          <svg:title/>
          <svg:desc/>
        </draw:connector>
        <draw:connector draw:type="line" svg:x1="13.32986in" svg:y1="3.59259in" svg:x2="11.25579in" svg:y2="5.66667in" draw:id="id127" draw:layer="Master1-bg" draw:style-name="a659" draw:name="Straight Connector 9">
          <svg:title/>
          <svg:desc/>
        </draw:connector>
        <draw:connector draw:type="line" svg:x1="13.32986in" svg:y1="3.42419in" svg:x2="11.42072in" svg:y2="5.33333in" draw:id="id128" draw:layer="Master1-bg" draw:style-name="a660" draw:name="Straight Connector 10">
          <svg:title/>
          <svg:desc/>
        </draw:connector>
        <draw:connector draw:type="line" svg:x1="13.32986in" svg:y1="4.02778in" svg:x2="11.94097in" svg:y2="5.41667in" draw:id="id129" draw:layer="Master1-bg" draw:style-name="a661" draw:name="Straight Connector 11">
          <svg:title/>
          <svg:desc/>
        </draw:connector>
      </draw:g>
      <draw:frame draw:id="id119" presentation:style-name="a639" draw:name="Title 1" svg:x="0.74826in" svg:y="4.90741in" svg:width="9.33333in" svg:height="1.64815in" presentation:class="title" presentation:placeholder="false">
        <draw:text-box>
          <text:p text:style-name="a638" text:class-names="" text:cond-style-name=""><text:span text:style-name="a637" text:class-names="">Click to edit Master title style</text:span></text:p>
        </draw:text-box>
        <svg:title/>
        <svg:desc/>
      </draw:frame>
      <draw:frame draw:id="id120" presentation:style-name="a642" draw:name="Picture Placeholder 2" svg:x="0.75in" svg:y="0.58333in" svg:width="11.8316in" svg:height="3.41667in" presentation:class="graphic" presentation:placeholder="false">
        <draw:text-box>
          <text:p text:style-name="a641" text:class-names="" text:cond-style-name=""><text:span text:style-name="a640" text:class-names="">Click icon to add picture</text:span></text:p>
        </draw:text-box>
        <svg:title/>
        <svg:desc/>
      </draw:frame>
      <draw:frame draw:id="id121" presentation:style-name="a646" draw:name="Text Placeholder 9" svg:x="1in" svg:y="4.2037in" svg:width="9.08159in" svg:height="0.5in" presentation:class="outline" presentation:placeholder="false">
        <draw:text-box>
          <text:list text:style-name="a645">
            <text:list-item>
              <text:p text:style-name="a644" text:class-names="" text:cond-style-name=""><text:span text:style-name="a643" text:class-names="">Edit Master text styles</text:span></text:p>
            </text:list-item>
          </text:list>
        </draw:text-box>
        <svg:title/>
        <svg:desc/>
      </draw:frame>
      <draw:frame draw:id="id122" presentation:style-name="a650" draw:name="Date Placeholder 2" svg:x="10.8316in" svg:y="6.75in" svg:width="1.75in" svg:height="0.39931in" presentation:class="date-time" presentation:placeholder="false">
        <draw:text-box>
          <text:p text:style-name="a649" text:class-names="" text:cond-style-name=""><text:span text:style-name="a647" text:class-names=""><text:date text:fixed="false" style:data-style-name="a648">12/7/2016</text:date></text:span></text:p>
        </draw:text-box>
        <svg:title/>
        <svg:desc/>
      </draw:frame>
      <draw:frame draw:id="id123" presentation:style-name="a653" draw:name="Footer Placeholder 3" svg:x="0.74826in" svg:y="6.75in" svg:width="8.25in" svg:height="0.39931in" presentation:class="footer" presentation:placeholder="false">
        <draw:text-box>
          <text:p text:style-name="a652" text:class-names="" text:cond-style-name=""><text:span text:style-name="a651" text:class-names=""/></text:p>
        </draw:text-box>
        <svg:title/>
        <svg:desc/>
      </draw:frame>
      <draw:frame draw:id="id124" presentation:style-name="a656" draw:name="Slide Number Placeholder 4" svg:x="11.33333in" svg:y="6.10069in" svg:width="1.24917in" svg:height="0.73264in" presentation:class="page-number" presentation:placeholder="false">
        <draw:text-box>
          <text:p text:style-name="a655" text:class-names="" text:cond-style-name=""><text:span text:style-name="a654" text:class-names=""><text:page-number style:num-format="1" text:fixed="false"/></text:span></text:p>
        </draw:text-box>
        <svg:title/>
        <svg:desc/>
      </draw:frame>
      <presentation:notes style:page-layout-name="pageLayout2" draw:style-name="a691">
        <draw:frame draw:id="id11" presentation:style-name="a664" draw:name="Header Placeholder 1" svg:x="0in" svg:y="0in" svg:width="3.25in" svg:height="0.50174in" presentation:class="header" presentation:placeholder="false">
          <draw:text-box>
            <text:p text:style-name="a663" text:class-names="" text:cond-style-name=""><text:span text:style-name="a662" text:class-names=""/></text:p>
          </draw:text-box>
          <svg:title/>
          <svg:desc/>
        </draw:frame>
        <draw:frame draw:id="id12" presentation:style-name="a668" draw:name="Date Placeholder 2" svg:x="4.24826in" svg:y="0in" svg:width="3.25in" svg:height="0.50174in" presentation:class="date-time" presentation:placeholder="false">
          <draw:text-box>
            <text:p text:style-name="a667" text:class-names="" text:cond-style-name=""><text:span text:style-name="a665" text:class-names=""><text:date text:fixed="false" style:data-style-name="a666">12/7/2016</text:date></text:span></text:p>
          </draw:text-box>
          <svg:title/>
          <svg:desc/>
        </draw:frame>
        <draw:page-thumbnail svg:x="0.75in" svg:y="1.25in" svg:width="6in" svg:height="3.375in" presentation:class="page" draw:id="id13" presentation:style-name="a669" draw:name="Slide Image Placeholder 3">
          <svg:title/>
          <svg:desc/>
        </draw:page-thumbnail>
        <draw:frame draw:id="id14" presentation:style-name="a684" draw:name="Notes Placeholder 4" svg:x="0.75in" svg:y="4.8125in" svg:width="6in" svg:height="3.9375in" presentation:class="notes" presentation:placeholder="false">
          <draw:text-box>
            <text:p text:style-name="a671" text:class-names="" text:cond-style-name=""><text:span text:style-name="a670" text:class-names="">Edit Master text styles</text:span></text:p>
            <text:list text:style-name="a674">
              <text:list-item>
                <text:list text:style-name="a674">
                  <text:list-item>
                    <text:p text:style-name="a673" text:class-names="" text:cond-style-name=""><text:span text:style-name="a672" text:class-names="">Second level</text:span></text:p>
                  </text:list-item>
                </text:list>
              </text:list-item>
            </text:list>
            <text:list text:style-name="a677">
              <text:list-item>
                <text:list text:style-name="a677">
                  <text:list-item>
                    <text:list text:style-name="a677">
                      <text:list-item>
                        <text:p text:style-name="a676" text:class-names="" text:cond-style-name=""><text:span text:style-name="a675" text:class-names="">Third level</text:span></text:p>
                      </text:list-item>
                    </text:list>
                  </text:list-item>
                </text:list>
              </text:list-item>
            </text:list>
            <text:list text:style-name="a680">
              <text:list-item>
                <text:list text:style-name="a680">
                  <text:list-item>
                    <text:list text:style-name="a680">
                      <text:list-item>
                        <text:list text:style-name="a680">
                          <text:list-item>
                            <text:p text:style-name="a679" text:class-names="" text:cond-style-name=""><text:span text:style-name="a678" text:class-names="">Fourth level</text:span></text:p>
                          </text:list-item>
                        </text:list>
                      </text:list-item>
                    </text:list>
                  </text:list-item>
                </text:list>
              </text:list-item>
            </text:list>
            <text:list text:style-name="a683">
              <text:list-item>
                <text:list text:style-name="a683">
                  <text:list-item>
                    <text:list text:style-name="a683">
                      <text:list-item>
                        <text:list text:style-name="a683">
                          <text:list-item>
                            <text:list text:style-name="a683">
                              <text:list-item>
                                <text:p text:style-name="a682" text:class-names="" text:cond-style-name=""><text:span text:style-name="a681" text:class-names="">Fifth level</text:span></text:p>
                              </text:list-item>
                            </text:list>
                          </text:list-item>
                        </text:list>
                      </text:list-item>
                    </text:list>
                  </text:list-item>
                </text:list>
              </text:list-item>
            </text:list>
          </draw:text-box>
          <svg:title/>
          <svg:desc/>
        </draw:frame>
        <draw:frame draw:id="id15" presentation:style-name="a687" draw:name="Footer Placeholder 5" svg:x="0in" svg:y="9.49826in" svg:width="3.25in" svg:height="0.50174in" presentation:class="footer" presentation:placeholder="false">
          <draw:text-box>
            <text:p text:style-name="a686" text:class-names="" text:cond-style-name=""><text:span text:style-name="a685" text:class-names=""/></text:p>
          </draw:text-box>
          <svg:title/>
          <svg:desc/>
        </draw:frame>
        <draw:frame draw:id="id16" presentation:style-name="a690" draw:name="Slide Number Placeholder 6" svg:x="4.24826in" svg:y="9.49826in" svg:width="3.25in" svg:height="0.50174in" presentation:class="page-number" presentation:placeholder="false">
          <draw:text-box>
            <text:p text:style-name="a689" text:class-names="" text:cond-style-name=""><text:span text:style-name="a688" text:class-names=""><text:page-number style:num-format="1" text:fixed="false"/></text:span></text:p>
          </draw:text-box>
          <svg:title/>
          <svg:desc/>
        </draw:frame>
      </presentation:notes>
    </style:master-page>
    <style:master-page style:name="Master1-Layout11-cust-Title-and-Caption" style:page-layout-name="pageLayout1" draw:style-name="a693">
      <draw:g draw:name="Group 6" draw:id="id130">
        <svg:title/>
        <svg:desc/>
        <draw:connector draw:type="line" svg:x1="13.32986in" svg:y1="3.24074in" svg:x2="12.3316in" svg:y2="4.239in" draw:id="id136" draw:layer="Master1-bg" draw:style-name="a711" draw:name="Straight Connector 7">
          <svg:title/>
          <svg:desc/>
        </draw:connector>
        <draw:connector draw:type="line" svg:x1="13.32986in" svg:y1="3.489in" svg:x2="10.06886in" svg:y2="6.75in" draw:id="id137" draw:layer="Master1-bg" draw:style-name="a712" draw:name="Straight Connector 8">
          <svg:title/>
          <svg:desc/>
        </draw:connector>
        <draw:connector draw:type="line" svg:x1="13.32986in" svg:y1="3.59259in" svg:x2="11.25579in" svg:y2="5.66667in" draw:id="id138" draw:layer="Master1-bg" draw:style-name="a713" draw:name="Straight Connector 9">
          <svg:title/>
          <svg:desc/>
        </draw:connector>
        <draw:connector draw:type="line" svg:x1="13.32986in" svg:y1="3.42419in" svg:x2="11.42072in" svg:y2="5.33333in" draw:id="id139" draw:layer="Master1-bg" draw:style-name="a714" draw:name="Straight Connector 10">
          <svg:title/>
          <svg:desc/>
        </draw:connector>
        <draw:connector draw:type="line" svg:x1="13.32986in" svg:y1="4.02778in" svg:x2="11.94097in" svg:y2="5.41667in" draw:id="id140" draw:layer="Master1-bg" draw:style-name="a715" draw:name="Straight Connector 11">
          <svg:title/>
          <svg:desc/>
        </draw:connector>
      </draw:g>
      <draw:frame draw:id="id131" presentation:style-name="a696" draw:name="Title 1" svg:x="0.74826in" svg:y="0.75in" svg:width="11in" svg:height="3in" presentation:class="title" presentation:placeholder="false">
        <draw:text-box>
          <text:p text:style-name="a695" text:class-names="" text:cond-style-name=""><text:span text:style-name="a694" text:class-names="">Click to edit Master title style</text:span></text:p>
        </draw:text-box>
        <svg:title/>
        <svg:desc/>
      </draw:frame>
      <draw:frame draw:id="id132" presentation:style-name="a700" draw:name="Text Placeholder 2" svg:x="0.74826in" svg:y="4.5in" svg:width="9.33507in" svg:height="2.05556in" presentation:class="outline" presentation:placeholder="false">
        <draw:text-box>
          <text:list text:style-name="a699">
            <text:list-item>
              <text:p text:style-name="a698" text:class-names="" text:cond-style-name=""><text:span text:style-name="a697" text:class-names="">Edit Master text styles</text:span></text:p>
            </text:list-item>
          </text:list>
        </draw:text-box>
        <svg:title/>
        <svg:desc/>
      </draw:frame>
      <draw:frame draw:id="id133" presentation:style-name="a704" draw:name="Date Placeholder 3" svg:x="10.8316in" svg:y="6.75in" svg:width="1.75in" svg:height="0.39931in" presentation:class="date-time" presentation:placeholder="false">
        <draw:text-box>
          <text:p text:style-name="a703" text:class-names="" text:cond-style-name=""><text:span text:style-name="a701" text:class-names=""><text:date text:fixed="false" style:data-style-name="a702">12/7/2016</text:date></text:span></text:p>
        </draw:text-box>
        <svg:title/>
        <svg:desc/>
      </draw:frame>
      <draw:frame draw:id="id134" presentation:style-name="a707" draw:name="Footer Placeholder 4" svg:x="0.74826in" svg:y="6.75in" svg:width="8.25in" svg:height="0.39931in" presentation:class="footer" presentation:placeholder="false">
        <draw:text-box>
          <text:p text:style-name="a706" text:class-names="" text:cond-style-name=""><text:span text:style-name="a705" text:class-names=""/></text:p>
        </draw:text-box>
        <svg:title/>
        <svg:desc/>
      </draw:frame>
      <draw:frame draw:id="id135" presentation:style-name="a710" draw:name="Slide Number Placeholder 5" svg:x="11.33333in" svg:y="6.10069in" svg:width="1.24917in" svg:height="0.73264in" presentation:class="page-number" presentation:placeholder="false">
        <draw:text-box>
          <text:p text:style-name="a709" text:class-names="" text:cond-style-name=""><text:span text:style-name="a708" text:class-names=""><text:page-number style:num-format="1" text:fixed="false"/></text:span></text:p>
        </draw:text-box>
        <svg:title/>
        <svg:desc/>
      </draw:frame>
      <presentation:notes style:page-layout-name="pageLayout2" draw:style-name="a745">
        <draw:frame draw:id="id11" presentation:style-name="a718" draw:name="Header Placeholder 1" svg:x="0in" svg:y="0in" svg:width="3.25in" svg:height="0.50174in" presentation:class="header" presentation:placeholder="false">
          <draw:text-box>
            <text:p text:style-name="a717" text:class-names="" text:cond-style-name=""><text:span text:style-name="a716" text:class-names=""/></text:p>
          </draw:text-box>
          <svg:title/>
          <svg:desc/>
        </draw:frame>
        <draw:frame draw:id="id12" presentation:style-name="a722" draw:name="Date Placeholder 2" svg:x="4.24826in" svg:y="0in" svg:width="3.25in" svg:height="0.50174in" presentation:class="date-time" presentation:placeholder="false">
          <draw:text-box>
            <text:p text:style-name="a721" text:class-names="" text:cond-style-name=""><text:span text:style-name="a719" text:class-names=""><text:date text:fixed="false" style:data-style-name="a720">12/7/2016</text:date></text:span></text:p>
          </draw:text-box>
          <svg:title/>
          <svg:desc/>
        </draw:frame>
        <draw:page-thumbnail svg:x="0.75in" svg:y="1.25in" svg:width="6in" svg:height="3.375in" presentation:class="page" draw:id="id13" presentation:style-name="a723" draw:name="Slide Image Placeholder 3">
          <svg:title/>
          <svg:desc/>
        </draw:page-thumbnail>
        <draw:frame draw:id="id14" presentation:style-name="a738" draw:name="Notes Placeholder 4" svg:x="0.75in" svg:y="4.8125in" svg:width="6in" svg:height="3.9375in" presentation:class="notes" presentation:placeholder="false">
          <draw:text-box>
            <text:p text:style-name="a725" text:class-names="" text:cond-style-name=""><text:span text:style-name="a724" text:class-names="">Edit Master text styles</text:span></text:p>
            <text:list text:style-name="a728">
              <text:list-item>
                <text:list text:style-name="a728">
                  <text:list-item>
                    <text:p text:style-name="a727" text:class-names="" text:cond-style-name=""><text:span text:style-name="a726" text:class-names="">Second level</text:span></text:p>
                  </text:list-item>
                </text:list>
              </text:list-item>
            </text:list>
            <text:list text:style-name="a731">
              <text:list-item>
                <text:list text:style-name="a731">
                  <text:list-item>
                    <text:list text:style-name="a731">
                      <text:list-item>
                        <text:p text:style-name="a730" text:class-names="" text:cond-style-name=""><text:span text:style-name="a729" text:class-names="">Third level</text:span></text:p>
                      </text:list-item>
                    </text:list>
                  </text:list-item>
                </text:list>
              </text:list-item>
            </text:list>
            <text:list text:style-name="a734">
              <text:list-item>
                <text:list text:style-name="a734">
                  <text:list-item>
                    <text:list text:style-name="a734">
                      <text:list-item>
                        <text:list text:style-name="a734">
                          <text:list-item>
                            <text:p text:style-name="a733" text:class-names="" text:cond-style-name=""><text:span text:style-name="a732" text:class-names="">Fourth level</text:span></text:p>
                          </text:list-item>
                        </text:list>
                      </text:list-item>
                    </text:list>
                  </text:list-item>
                </text:list>
              </text:list-item>
            </text:list>
            <text:list text:style-name="a737">
              <text:list-item>
                <text:list text:style-name="a737">
                  <text:list-item>
                    <text:list text:style-name="a737">
                      <text:list-item>
                        <text:list text:style-name="a737">
                          <text:list-item>
                            <text:list text:style-name="a737">
                              <text:list-item>
                                <text:p text:style-name="a736" text:class-names="" text:cond-style-name=""><text:span text:style-name="a735" text:class-names="">Fifth level</text:span></text:p>
                              </text:list-item>
                            </text:list>
                          </text:list-item>
                        </text:list>
                      </text:list-item>
                    </text:list>
                  </text:list-item>
                </text:list>
              </text:list-item>
            </text:list>
          </draw:text-box>
          <svg:title/>
          <svg:desc/>
        </draw:frame>
        <draw:frame draw:id="id15" presentation:style-name="a741" draw:name="Footer Placeholder 5" svg:x="0in" svg:y="9.49826in" svg:width="3.25in" svg:height="0.50174in" presentation:class="footer" presentation:placeholder="false">
          <draw:text-box>
            <text:p text:style-name="a740" text:class-names="" text:cond-style-name=""><text:span text:style-name="a739" text:class-names=""/></text:p>
          </draw:text-box>
          <svg:title/>
          <svg:desc/>
        </draw:frame>
        <draw:frame draw:id="id16" presentation:style-name="a744" draw:name="Slide Number Placeholder 6" svg:x="4.24826in" svg:y="9.49826in" svg:width="3.25in" svg:height="0.50174in" presentation:class="page-number" presentation:placeholder="false">
          <draw:text-box>
            <text:p text:style-name="a743" text:class-names="" text:cond-style-name=""><text:span text:style-name="a742" text:class-names=""><text:page-number style:num-format="1" text:fixed="false"/></text:span></text:p>
          </draw:text-box>
          <svg:title/>
          <svg:desc/>
        </draw:frame>
      </presentation:notes>
    </style:master-page>
    <style:master-page style:name="Master1-Layout12-cust-Quote-with-Caption" style:page-layout-name="pageLayout1" draw:style-name="a747">
      <draw:g draw:name="Group 6" draw:id="id141">
        <svg:title/>
        <svg:desc/>
        <draw:connector draw:type="line" svg:x1="13.32986in" svg:y1="3.24074in" svg:x2="12.3316in" svg:y2="4.239in" draw:id="id150" draw:layer="Master1-bg" draw:style-name="a775" draw:name="Straight Connector 7">
          <svg:title/>
          <svg:desc/>
        </draw:connector>
        <draw:connector draw:type="line" svg:x1="13.32986in" svg:y1="3.489in" svg:x2="10.06886in" svg:y2="6.75in" draw:id="id151" draw:layer="Master1-bg" draw:style-name="a776" draw:name="Straight Connector 8">
          <svg:title/>
          <svg:desc/>
        </draw:connector>
        <draw:connector draw:type="line" svg:x1="13.32986in" svg:y1="3.59259in" svg:x2="11.25579in" svg:y2="5.66667in" draw:id="id152" draw:layer="Master1-bg" draw:style-name="a777" draw:name="Straight Connector 9">
          <svg:title/>
          <svg:desc/>
        </draw:connector>
        <draw:connector draw:type="line" svg:x1="13.32986in" svg:y1="3.42419in" svg:x2="11.42072in" svg:y2="5.33333in" draw:id="id153" draw:layer="Master1-bg" draw:style-name="a778" draw:name="Straight Connector 10">
          <svg:title/>
          <svg:desc/>
        </draw:connector>
        <draw:connector draw:type="line" svg:x1="13.32986in" svg:y1="4.02778in" svg:x2="11.94097in" svg:y2="5.41667in" draw:id="id154" draw:layer="Master1-bg" draw:style-name="a779" draw:name="Straight Connector 11">
          <svg:title/>
          <svg:desc/>
        </draw:connector>
      </draw:g>
      <draw:frame draw:id="id142" presentation:style-name="a750" draw:name="Title 1" svg:x="1.24826in" svg:y="0.75in" svg:width="10in" svg:height="3in" presentation:class="title" presentation:placeholder="false">
        <draw:text-box>
          <text:p text:style-name="a749" text:class-names="" text:cond-style-name=""><text:span text:style-name="a748" text:class-names="">Click to edit Master title style</text:span></text:p>
        </draw:text-box>
        <svg:title/>
        <svg:desc/>
      </draw:frame>
      <draw:frame draw:id="id143" presentation:style-name="a754" draw:name="Text Placeholder 9" svg:x="1.5816in" svg:y="3.75in" svg:width="9.33333in" svg:height="0.41667in" presentation:class="outline" presentation:placeholder="false">
        <draw:text-box>
          <text:list text:style-name="a753">
            <text:list-item>
              <text:p text:style-name="a752" text:class-names="" text:cond-style-name=""><text:span text:style-name="a751" text:class-names="">Edit Master text styles</text:span></text:p>
            </text:list-item>
          </text:list>
        </draw:text-box>
        <svg:title/>
        <svg:desc/>
      </draw:frame>
      <draw:frame draw:id="id144" presentation:style-name="a758" draw:name="Text Placeholder 2" svg:x="0.74826in" svg:y="4.7037in" svg:width="9.33333in" svg:height="1.84259in" presentation:class="outline" presentation:placeholder="false">
        <draw:text-box>
          <text:list text:style-name="a757">
            <text:list-item>
              <text:p text:style-name="a756" text:class-names="" text:cond-style-name=""><text:span text:style-name="a755" text:class-names="">Edit Master text styles</text:span></text:p>
            </text:list-item>
          </text:list>
        </draw:text-box>
        <svg:title/>
        <svg:desc/>
      </draw:frame>
      <draw:frame draw:id="id145" presentation:style-name="a762" draw:name="Date Placeholder 3" svg:x="10.8316in" svg:y="6.75in" svg:width="1.75in" svg:height="0.39931in" presentation:class="date-time" presentation:placeholder="false">
        <draw:text-box>
          <text:p text:style-name="a761" text:class-names="" text:cond-style-name=""><text:span text:style-name="a759" text:class-names=""><text:date text:fixed="false" style:data-style-name="a760">12/7/2016</text:date></text:span></text:p>
        </draw:text-box>
        <svg:title/>
        <svg:desc/>
      </draw:frame>
      <draw:frame draw:id="id146" presentation:style-name="a765" draw:name="Footer Placeholder 4" svg:x="0.74826in" svg:y="6.75in" svg:width="8.25in" svg:height="0.39931in" presentation:class="footer" presentation:placeholder="false">
        <draw:text-box>
          <text:p text:style-name="a764" text:class-names="" text:cond-style-name=""><text:span text:style-name="a763" text:class-names=""/></text:p>
        </draw:text-box>
        <svg:title/>
        <svg:desc/>
      </draw:frame>
      <draw:frame draw:id="id147" presentation:style-name="a768" draw:name="Slide Number Placeholder 5" svg:x="11.33333in" svg:y="6.10069in" svg:width="1.24917in" svg:height="0.73264in" presentation:class="page-number" presentation:placeholder="false">
        <draw:text-box>
          <text:p text:style-name="a767" text:class-names="" text:cond-style-name=""><text:span text:style-name="a766" text:class-names=""><text:page-number style:num-format="1" text:fixed="false"/></text:span></text:p>
        </draw:text-box>
        <svg:title/>
        <svg:desc/>
      </draw:frame>
      <draw:frame draw:id="id148" draw:style-name="a771" draw:name="TextBox 13" svg:x="0.5816in" svg:y="0.88826in" svg:width="0.66667in" svg:height="0.63952in">
        <draw:text-box>
          <text:p text:style-name="a770" text:class-names="" text:cond-style-name=""><text:span text:style-name="a769" text:class-names="">“</text:span></text:p>
        </draw:text-box>
        <svg:title/>
        <svg:desc/>
      </draw:frame>
      <draw:frame draw:id="id149" draw:style-name="a774" draw:name="TextBox 14" svg:x="11.24826in" svg:y="3.02778in" svg:width="0.66667in" svg:height="0.63952in">
        <draw:text-box>
          <text:p text:style-name="a773" text:class-names="" text:cond-style-name=""><text:span text:style-name="a772" text:class-names="">”</text:span></text:p>
        </draw:text-box>
        <svg:title/>
        <svg:desc/>
      </draw:frame>
      <presentation:notes style:page-layout-name="pageLayout2" draw:style-name="a809">
        <draw:frame draw:id="id11" presentation:style-name="a782" draw:name="Header Placeholder 1" svg:x="0in" svg:y="0in" svg:width="3.25in" svg:height="0.50174in" presentation:class="header" presentation:placeholder="false">
          <draw:text-box>
            <text:p text:style-name="a781" text:class-names="" text:cond-style-name=""><text:span text:style-name="a780" text:class-names=""/></text:p>
          </draw:text-box>
          <svg:title/>
          <svg:desc/>
        </draw:frame>
        <draw:frame draw:id="id12" presentation:style-name="a786" draw:name="Date Placeholder 2" svg:x="4.24826in" svg:y="0in" svg:width="3.25in" svg:height="0.50174in" presentation:class="date-time" presentation:placeholder="false">
          <draw:text-box>
            <text:p text:style-name="a785" text:class-names="" text:cond-style-name=""><text:span text:style-name="a783" text:class-names=""><text:date text:fixed="false" style:data-style-name="a784">12/7/2016</text:date></text:span></text:p>
          </draw:text-box>
          <svg:title/>
          <svg:desc/>
        </draw:frame>
        <draw:page-thumbnail svg:x="0.75in" svg:y="1.25in" svg:width="6in" svg:height="3.375in" presentation:class="page" draw:id="id13" presentation:style-name="a787" draw:name="Slide Image Placeholder 3">
          <svg:title/>
          <svg:desc/>
        </draw:page-thumbnail>
        <draw:frame draw:id="id14" presentation:style-name="a802" draw:name="Notes Placeholder 4" svg:x="0.75in" svg:y="4.8125in" svg:width="6in" svg:height="3.9375in" presentation:class="notes" presentation:placeholder="false">
          <draw:text-box>
            <text:p text:style-name="a789" text:class-names="" text:cond-style-name=""><text:span text:style-name="a788" text:class-names="">Edit Master text styles</text:span></text:p>
            <text:list text:style-name="a792">
              <text:list-item>
                <text:list text:style-name="a792">
                  <text:list-item>
                    <text:p text:style-name="a791" text:class-names="" text:cond-style-name=""><text:span text:style-name="a790" text:class-names="">Second level</text:span></text:p>
                  </text:list-item>
                </text:list>
              </text:list-item>
            </text:list>
            <text:list text:style-name="a795">
              <text:list-item>
                <text:list text:style-name="a795">
                  <text:list-item>
                    <text:list text:style-name="a795">
                      <text:list-item>
                        <text:p text:style-name="a794" text:class-names="" text:cond-style-name=""><text:span text:style-name="a793" text:class-names="">Third level</text:span></text:p>
                      </text:list-item>
                    </text:list>
                  </text:list-item>
                </text:list>
              </text:list-item>
            </text:list>
            <text:list text:style-name="a798">
              <text:list-item>
                <text:list text:style-name="a798">
                  <text:list-item>
                    <text:list text:style-name="a798">
                      <text:list-item>
                        <text:list text:style-name="a798">
                          <text:list-item>
                            <text:p text:style-name="a797" text:class-names="" text:cond-style-name=""><text:span text:style-name="a796" text:class-names="">Fourth level</text:span></text:p>
                          </text:list-item>
                        </text:list>
                      </text:list-item>
                    </text:list>
                  </text:list-item>
                </text:list>
              </text:list-item>
            </text:list>
            <text:list text:style-name="a801">
              <text:list-item>
                <text:list text:style-name="a801">
                  <text:list-item>
                    <text:list text:style-name="a801">
                      <text:list-item>
                        <text:list text:style-name="a801">
                          <text:list-item>
                            <text:list text:style-name="a801">
                              <text:list-item>
                                <text:p text:style-name="a800" text:class-names="" text:cond-style-name=""><text:span text:style-name="a799" text:class-names="">Fifth level</text:span></text:p>
                              </text:list-item>
                            </text:list>
                          </text:list-item>
                        </text:list>
                      </text:list-item>
                    </text:list>
                  </text:list-item>
                </text:list>
              </text:list-item>
            </text:list>
          </draw:text-box>
          <svg:title/>
          <svg:desc/>
        </draw:frame>
        <draw:frame draw:id="id15" presentation:style-name="a805" draw:name="Footer Placeholder 5" svg:x="0in" svg:y="9.49826in" svg:width="3.25in" svg:height="0.50174in" presentation:class="footer" presentation:placeholder="false">
          <draw:text-box>
            <text:p text:style-name="a804" text:class-names="" text:cond-style-name=""><text:span text:style-name="a803" text:class-names=""/></text:p>
          </draw:text-box>
          <svg:title/>
          <svg:desc/>
        </draw:frame>
        <draw:frame draw:id="id16" presentation:style-name="a808" draw:name="Slide Number Placeholder 6" svg:x="4.24826in" svg:y="9.49826in" svg:width="3.25in" svg:height="0.50174in" presentation:class="page-number" presentation:placeholder="false">
          <draw:text-box>
            <text:p text:style-name="a807" text:class-names="" text:cond-style-name=""><text:span text:style-name="a806" text:class-names=""><text:page-number style:num-format="1" text:fixed="false"/></text:span></text:p>
          </draw:text-box>
          <svg:title/>
          <svg:desc/>
        </draw:frame>
      </presentation:notes>
    </style:master-page>
    <style:master-page style:name="Master1-Layout13-cust-Name-Card" style:page-layout-name="pageLayout1" draw:style-name="a811">
      <draw:g draw:name="Group 6" draw:id="id155">
        <svg:title/>
        <svg:desc/>
        <draw:connector draw:type="line" svg:x1="13.32986in" svg:y1="3.24074in" svg:x2="12.3316in" svg:y2="4.239in" draw:id="id161" draw:layer="Master1-bg" draw:style-name="a829" draw:name="Straight Connector 7">
          <svg:title/>
          <svg:desc/>
        </draw:connector>
        <draw:connector draw:type="line" svg:x1="13.32986in" svg:y1="3.489in" svg:x2="10.06886in" svg:y2="6.75in" draw:id="id162" draw:layer="Master1-bg" draw:style-name="a830" draw:name="Straight Connector 8">
          <svg:title/>
          <svg:desc/>
        </draw:connector>
        <draw:connector draw:type="line" svg:x1="13.32986in" svg:y1="3.59259in" svg:x2="11.25579in" svg:y2="5.66667in" draw:id="id163" draw:layer="Master1-bg" draw:style-name="a831" draw:name="Straight Connector 9">
          <svg:title/>
          <svg:desc/>
        </draw:connector>
        <draw:connector draw:type="line" svg:x1="13.32986in" svg:y1="3.42419in" svg:x2="11.42072in" svg:y2="5.33333in" draw:id="id164" draw:layer="Master1-bg" draw:style-name="a832" draw:name="Straight Connector 10">
          <svg:title/>
          <svg:desc/>
        </draw:connector>
        <draw:connector draw:type="line" svg:x1="13.32986in" svg:y1="4.02778in" svg:x2="11.94097in" svg:y2="5.41667in" draw:id="id165" draw:layer="Master1-bg" draw:style-name="a833" draw:name="Straight Connector 11">
          <svg:title/>
          <svg:desc/>
        </draw:connector>
      </draw:g>
      <draw:frame draw:id="id156" presentation:style-name="a814" draw:name="Title 1" svg:x="0.74826in" svg:y="3.75in" svg:width="9.33333in" svg:height="1.8563in" presentation:class="title" presentation:placeholder="false">
        <draw:text-box>
          <text:p text:style-name="a813" text:class-names="" text:cond-style-name=""><text:span text:style-name="a812" text:class-names="">Click to edit Master title style</text:span></text:p>
        </draw:text-box>
        <svg:title/>
        <svg:desc/>
      </draw:frame>
      <draw:frame draw:id="id157" presentation:style-name="a818" draw:name="Text Placeholder 2" svg:x="0.74826in" svg:y="5.6135in" svg:width="9.33507in" svg:height="0.94094in" presentation:class="outline" presentation:placeholder="false">
        <draw:text-box>
          <text:list text:style-name="a817">
            <text:list-item>
              <text:p text:style-name="a816" text:class-names="" text:cond-style-name=""><text:span text:style-name="a815" text:class-names="">Edit Master text styles</text:span></text:p>
            </text:list-item>
          </text:list>
        </draw:text-box>
        <svg:title/>
        <svg:desc/>
      </draw:frame>
      <draw:frame draw:id="id158" presentation:style-name="a822" draw:name="Date Placeholder 3" svg:x="10.8316in" svg:y="6.75in" svg:width="1.75in" svg:height="0.39931in" presentation:class="date-time" presentation:placeholder="false">
        <draw:text-box>
          <text:p text:style-name="a821" text:class-names="" text:cond-style-name=""><text:span text:style-name="a819" text:class-names=""><text:date text:fixed="false" style:data-style-name="a820">12/7/2016</text:date></text:span></text:p>
        </draw:text-box>
        <svg:title/>
        <svg:desc/>
      </draw:frame>
      <draw:frame draw:id="id159" presentation:style-name="a825" draw:name="Footer Placeholder 4" svg:x="0.74826in" svg:y="6.75in" svg:width="8.25in" svg:height="0.39931in" presentation:class="footer" presentation:placeholder="false">
        <draw:text-box>
          <text:p text:style-name="a824" text:class-names="" text:cond-style-name=""><text:span text:style-name="a823" text:class-names=""/></text:p>
        </draw:text-box>
        <svg:title/>
        <svg:desc/>
      </draw:frame>
      <draw:frame draw:id="id160" presentation:style-name="a828" draw:name="Slide Number Placeholder 5" svg:x="11.33333in" svg:y="6.10069in" svg:width="1.24917in" svg:height="0.73264in" presentation:class="page-number" presentation:placeholder="false">
        <draw:text-box>
          <text:p text:style-name="a827" text:class-names="" text:cond-style-name=""><text:span text:style-name="a826" text:class-names=""><text:page-number style:num-format="1" text:fixed="false"/></text:span></text:p>
        </draw:text-box>
        <svg:title/>
        <svg:desc/>
      </draw:frame>
      <presentation:notes style:page-layout-name="pageLayout2" draw:style-name="a863">
        <draw:frame draw:id="id11" presentation:style-name="a836" draw:name="Header Placeholder 1" svg:x="0in" svg:y="0in" svg:width="3.25in" svg:height="0.50174in" presentation:class="header" presentation:placeholder="false">
          <draw:text-box>
            <text:p text:style-name="a835" text:class-names="" text:cond-style-name=""><text:span text:style-name="a834" text:class-names=""/></text:p>
          </draw:text-box>
          <svg:title/>
          <svg:desc/>
        </draw:frame>
        <draw:frame draw:id="id12" presentation:style-name="a840" draw:name="Date Placeholder 2" svg:x="4.24826in" svg:y="0in" svg:width="3.25in" svg:height="0.50174in" presentation:class="date-time" presentation:placeholder="false">
          <draw:text-box>
            <text:p text:style-name="a839" text:class-names="" text:cond-style-name=""><text:span text:style-name="a837" text:class-names=""><text:date text:fixed="false" style:data-style-name="a838">12/7/2016</text:date></text:span></text:p>
          </draw:text-box>
          <svg:title/>
          <svg:desc/>
        </draw:frame>
        <draw:page-thumbnail svg:x="0.75in" svg:y="1.25in" svg:width="6in" svg:height="3.375in" presentation:class="page" draw:id="id13" presentation:style-name="a841" draw:name="Slide Image Placeholder 3">
          <svg:title/>
          <svg:desc/>
        </draw:page-thumbnail>
        <draw:frame draw:id="id14" presentation:style-name="a856" draw:name="Notes Placeholder 4" svg:x="0.75in" svg:y="4.8125in" svg:width="6in" svg:height="3.9375in" presentation:class="notes" presentation:placeholder="false">
          <draw:text-box>
            <text:p text:style-name="a843" text:class-names="" text:cond-style-name=""><text:span text:style-name="a842" text:class-names="">Edit Master text styles</text:span></text:p>
            <text:list text:style-name="a846">
              <text:list-item>
                <text:list text:style-name="a846">
                  <text:list-item>
                    <text:p text:style-name="a845" text:class-names="" text:cond-style-name=""><text:span text:style-name="a844" text:class-names="">Second level</text:span></text:p>
                  </text:list-item>
                </text:list>
              </text:list-item>
            </text:list>
            <text:list text:style-name="a849">
              <text:list-item>
                <text:list text:style-name="a849">
                  <text:list-item>
                    <text:list text:style-name="a849">
                      <text:list-item>
                        <text:p text:style-name="a848" text:class-names="" text:cond-style-name=""><text:span text:style-name="a847" text:class-names="">Third level</text:span></text:p>
                      </text:list-item>
                    </text:list>
                  </text:list-item>
                </text:list>
              </text:list-item>
            </text:list>
            <text:list text:style-name="a852">
              <text:list-item>
                <text:list text:style-name="a852">
                  <text:list-item>
                    <text:list text:style-name="a852">
                      <text:list-item>
                        <text:list text:style-name="a852">
                          <text:list-item>
                            <text:p text:style-name="a851" text:class-names="" text:cond-style-name=""><text:span text:style-name="a850" text:class-names="">Fourth level</text:span></text:p>
                          </text:list-item>
                        </text:list>
                      </text:list-item>
                    </text:list>
                  </text:list-item>
                </text:list>
              </text:list-item>
            </text:list>
            <text:list text:style-name="a855">
              <text:list-item>
                <text:list text:style-name="a855">
                  <text:list-item>
                    <text:list text:style-name="a855">
                      <text:list-item>
                        <text:list text:style-name="a855">
                          <text:list-item>
                            <text:list text:style-name="a855">
                              <text:list-item>
                                <text:p text:style-name="a854" text:class-names="" text:cond-style-name=""><text:span text:style-name="a853" text:class-names="">Fifth level</text:span></text:p>
                              </text:list-item>
                            </text:list>
                          </text:list-item>
                        </text:list>
                      </text:list-item>
                    </text:list>
                  </text:list-item>
                </text:list>
              </text:list-item>
            </text:list>
          </draw:text-box>
          <svg:title/>
          <svg:desc/>
        </draw:frame>
        <draw:frame draw:id="id15" presentation:style-name="a859" draw:name="Footer Placeholder 5" svg:x="0in" svg:y="9.49826in" svg:width="3.25in" svg:height="0.50174in" presentation:class="footer" presentation:placeholder="false">
          <draw:text-box>
            <text:p text:style-name="a858" text:class-names="" text:cond-style-name=""><text:span text:style-name="a857" text:class-names=""/></text:p>
          </draw:text-box>
          <svg:title/>
          <svg:desc/>
        </draw:frame>
        <draw:frame draw:id="id16" presentation:style-name="a862" draw:name="Slide Number Placeholder 6" svg:x="4.24826in" svg:y="9.49826in" svg:width="3.25in" svg:height="0.50174in" presentation:class="page-number" presentation:placeholder="false">
          <draw:text-box>
            <text:p text:style-name="a861" text:class-names="" text:cond-style-name=""><text:span text:style-name="a860" text:class-names=""><text:page-number style:num-format="1" text:fixed="false"/></text:span></text:p>
          </draw:text-box>
          <svg:title/>
          <svg:desc/>
        </draw:frame>
      </presentation:notes>
    </style:master-page>
    <style:master-page style:name="Master1-Layout14-cust-Quote-Name-Card" style:page-layout-name="pageLayout1" draw:style-name="a865">
      <draw:g draw:name="Group 6" draw:id="id166">
        <svg:title/>
        <svg:desc/>
        <draw:connector draw:type="line" svg:x1="13.32986in" svg:y1="3.24074in" svg:x2="12.3316in" svg:y2="4.239in" draw:id="id175" draw:layer="Master1-bg" draw:style-name="a893" draw:name="Straight Connector 7">
          <svg:title/>
          <svg:desc/>
        </draw:connector>
        <draw:connector draw:type="line" svg:x1="13.32986in" svg:y1="3.489in" svg:x2="10.06886in" svg:y2="6.75in" draw:id="id176" draw:layer="Master1-bg" draw:style-name="a894" draw:name="Straight Connector 8">
          <svg:title/>
          <svg:desc/>
        </draw:connector>
        <draw:connector draw:type="line" svg:x1="13.32986in" svg:y1="3.59259in" svg:x2="11.25579in" svg:y2="5.66667in" draw:id="id177" draw:layer="Master1-bg" draw:style-name="a895" draw:name="Straight Connector 9">
          <svg:title/>
          <svg:desc/>
        </draw:connector>
        <draw:connector draw:type="line" svg:x1="13.32986in" svg:y1="3.42419in" svg:x2="11.42072in" svg:y2="5.33333in" draw:id="id178" draw:layer="Master1-bg" draw:style-name="a896" draw:name="Straight Connector 10">
          <svg:title/>
          <svg:desc/>
        </draw:connector>
        <draw:connector draw:type="line" svg:x1="13.32986in" svg:y1="4.02778in" svg:x2="11.94097in" svg:y2="5.41667in" draw:id="id179" draw:layer="Master1-bg" draw:style-name="a897" draw:name="Straight Connector 11">
          <svg:title/>
          <svg:desc/>
        </draw:connector>
      </draw:g>
      <draw:frame draw:id="id167" presentation:style-name="a868" draw:name="Title 1" svg:x="1.24826in" svg:y="0.75in" svg:width="10in" svg:height="3in" presentation:class="title" presentation:placeholder="false">
        <draw:text-box>
          <text:p text:style-name="a867" text:class-names="" text:cond-style-name=""><text:span text:style-name="a866" text:class-names="">Click to edit Master title style</text:span></text:p>
        </draw:text-box>
        <svg:title/>
        <svg:desc/>
      </draw:frame>
      <draw:frame draw:id="id168" presentation:style-name="a872" draw:name="Text Placeholder 9" svg:x="0.74826in" svg:y="4.2963in" svg:width="9.33333in" svg:height="1.14815in" presentation:class="outline" presentation:placeholder="false">
        <draw:text-box>
          <text:list text:style-name="a871">
            <text:list-item>
              <text:p text:style-name="a870" text:class-names="" text:cond-style-name=""><text:span text:style-name="a869" text:class-names="">Edit Master text styles</text:span></text:p>
            </text:list-item>
          </text:list>
        </draw:text-box>
        <svg:title/>
        <svg:desc/>
      </draw:frame>
      <draw:frame draw:id="id169" presentation:style-name="a876" draw:name="Text Placeholder 2" svg:x="0.74826in" svg:y="5.44444in" svg:width="9.33333in" svg:height="1.11111in" presentation:class="outline" presentation:placeholder="false">
        <draw:text-box>
          <text:list text:style-name="a875">
            <text:list-item>
              <text:p text:style-name="a874" text:class-names="" text:cond-style-name=""><text:span text:style-name="a873" text:class-names="">Edit Master text styles</text:span></text:p>
            </text:list-item>
          </text:list>
        </draw:text-box>
        <svg:title/>
        <svg:desc/>
      </draw:frame>
      <draw:frame draw:id="id170" presentation:style-name="a880" draw:name="Date Placeholder 3" svg:x="10.8316in" svg:y="6.75in" svg:width="1.75in" svg:height="0.39931in" presentation:class="date-time" presentation:placeholder="false">
        <draw:text-box>
          <text:p text:style-name="a879" text:class-names="" text:cond-style-name=""><text:span text:style-name="a877" text:class-names=""><text:date text:fixed="false" style:data-style-name="a878">12/7/2016</text:date></text:span></text:p>
        </draw:text-box>
        <svg:title/>
        <svg:desc/>
      </draw:frame>
      <draw:frame draw:id="id171" presentation:style-name="a883" draw:name="Footer Placeholder 4" svg:x="0.74826in" svg:y="6.75in" svg:width="8.25in" svg:height="0.39931in" presentation:class="footer" presentation:placeholder="false">
        <draw:text-box>
          <text:p text:style-name="a882" text:class-names="" text:cond-style-name=""><text:span text:style-name="a881" text:class-names=""/></text:p>
        </draw:text-box>
        <svg:title/>
        <svg:desc/>
      </draw:frame>
      <draw:frame draw:id="id172" presentation:style-name="a886" draw:name="Slide Number Placeholder 5" svg:x="11.33333in" svg:y="6.10069in" svg:width="1.24917in" svg:height="0.73264in" presentation:class="page-number" presentation:placeholder="false">
        <draw:text-box>
          <text:p text:style-name="a885" text:class-names="" text:cond-style-name=""><text:span text:style-name="a884" text:class-names=""><text:page-number style:num-format="1" text:fixed="false"/></text:span></text:p>
        </draw:text-box>
        <svg:title/>
        <svg:desc/>
      </draw:frame>
      <draw:frame draw:id="id173" draw:style-name="a889" draw:name="TextBox 10" svg:x="0.5816in" svg:y="0.88826in" svg:width="0.66667in" svg:height="0.63952in">
        <draw:text-box>
          <text:p text:style-name="a888" text:class-names="" text:cond-style-name=""><text:span text:style-name="a887" text:class-names="">“</text:span></text:p>
        </draw:text-box>
        <svg:title/>
        <svg:desc/>
      </draw:frame>
      <draw:frame draw:id="id174" draw:style-name="a892" draw:name="TextBox 11" svg:x="11.24826in" svg:y="3.02778in" svg:width="0.66667in" svg:height="0.63952in">
        <draw:text-box>
          <text:p text:style-name="a891" text:class-names="" text:cond-style-name=""><text:span text:style-name="a890" text:class-names="">”</text:span></text:p>
        </draw:text-box>
        <svg:title/>
        <svg:desc/>
      </draw:frame>
      <presentation:notes style:page-layout-name="pageLayout2" draw:style-name="a927">
        <draw:frame draw:id="id11" presentation:style-name="a900" draw:name="Header Placeholder 1" svg:x="0in" svg:y="0in" svg:width="3.25in" svg:height="0.50174in" presentation:class="header" presentation:placeholder="false">
          <draw:text-box>
            <text:p text:style-name="a899" text:class-names="" text:cond-style-name=""><text:span text:style-name="a898" text:class-names=""/></text:p>
          </draw:text-box>
          <svg:title/>
          <svg:desc/>
        </draw:frame>
        <draw:frame draw:id="id12" presentation:style-name="a904" draw:name="Date Placeholder 2" svg:x="4.24826in" svg:y="0in" svg:width="3.25in" svg:height="0.50174in" presentation:class="date-time" presentation:placeholder="false">
          <draw:text-box>
            <text:p text:style-name="a903" text:class-names="" text:cond-style-name=""><text:span text:style-name="a901" text:class-names=""><text:date text:fixed="false" style:data-style-name="a902">12/7/2016</text:date></text:span></text:p>
          </draw:text-box>
          <svg:title/>
          <svg:desc/>
        </draw:frame>
        <draw:page-thumbnail svg:x="0.75in" svg:y="1.25in" svg:width="6in" svg:height="3.375in" presentation:class="page" draw:id="id13" presentation:style-name="a905" draw:name="Slide Image Placeholder 3">
          <svg:title/>
          <svg:desc/>
        </draw:page-thumbnail>
        <draw:frame draw:id="id14" presentation:style-name="a920" draw:name="Notes Placeholder 4" svg:x="0.75in" svg:y="4.8125in" svg:width="6in" svg:height="3.9375in" presentation:class="notes" presentation:placeholder="false">
          <draw:text-box>
            <text:p text:style-name="a907" text:class-names="" text:cond-style-name=""><text:span text:style-name="a906" text:class-names="">Edit Master text styles</text:span></text:p>
            <text:list text:style-name="a910">
              <text:list-item>
                <text:list text:style-name="a910">
                  <text:list-item>
                    <text:p text:style-name="a909" text:class-names="" text:cond-style-name=""><text:span text:style-name="a908" text:class-names="">Second level</text:span></text:p>
                  </text:list-item>
                </text:list>
              </text:list-item>
            </text:list>
            <text:list text:style-name="a913">
              <text:list-item>
                <text:list text:style-name="a913">
                  <text:list-item>
                    <text:list text:style-name="a913">
                      <text:list-item>
                        <text:p text:style-name="a912" text:class-names="" text:cond-style-name=""><text:span text:style-name="a911" text:class-names="">Third level</text:span></text:p>
                      </text:list-item>
                    </text:list>
                  </text:list-item>
                </text:list>
              </text:list-item>
            </text:list>
            <text:list text:style-name="a916">
              <text:list-item>
                <text:list text:style-name="a916">
                  <text:list-item>
                    <text:list text:style-name="a916">
                      <text:list-item>
                        <text:list text:style-name="a916">
                          <text:list-item>
                            <text:p text:style-name="a915" text:class-names="" text:cond-style-name=""><text:span text:style-name="a914" text:class-names="">Fourth level</text:span></text:p>
                          </text:list-item>
                        </text:list>
                      </text:list-item>
                    </text:list>
                  </text:list-item>
                </text:list>
              </text:list-item>
            </text:list>
            <text:list text:style-name="a919">
              <text:list-item>
                <text:list text:style-name="a919">
                  <text:list-item>
                    <text:list text:style-name="a919">
                      <text:list-item>
                        <text:list text:style-name="a919">
                          <text:list-item>
                            <text:list text:style-name="a919">
                              <text:list-item>
                                <text:p text:style-name="a918" text:class-names="" text:cond-style-name=""><text:span text:style-name="a917" text:class-names="">Fifth level</text:span></text:p>
                              </text:list-item>
                            </text:list>
                          </text:list-item>
                        </text:list>
                      </text:list-item>
                    </text:list>
                  </text:list-item>
                </text:list>
              </text:list-item>
            </text:list>
          </draw:text-box>
          <svg:title/>
          <svg:desc/>
        </draw:frame>
        <draw:frame draw:id="id15" presentation:style-name="a923" draw:name="Footer Placeholder 5" svg:x="0in" svg:y="9.49826in" svg:width="3.25in" svg:height="0.50174in" presentation:class="footer" presentation:placeholder="false">
          <draw:text-box>
            <text:p text:style-name="a922" text:class-names="" text:cond-style-name=""><text:span text:style-name="a921" text:class-names=""/></text:p>
          </draw:text-box>
          <svg:title/>
          <svg:desc/>
        </draw:frame>
        <draw:frame draw:id="id16" presentation:style-name="a926" draw:name="Slide Number Placeholder 6" svg:x="4.24826in" svg:y="9.49826in" svg:width="3.25in" svg:height="0.50174in" presentation:class="page-number" presentation:placeholder="false">
          <draw:text-box>
            <text:p text:style-name="a925" text:class-names="" text:cond-style-name=""><text:span text:style-name="a924" text:class-names=""><text:page-number style:num-format="1" text:fixed="false"/></text:span></text:p>
          </draw:text-box>
          <svg:title/>
          <svg:desc/>
        </draw:frame>
      </presentation:notes>
    </style:master-page>
    <style:master-page style:name="Master1-Layout15-cust-True-or-False" style:page-layout-name="pageLayout1" draw:style-name="a929">
      <draw:g draw:name="Group 6" draw:id="id180">
        <svg:title/>
        <svg:desc/>
        <draw:connector draw:type="line" svg:x1="13.32986in" svg:y1="3.24074in" svg:x2="12.3316in" svg:y2="4.239in" draw:id="id187" draw:layer="Master1-bg" draw:style-name="a951" draw:name="Straight Connector 7">
          <svg:title/>
          <svg:desc/>
        </draw:connector>
        <draw:connector draw:type="line" svg:x1="13.32986in" svg:y1="3.489in" svg:x2="10.06886in" svg:y2="6.75in" draw:id="id188" draw:layer="Master1-bg" draw:style-name="a952" draw:name="Straight Connector 8">
          <svg:title/>
          <svg:desc/>
        </draw:connector>
        <draw:connector draw:type="line" svg:x1="13.32986in" svg:y1="3.59259in" svg:x2="11.25579in" svg:y2="5.66667in" draw:id="id189" draw:layer="Master1-bg" draw:style-name="a953" draw:name="Straight Connector 9">
          <svg:title/>
          <svg:desc/>
        </draw:connector>
        <draw:connector draw:type="line" svg:x1="13.32986in" svg:y1="3.42419in" svg:x2="11.42072in" svg:y2="5.33333in" draw:id="id190" draw:layer="Master1-bg" draw:style-name="a954" draw:name="Straight Connector 10">
          <svg:title/>
          <svg:desc/>
        </draw:connector>
        <draw:connector draw:type="line" svg:x1="13.32986in" svg:y1="4.02778in" svg:x2="11.94097in" svg:y2="5.41667in" draw:id="id191" draw:layer="Master1-bg" draw:style-name="a955" draw:name="Straight Connector 11">
          <svg:title/>
          <svg:desc/>
        </draw:connector>
      </draw:g>
      <draw:frame draw:id="id181" presentation:style-name="a932" draw:name="Title 1" svg:x="0.74826in" svg:y="0.75in" svg:width="11in" svg:height="3in" presentation:class="title" presentation:placeholder="false">
        <draw:text-box>
          <text:p text:style-name="a931" text:class-names="" text:cond-style-name=""><text:span text:style-name="a930" text:class-names="">Click to edit Master title style</text:span></text:p>
        </draw:text-box>
        <svg:title/>
        <svg:desc/>
      </draw:frame>
      <draw:frame draw:id="id182" presentation:style-name="a936" draw:name="Text Placeholder 9" svg:x="0.74826in" svg:y="4.2963in" svg:width="9.33333in" svg:height="0.91667in" presentation:class="outline" presentation:placeholder="false">
        <draw:text-box>
          <text:list text:style-name="a935">
            <text:list-item>
              <text:p text:style-name="a934" text:class-names="" text:cond-style-name=""><text:span text:style-name="a933" text:class-names="">Edit Master text styles</text:span></text:p>
            </text:list-item>
          </text:list>
        </draw:text-box>
        <svg:title/>
        <svg:desc/>
      </draw:frame>
      <draw:frame draw:id="id183" presentation:style-name="a940" draw:name="Text Placeholder 2" svg:x="0.74826in" svg:y="5.21296in" svg:width="9.33333in" svg:height="1.34259in" presentation:class="outline" presentation:placeholder="false">
        <draw:text-box>
          <text:list text:style-name="a939">
            <text:list-item>
              <text:p text:style-name="a938" text:class-names="" text:cond-style-name=""><text:span text:style-name="a937" text:class-names="">Edit Master text styles</text:span></text:p>
            </text:list-item>
          </text:list>
        </draw:text-box>
        <svg:title/>
        <svg:desc/>
      </draw:frame>
      <draw:frame draw:id="id184" presentation:style-name="a944" draw:name="Date Placeholder 3" svg:x="10.8316in" svg:y="6.75in" svg:width="1.75in" svg:height="0.39931in" presentation:class="date-time" presentation:placeholder="false">
        <draw:text-box>
          <text:p text:style-name="a943" text:class-names="" text:cond-style-name=""><text:span text:style-name="a941" text:class-names=""><text:date text:fixed="false" style:data-style-name="a942">12/7/2016</text:date></text:span></text:p>
        </draw:text-box>
        <svg:title/>
        <svg:desc/>
      </draw:frame>
      <draw:frame draw:id="id185" presentation:style-name="a947" draw:name="Footer Placeholder 4" svg:x="0.74826in" svg:y="6.75in" svg:width="8.25in" svg:height="0.39931in" presentation:class="footer" presentation:placeholder="false">
        <draw:text-box>
          <text:p text:style-name="a946" text:class-names="" text:cond-style-name=""><text:span text:style-name="a945" text:class-names=""/></text:p>
        </draw:text-box>
        <svg:title/>
        <svg:desc/>
      </draw:frame>
      <draw:frame draw:id="id186" presentation:style-name="a950" draw:name="Slide Number Placeholder 5" svg:x="11.33333in" svg:y="6.10069in" svg:width="1.24917in" svg:height="0.73264in" presentation:class="page-number" presentation:placeholder="false">
        <draw:text-box>
          <text:p text:style-name="a949" text:class-names="" text:cond-style-name=""><text:span text:style-name="a948" text:class-names=""><text:page-number style:num-format="1" text:fixed="false"/></text:span></text:p>
        </draw:text-box>
        <svg:title/>
        <svg:desc/>
      </draw:frame>
      <presentation:notes style:page-layout-name="pageLayout2" draw:style-name="a985">
        <draw:frame draw:id="id11" presentation:style-name="a958" draw:name="Header Placeholder 1" svg:x="0in" svg:y="0in" svg:width="3.25in" svg:height="0.50174in" presentation:class="header" presentation:placeholder="false">
          <draw:text-box>
            <text:p text:style-name="a957" text:class-names="" text:cond-style-name=""><text:span text:style-name="a956" text:class-names=""/></text:p>
          </draw:text-box>
          <svg:title/>
          <svg:desc/>
        </draw:frame>
        <draw:frame draw:id="id12" presentation:style-name="a962" draw:name="Date Placeholder 2" svg:x="4.24826in" svg:y="0in" svg:width="3.25in" svg:height="0.50174in" presentation:class="date-time" presentation:placeholder="false">
          <draw:text-box>
            <text:p text:style-name="a961" text:class-names="" text:cond-style-name=""><text:span text:style-name="a959" text:class-names=""><text:date text:fixed="false" style:data-style-name="a960">12/7/2016</text:date></text:span></text:p>
          </draw:text-box>
          <svg:title/>
          <svg:desc/>
        </draw:frame>
        <draw:page-thumbnail svg:x="0.75in" svg:y="1.25in" svg:width="6in" svg:height="3.375in" presentation:class="page" draw:id="id13" presentation:style-name="a963" draw:name="Slide Image Placeholder 3">
          <svg:title/>
          <svg:desc/>
        </draw:page-thumbnail>
        <draw:frame draw:id="id14" presentation:style-name="a978" draw:name="Notes Placeholder 4" svg:x="0.75in" svg:y="4.8125in" svg:width="6in" svg:height="3.9375in" presentation:class="notes" presentation:placeholder="false">
          <draw:text-box>
            <text:p text:style-name="a965" text:class-names="" text:cond-style-name=""><text:span text:style-name="a964" text:class-names="">Edit Master text styles</text:span></text:p>
            <text:list text:style-name="a968">
              <text:list-item>
                <text:list text:style-name="a968">
                  <text:list-item>
                    <text:p text:style-name="a967" text:class-names="" text:cond-style-name=""><text:span text:style-name="a966" text:class-names="">Second level</text:span></text:p>
                  </text:list-item>
                </text:list>
              </text:list-item>
            </text:list>
            <text:list text:style-name="a971">
              <text:list-item>
                <text:list text:style-name="a971">
                  <text:list-item>
                    <text:list text:style-name="a971">
                      <text:list-item>
                        <text:p text:style-name="a970" text:class-names="" text:cond-style-name=""><text:span text:style-name="a969" text:class-names="">Third level</text:span></text:p>
                      </text:list-item>
                    </text:list>
                  </text:list-item>
                </text:list>
              </text:list-item>
            </text:list>
            <text:list text:style-name="a974">
              <text:list-item>
                <text:list text:style-name="a974">
                  <text:list-item>
                    <text:list text:style-name="a974">
                      <text:list-item>
                        <text:list text:style-name="a974">
                          <text:list-item>
                            <text:p text:style-name="a973" text:class-names="" text:cond-style-name=""><text:span text:style-name="a972" text:class-names="">Fourth level</text:span></text:p>
                          </text:list-item>
                        </text:list>
                      </text:list-item>
                    </text:list>
                  </text:list-item>
                </text:list>
              </text:list-item>
            </text:list>
            <text:list text:style-name="a977">
              <text:list-item>
                <text:list text:style-name="a977">
                  <text:list-item>
                    <text:list text:style-name="a977">
                      <text:list-item>
                        <text:list text:style-name="a977">
                          <text:list-item>
                            <text:list text:style-name="a977">
                              <text:list-item>
                                <text:p text:style-name="a976" text:class-names="" text:cond-style-name=""><text:span text:style-name="a975" text:class-names="">Fifth level</text:span></text:p>
                              </text:list-item>
                            </text:list>
                          </text:list-item>
                        </text:list>
                      </text:list-item>
                    </text:list>
                  </text:list-item>
                </text:list>
              </text:list-item>
            </text:list>
          </draw:text-box>
          <svg:title/>
          <svg:desc/>
        </draw:frame>
        <draw:frame draw:id="id15" presentation:style-name="a981" draw:name="Footer Placeholder 5" svg:x="0in" svg:y="9.49826in" svg:width="3.25in" svg:height="0.50174in" presentation:class="footer" presentation:placeholder="false">
          <draw:text-box>
            <text:p text:style-name="a980" text:class-names="" text:cond-style-name=""><text:span text:style-name="a979" text:class-names=""/></text:p>
          </draw:text-box>
          <svg:title/>
          <svg:desc/>
        </draw:frame>
        <draw:frame draw:id="id16" presentation:style-name="a984" draw:name="Slide Number Placeholder 6" svg:x="4.24826in" svg:y="9.49826in" svg:width="3.25in" svg:height="0.50174in" presentation:class="page-number" presentation:placeholder="false">
          <draw:text-box>
            <text:p text:style-name="a983" text:class-names="" text:cond-style-name=""><text:span text:style-name="a982" text:class-names=""><text:page-number style:num-format="1" text:fixed="false"/></text:span></text:p>
          </draw:text-box>
          <svg:title/>
          <svg:desc/>
        </draw:frame>
      </presentation:notes>
    </style:master-page>
    <style:master-page style:name="Master1-Layout16-vertTx-Title-and-Vertical-Text" style:page-layout-name="pageLayout1" draw:style-name="a987">
      <draw:g draw:name="Group 6" draw:id="id192">
        <svg:title/>
        <svg:desc/>
        <draw:connector draw:type="line" svg:x1="13.32986in" svg:y1="3.24074in" svg:x2="12.3316in" svg:y2="4.239in" draw:id="id198" draw:layer="Master1-bg" draw:style-name="a1017" draw:name="Straight Connector 7">
          <svg:title/>
          <svg:desc/>
        </draw:connector>
        <draw:connector draw:type="line" svg:x1="13.32986in" svg:y1="3.489in" svg:x2="10.06886in" svg:y2="6.75in" draw:id="id199" draw:layer="Master1-bg" draw:style-name="a1018" draw:name="Straight Connector 8">
          <svg:title/>
          <svg:desc/>
        </draw:connector>
        <draw:connector draw:type="line" svg:x1="13.32986in" svg:y1="3.59259in" svg:x2="11.25579in" svg:y2="5.66667in" draw:id="id200" draw:layer="Master1-bg" draw:style-name="a1019" draw:name="Straight Connector 9">
          <svg:title/>
          <svg:desc/>
        </draw:connector>
        <draw:connector draw:type="line" svg:x1="13.32986in" svg:y1="3.42419in" svg:x2="11.42072in" svg:y2="5.33333in" draw:id="id201" draw:layer="Master1-bg" draw:style-name="a1020" draw:name="Straight Connector 10">
          <svg:title/>
          <svg:desc/>
        </draw:connector>
        <draw:connector draw:type="line" svg:x1="13.32986in" svg:y1="4.02778in" svg:x2="11.94097in" svg:y2="5.41667in" draw:id="id202" draw:layer="Master1-bg" draw:style-name="a1021" draw:name="Straight Connector 11">
          <svg:title/>
          <svg:desc/>
        </draw:connector>
      </draw:g>
      <draw:frame draw:id="id193" presentation:style-name="a990" draw:name="Title 1" svg:x="0.74826in" svg:y="4.90741in" svg:width="9.33333in" svg:height="1.64815in" presentation:class="title" presentation:placeholder="false">
        <draw:text-box>
          <text:p text:style-name="a989" text:class-names="" text:cond-style-name=""><text:span text:style-name="a988" text:class-names="">Click to edit Master title style</text:span></text:p>
        </draw:text-box>
        <svg:title/>
        <svg:desc/>
      </draw:frame>
      <draw:frame draw:id="id194" presentation:style-name="a1006" draw:name="Vertical Text Placeholder 2" svg:x="0.74826in" svg:y="0.75in" svg:width="9.33333in" svg:height="3.9537in" presentation:class="outline" presentation:placeholder="false">
        <draw:text-box>
          <text:list text:style-name="a993">
            <text:list-item>
              <text:p text:style-name="a992" text:class-names="" text:cond-style-name=""><text:span text:style-name="a991" text:class-names="">Edit Master text styles</text:span></text:p>
            </text:list-item>
          </text:list>
          <text:list text:style-name="a996">
            <text:list-item>
              <text:list text:style-name="a996">
                <text:list-item>
                  <text:p text:style-name="a995" text:class-names="" text:cond-style-name=""><text:span text:style-name="a994" text:class-names="">Second level</text:span></text:p>
                </text:list-item>
              </text:list>
            </text:list-item>
          </text:list>
          <text:list text:style-name="a999">
            <text:list-item>
              <text:list text:style-name="a999">
                <text:list-item>
                  <text:list text:style-name="a999">
                    <text:list-item>
                      <text:p text:style-name="a998" text:class-names="" text:cond-style-name=""><text:span text:style-name="a997" text:class-names="">Third level</text:span></text:p>
                    </text:list-item>
                  </text:list>
                </text:list-item>
              </text:list>
            </text:list-item>
          </text:list>
          <text:list text:style-name="a1002">
            <text:list-item>
              <text:list text:style-name="a1002">
                <text:list-item>
                  <text:list text:style-name="a1002">
                    <text:list-item>
                      <text:list text:style-name="a1002">
                        <text:list-item>
                          <text:p text:style-name="a1001" text:class-names="" text:cond-style-name=""><text:span text:style-name="a1000" text:class-names="">Fourth level</text:span></text:p>
                        </text:list-item>
                      </text:list>
                    </text:list-item>
                  </text:list>
                </text:list-item>
              </text:list>
            </text:list-item>
          </text:list>
          <text:list text:style-name="a1005">
            <text:list-item>
              <text:list text:style-name="a1005">
                <text:list-item>
                  <text:list text:style-name="a1005">
                    <text:list-item>
                      <text:list text:style-name="a1005">
                        <text:list-item>
                          <text:list text:style-name="a1005">
                            <text:list-item>
                              <text:p text:style-name="a1004" text:class-names="" text:cond-style-name=""><text:span text:style-name="a1003" text:class-names="">Fifth level</text:span></text:p>
                            </text:list-item>
                          </text:list>
                        </text:list-item>
                      </text:list>
                    </text:list-item>
                  </text:list>
                </text:list-item>
              </text:list>
            </text:list-item>
          </text:list>
        </draw:text-box>
        <svg:title/>
        <svg:desc/>
      </draw:frame>
      <draw:frame draw:id="id195" presentation:style-name="a1010" draw:name="Date Placeholder 3" svg:x="10.8316in" svg:y="6.75in" svg:width="1.75in" svg:height="0.39931in" presentation:class="date-time" presentation:placeholder="false">
        <draw:text-box>
          <text:p text:style-name="a1009" text:class-names="" text:cond-style-name=""><text:span text:style-name="a1007" text:class-names=""><text:date text:fixed="false" style:data-style-name="a1008">12/7/2016</text:date></text:span></text:p>
        </draw:text-box>
        <svg:title/>
        <svg:desc/>
      </draw:frame>
      <draw:frame draw:id="id196" presentation:style-name="a1013" draw:name="Footer Placeholder 4" svg:x="0.74826in" svg:y="6.75in" svg:width="8.25in" svg:height="0.39931in" presentation:class="footer" presentation:placeholder="false">
        <draw:text-box>
          <text:p text:style-name="a1012" text:class-names="" text:cond-style-name=""><text:span text:style-name="a1011" text:class-names=""/></text:p>
        </draw:text-box>
        <svg:title/>
        <svg:desc/>
      </draw:frame>
      <draw:frame draw:id="id197" presentation:style-name="a1016" draw:name="Slide Number Placeholder 5" svg:x="11.33333in" svg:y="6.10069in" svg:width="1.24917in" svg:height="0.73264in" presentation:class="page-number" presentation:placeholder="false">
        <draw:text-box>
          <text:p text:style-name="a1015" text:class-names="" text:cond-style-name=""><text:span text:style-name="a1014" text:class-names=""><text:page-number style:num-format="1" text:fixed="false"/></text:span></text:p>
        </draw:text-box>
        <svg:title/>
        <svg:desc/>
      </draw:frame>
      <presentation:notes style:page-layout-name="pageLayout2" draw:style-name="a1051">
        <draw:frame draw:id="id11" presentation:style-name="a1024" draw:name="Header Placeholder 1" svg:x="0in" svg:y="0in" svg:width="3.25in" svg:height="0.50174in" presentation:class="header" presentation:placeholder="false">
          <draw:text-box>
            <text:p text:style-name="a1023" text:class-names="" text:cond-style-name=""><text:span text:style-name="a1022" text:class-names=""/></text:p>
          </draw:text-box>
          <svg:title/>
          <svg:desc/>
        </draw:frame>
        <draw:frame draw:id="id12" presentation:style-name="a1028" draw:name="Date Placeholder 2" svg:x="4.24826in" svg:y="0in" svg:width="3.25in" svg:height="0.50174in" presentation:class="date-time" presentation:placeholder="false">
          <draw:text-box>
            <text:p text:style-name="a1027" text:class-names="" text:cond-style-name=""><text:span text:style-name="a1025" text:class-names=""><text:date text:fixed="false" style:data-style-name="a1026">12/7/2016</text:date></text:span></text:p>
          </draw:text-box>
          <svg:title/>
          <svg:desc/>
        </draw:frame>
        <draw:page-thumbnail svg:x="0.75in" svg:y="1.25in" svg:width="6in" svg:height="3.375in" presentation:class="page" draw:id="id13" presentation:style-name="a1029" draw:name="Slide Image Placeholder 3">
          <svg:title/>
          <svg:desc/>
        </draw:page-thumbnail>
        <draw:frame draw:id="id14" presentation:style-name="a1044" draw:name="Notes Placeholder 4" svg:x="0.75in" svg:y="4.8125in" svg:width="6in" svg:height="3.9375in" presentation:class="notes" presentation:placeholder="false">
          <draw:text-box>
            <text:p text:style-name="a1031" text:class-names="" text:cond-style-name=""><text:span text:style-name="a1030" text:class-names="">Edit Master text styles</text:span></text:p>
            <text:list text:style-name="a1034">
              <text:list-item>
                <text:list text:style-name="a1034">
                  <text:list-item>
                    <text:p text:style-name="a1033" text:class-names="" text:cond-style-name=""><text:span text:style-name="a1032" text:class-names="">Second level</text:span></text:p>
                  </text:list-item>
                </text:list>
              </text:list-item>
            </text:list>
            <text:list text:style-name="a1037">
              <text:list-item>
                <text:list text:style-name="a1037">
                  <text:list-item>
                    <text:list text:style-name="a1037">
                      <text:list-item>
                        <text:p text:style-name="a1036" text:class-names="" text:cond-style-name=""><text:span text:style-name="a1035" text:class-names="">Third level</text:span></text:p>
                      </text:list-item>
                    </text:list>
                  </text:list-item>
                </text:list>
              </text:list-item>
            </text:list>
            <text:list text:style-name="a1040">
              <text:list-item>
                <text:list text:style-name="a1040">
                  <text:list-item>
                    <text:list text:style-name="a1040">
                      <text:list-item>
                        <text:list text:style-name="a1040">
                          <text:list-item>
                            <text:p text:style-name="a1039" text:class-names="" text:cond-style-name=""><text:span text:style-name="a1038" text:class-names="">Fourth level</text:span></text:p>
                          </text:list-item>
                        </text:list>
                      </text:list-item>
                    </text:list>
                  </text:list-item>
                </text:list>
              </text:list-item>
            </text:list>
            <text:list text:style-name="a1043">
              <text:list-item>
                <text:list text:style-name="a1043">
                  <text:list-item>
                    <text:list text:style-name="a1043">
                      <text:list-item>
                        <text:list text:style-name="a1043">
                          <text:list-item>
                            <text:list text:style-name="a1043">
                              <text:list-item>
                                <text:p text:style-name="a1042" text:class-names="" text:cond-style-name=""><text:span text:style-name="a1041" text:class-names="">Fifth level</text:span></text:p>
                              </text:list-item>
                            </text:list>
                          </text:list-item>
                        </text:list>
                      </text:list-item>
                    </text:list>
                  </text:list-item>
                </text:list>
              </text:list-item>
            </text:list>
          </draw:text-box>
          <svg:title/>
          <svg:desc/>
        </draw:frame>
        <draw:frame draw:id="id15" presentation:style-name="a1047" draw:name="Footer Placeholder 5" svg:x="0in" svg:y="9.49826in" svg:width="3.25in" svg:height="0.50174in" presentation:class="footer" presentation:placeholder="false">
          <draw:text-box>
            <text:p text:style-name="a1046" text:class-names="" text:cond-style-name=""><text:span text:style-name="a1045" text:class-names=""/></text:p>
          </draw:text-box>
          <svg:title/>
          <svg:desc/>
        </draw:frame>
        <draw:frame draw:id="id16" presentation:style-name="a1050" draw:name="Slide Number Placeholder 6" svg:x="4.24826in" svg:y="9.49826in" svg:width="3.25in" svg:height="0.50174in" presentation:class="page-number" presentation:placeholder="false">
          <draw:text-box>
            <text:p text:style-name="a1049" text:class-names="" text:cond-style-name=""><text:span text:style-name="a1048" text:class-names=""><text:page-number style:num-format="1" text:fixed="false"/></text:span></text:p>
          </draw:text-box>
          <svg:title/>
          <svg:desc/>
        </draw:frame>
      </presentation:notes>
    </style:master-page>
    <style:master-page style:name="Master1-Layout17-vertTitleAndTx-Vertical-Title-and-Text" style:page-layout-name="pageLayout1" draw:style-name="a1053">
      <draw:g draw:name="Group 6" draw:id="id203">
        <svg:title/>
        <svg:desc/>
        <draw:connector draw:type="line" svg:x1="13.32986in" svg:y1="3.24074in" svg:x2="12.3316in" svg:y2="4.239in" draw:id="id209" draw:layer="Master1-bg" draw:style-name="a1083" draw:name="Straight Connector 7">
          <svg:title/>
          <svg:desc/>
        </draw:connector>
        <draw:connector draw:type="line" svg:x1="13.32986in" svg:y1="3.489in" svg:x2="10.06886in" svg:y2="6.75in" draw:id="id210" draw:layer="Master1-bg" draw:style-name="a1084" draw:name="Straight Connector 8">
          <svg:title/>
          <svg:desc/>
        </draw:connector>
        <draw:connector draw:type="line" svg:x1="13.32986in" svg:y1="3.59259in" svg:x2="11.25579in" svg:y2="5.66667in" draw:id="id211" draw:layer="Master1-bg" draw:style-name="a1085" draw:name="Straight Connector 9">
          <svg:title/>
          <svg:desc/>
        </draw:connector>
        <draw:connector draw:type="line" svg:x1="13.32986in" svg:y1="3.42419in" svg:x2="11.42072in" svg:y2="5.33333in" draw:id="id212" draw:layer="Master1-bg" draw:style-name="a1086" draw:name="Straight Connector 10">
          <svg:title/>
          <svg:desc/>
        </draw:connector>
        <draw:connector draw:type="line" svg:x1="13.32986in" svg:y1="4.02778in" svg:x2="11.94097in" svg:y2="5.41667in" draw:id="id213" draw:layer="Master1-bg" draw:style-name="a1087" draw:name="Straight Connector 11">
          <svg:title/>
          <svg:desc/>
        </draw:connector>
      </draw:g>
      <draw:frame draw:id="id204" presentation:style-name="a1056" draw:name="Vertical Title 1" svg:x="9.49826in" svg:y="0.75in" svg:width="2.25in" svg:height="5in" presentation:class="title" presentation:placeholder="false">
        <draw:text-box>
          <text:p text:style-name="a1055" text:class-names="" text:cond-style-name=""><text:span text:style-name="a1054" text:class-names="">Click to edit Master title style</text:span></text:p>
        </draw:text-box>
        <svg:title/>
        <svg:desc/>
      </draw:frame>
      <draw:frame draw:id="id205" presentation:style-name="a1072" draw:name="Vertical Text Placeholder 2" svg:x="0.75in" svg:y="0.75in" svg:width="8.55556in" svg:height="5.80556in" presentation:class="outline" presentation:placeholder="false">
        <draw:text-box>
          <text:list text:style-name="a1059">
            <text:list-item>
              <text:p text:style-name="a1058" text:class-names="" text:cond-style-name=""><text:span text:style-name="a1057" text:class-names="">Edit Master text styles</text:span></text:p>
            </text:list-item>
          </text:list>
          <text:list text:style-name="a1062">
            <text:list-item>
              <text:list text:style-name="a1062">
                <text:list-item>
                  <text:p text:style-name="a1061" text:class-names="" text:cond-style-name=""><text:span text:style-name="a1060" text:class-names="">Second level</text:span></text:p>
                </text:list-item>
              </text:list>
            </text:list-item>
          </text:list>
          <text:list text:style-name="a1065">
            <text:list-item>
              <text:list text:style-name="a1065">
                <text:list-item>
                  <text:list text:style-name="a1065">
                    <text:list-item>
                      <text:p text:style-name="a1064" text:class-names="" text:cond-style-name=""><text:span text:style-name="a1063" text:class-names="">Third level</text:span></text:p>
                    </text:list-item>
                  </text:list>
                </text:list-item>
              </text:list>
            </text:list-item>
          </text:list>
          <text:list text:style-name="a1068">
            <text:list-item>
              <text:list text:style-name="a1068">
                <text:list-item>
                  <text:list text:style-name="a1068">
                    <text:list-item>
                      <text:list text:style-name="a1068">
                        <text:list-item>
                          <text:p text:style-name="a1067" text:class-names="" text:cond-style-name=""><text:span text:style-name="a1066" text:class-names="">Fourth level</text:span></text:p>
                        </text:list-item>
                      </text:list>
                    </text:list-item>
                  </text:list>
                </text:list-item>
              </text:list>
            </text:list-item>
          </text:list>
          <text:list text:style-name="a1071">
            <text:list-item>
              <text:list text:style-name="a1071">
                <text:list-item>
                  <text:list text:style-name="a1071">
                    <text:list-item>
                      <text:list text:style-name="a1071">
                        <text:list-item>
                          <text:list text:style-name="a1071">
                            <text:list-item>
                              <text:p text:style-name="a1070" text:class-names="" text:cond-style-name=""><text:span text:style-name="a1069" text:class-names="">Fifth level</text:span></text:p>
                            </text:list-item>
                          </text:list>
                        </text:list-item>
                      </text:list>
                    </text:list-item>
                  </text:list>
                </text:list-item>
              </text:list>
            </text:list-item>
          </text:list>
        </draw:text-box>
        <svg:title/>
        <svg:desc/>
      </draw:frame>
      <draw:frame draw:id="id206" presentation:style-name="a1076" draw:name="Date Placeholder 3" svg:x="10.8316in" svg:y="6.75in" svg:width="1.75in" svg:height="0.39931in" presentation:class="date-time" presentation:placeholder="false">
        <draw:text-box>
          <text:p text:style-name="a1075" text:class-names="" text:cond-style-name=""><text:span text:style-name="a1073" text:class-names=""><text:date text:fixed="false" style:data-style-name="a1074">12/7/2016</text:date></text:span></text:p>
        </draw:text-box>
        <svg:title/>
        <svg:desc/>
      </draw:frame>
      <draw:frame draw:id="id207" presentation:style-name="a1079" draw:name="Footer Placeholder 4" svg:x="0.74826in" svg:y="6.75in" svg:width="8.25in" svg:height="0.39931in" presentation:class="footer" presentation:placeholder="false">
        <draw:text-box>
          <text:p text:style-name="a1078" text:class-names="" text:cond-style-name=""><text:span text:style-name="a1077" text:class-names=""/></text:p>
        </draw:text-box>
        <svg:title/>
        <svg:desc/>
      </draw:frame>
      <draw:frame draw:id="id208" presentation:style-name="a1082" draw:name="Slide Number Placeholder 5" svg:x="11.33333in" svg:y="6.10069in" svg:width="1.24917in" svg:height="0.73264in" presentation:class="page-number" presentation:placeholder="false">
        <draw:text-box>
          <text:p text:style-name="a1081" text:class-names="" text:cond-style-name=""><text:span text:style-name="a1080" text:class-names=""><text:page-number style:num-format="1" text:fixed="false"/></text:span></text:p>
        </draw:text-box>
        <svg:title/>
        <svg:desc/>
      </draw:frame>
      <presentation:notes style:page-layout-name="pageLayout2" draw:style-name="a1117">
        <draw:frame draw:id="id11" presentation:style-name="a1090" draw:name="Header Placeholder 1" svg:x="0in" svg:y="0in" svg:width="3.25in" svg:height="0.50174in" presentation:class="header" presentation:placeholder="false">
          <draw:text-box>
            <text:p text:style-name="a1089" text:class-names="" text:cond-style-name=""><text:span text:style-name="a1088" text:class-names=""/></text:p>
          </draw:text-box>
          <svg:title/>
          <svg:desc/>
        </draw:frame>
        <draw:frame draw:id="id12" presentation:style-name="a1094" draw:name="Date Placeholder 2" svg:x="4.24826in" svg:y="0in" svg:width="3.25in" svg:height="0.50174in" presentation:class="date-time" presentation:placeholder="false">
          <draw:text-box>
            <text:p text:style-name="a1093" text:class-names="" text:cond-style-name=""><text:span text:style-name="a1091" text:class-names=""><text:date text:fixed="false" style:data-style-name="a1092">12/7/2016</text:date></text:span></text:p>
          </draw:text-box>
          <svg:title/>
          <svg:desc/>
        </draw:frame>
        <draw:page-thumbnail svg:x="0.75in" svg:y="1.25in" svg:width="6in" svg:height="3.375in" presentation:class="page" draw:id="id13" presentation:style-name="a1095" draw:name="Slide Image Placeholder 3">
          <svg:title/>
          <svg:desc/>
        </draw:page-thumbnail>
        <draw:frame draw:id="id14" presentation:style-name="a1110" draw:name="Notes Placeholder 4" svg:x="0.75in" svg:y="4.8125in" svg:width="6in" svg:height="3.9375in" presentation:class="notes" presentation:placeholder="false">
          <draw:text-box>
            <text:p text:style-name="a1097" text:class-names="" text:cond-style-name=""><text:span text:style-name="a1096" text:class-names="">Edit Master text styles</text:span></text:p>
            <text:list text:style-name="a1100">
              <text:list-item>
                <text:list text:style-name="a1100">
                  <text:list-item>
                    <text:p text:style-name="a1099" text:class-names="" text:cond-style-name=""><text:span text:style-name="a1098" text:class-names="">Second level</text:span></text:p>
                  </text:list-item>
                </text:list>
              </text:list-item>
            </text:list>
            <text:list text:style-name="a1103">
              <text:list-item>
                <text:list text:style-name="a1103">
                  <text:list-item>
                    <text:list text:style-name="a1103">
                      <text:list-item>
                        <text:p text:style-name="a1102" text:class-names="" text:cond-style-name=""><text:span text:style-name="a1101" text:class-names="">Third level</text:span></text:p>
                      </text:list-item>
                    </text:list>
                  </text:list-item>
                </text:list>
              </text:list-item>
            </text:list>
            <text:list text:style-name="a1106">
              <text:list-item>
                <text:list text:style-name="a1106">
                  <text:list-item>
                    <text:list text:style-name="a1106">
                      <text:list-item>
                        <text:list text:style-name="a1106">
                          <text:list-item>
                            <text:p text:style-name="a1105" text:class-names="" text:cond-style-name=""><text:span text:style-name="a1104" text:class-names="">Fourth level</text:span></text:p>
                          </text:list-item>
                        </text:list>
                      </text:list-item>
                    </text:list>
                  </text:list-item>
                </text:list>
              </text:list-item>
            </text:list>
            <text:list text:style-name="a1109">
              <text:list-item>
                <text:list text:style-name="a1109">
                  <text:list-item>
                    <text:list text:style-name="a1109">
                      <text:list-item>
                        <text:list text:style-name="a1109">
                          <text:list-item>
                            <text:list text:style-name="a1109">
                              <text:list-item>
                                <text:p text:style-name="a1108" text:class-names="" text:cond-style-name=""><text:span text:style-name="a1107" text:class-names="">Fifth level</text:span></text:p>
                              </text:list-item>
                            </text:list>
                          </text:list-item>
                        </text:list>
                      </text:list-item>
                    </text:list>
                  </text:list-item>
                </text:list>
              </text:list-item>
            </text:list>
          </draw:text-box>
          <svg:title/>
          <svg:desc/>
        </draw:frame>
        <draw:frame draw:id="id15" presentation:style-name="a1113" draw:name="Footer Placeholder 5" svg:x="0in" svg:y="9.49826in" svg:width="3.25in" svg:height="0.50174in" presentation:class="footer" presentation:placeholder="false">
          <draw:text-box>
            <text:p text:style-name="a1112" text:class-names="" text:cond-style-name=""><text:span text:style-name="a1111" text:class-names=""/></text:p>
          </draw:text-box>
          <svg:title/>
          <svg:desc/>
        </draw:frame>
        <draw:frame draw:id="id16" presentation:style-name="a1116" draw:name="Slide Number Placeholder 6" svg:x="4.24826in" svg:y="9.49826in" svg:width="3.25in" svg:height="0.50174in" presentation:class="page-number" presentation:placeholder="false">
          <draw:text-box>
            <text:p text:style-name="a1115" text:class-names="" text:cond-style-name=""><text:span text:style-name="a111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rduino Sensing Temperature and Level of Light in the Room</dc:title>
    <meta:initial-creator>satish waghmare</meta:initial-creator>
    <dc:creator>satish waghmare</dc:creator>
    <meta:creation-date>2016-12-06T15:06:06Z</meta:creation-date>
    <dc:date>2016-12-07T07:17:17Z</dc:date>
    <meta:template xlink:href="Slice" xlink:type="simple"/>
    <meta:editing-cycles>30</meta:editing-cycles>
    <meta:editing-duration>PT49877S</meta:editing-duration>
    <meta:document-statistic meta:paragraph-count="92" meta:word-count="478"/>
  </office:meta>
</office:document-meta>
</file>